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5cm"/>
    </style:style>
    <style:style style:name="co2" style:family="table-column">
      <style:table-column-properties fo:break-before="auto" style:column-width="1.843cm"/>
    </style:style>
    <style:style style:name="co3" style:family="table-column">
      <style:table-column-properties fo:break-before="auto" style:column-width="4.23cm"/>
    </style:style>
    <style:style style:name="co4" style:family="table-column">
      <style:table-column-properties fo:break-before="auto" style:column-width="6.105cm"/>
    </style:style>
    <style:style style:name="co5" style:family="table-column">
      <style:table-column-properties fo:break-before="auto" style:column-width="4.207cm"/>
    </style:style>
    <style:style style:name="co6" style:family="table-column">
      <style:table-column-properties fo:break-before="auto" style:column-width="4.471cm"/>
    </style:style>
    <style:style style:name="co7" style:family="table-column">
      <style:table-column-properties fo:break-before="auto" style:column-width="3.72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style:style style:name="ce3" style:family="table-cell" style:parent-style-name="Default" style:data-style-name="N37"/>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4" table:default-cell-style-name="Default"/>
        <table:table-row table:style-name="ro1">
          <table:table-cell office:value-type="string">
            <text:p>Aero Blasters (USA)</text:p>
          </table:table-cell>
          <table:table-cell office:value-type="float" office:value="1990">
            <text:p>1990</text:p>
          </table:table-cell>
          <table:table-cell office:value-type="string">
            <text:p>ESRB - E (Everyone)</text:p>
          </table:table-cell>
          <table:table-cell office:value-type="string">
            <text:p>Aero Blasters </text:p>
          </table:table-cell>
          <table:table-cell office:value-type="string">
            <text:p>NEC Technologies, Inc.</text:p>
          </table:table-cell>
          <table:table-cell office:value-type="string">
            <text:p>Kaneko Co., Ltd</text:p>
          </table:table-cell>
          <table:table-cell office:value-type="string">
            <text:p>Shoot-'Em-Up</text:p>
          </table:table-cell>
          <table:table-cell table:style-name="ce2" office:value-type="string">
            <text:p>3.8</text:p>
          </table:table-cell>
          <table:table-cell office:value-type="string">
            <text:p>1-2 Players</text:p>
          </table:table-cell>
          <table:table-cell office:value-type="string">
            <text:p>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ero Blasters (USA)&quot;&gt; &lt;year&gt;1990&lt;/year&gt; &lt;rating&gt;ESRB - E (Everyone)&lt;/rating&gt; &lt;title&gt;Aero Blasters &lt;/title&gt; &lt;pub&gt;NEC Technologies, Inc.&lt;/pub&gt; &lt;dev&gt;Kaneko Co., Ltd&lt;/dev&gt; &lt;genre&gt;Shoot-'Em-Up&lt;/genre&gt; &lt;score&gt;3.8&lt;/score&gt; &lt;player&gt;1-2 Players&lt;/player&gt; &lt;story&gt;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lt;/story&gt; &lt;/game&gt;">
            <text:p>&lt;game name="Aero Blasters (USA)"&gt; &lt;year&gt;1990&lt;/year&gt; &lt;rating&gt;ESRB - E (Everyone)&lt;/rating&gt; &lt;title&gt;Aero Blasters &lt;/title&gt; &lt;pub&gt;NEC Technologies, Inc.&lt;/pub&gt; &lt;dev&gt;Kaneko Co., Ltd&lt;/dev&gt; &lt;genre&gt;Shoot-'Em-Up&lt;/genre&gt; &lt;score&gt;3.8&lt;/score&gt; &lt;player&gt;1-2 Players&lt;/player&gt; &lt;story&gt;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lt;/story&gt; &lt;/game&gt;</text:p>
          </table:table-cell>
        </table:table-row>
        <table:table-row table:style-name="ro1">
          <table:table-cell office:value-type="string">
            <text:p>Air Zonk (USA)</text:p>
          </table:table-cell>
          <table:table-cell office:value-type="float" office:value="1992">
            <text:p>1992</text:p>
          </table:table-cell>
          <table:table-cell office:value-type="string">
            <text:p>ESRB - E (Everyone)</text:p>
          </table:table-cell>
          <table:table-cell office:value-type="string">
            <text:p>Air Zonk </text:p>
          </table:table-cell>
          <table:table-cell office:value-type="string">
            <text:p>NEC Technologies, Inc.</text:p>
          </table:table-cell>
          <table:table-cell office:value-type="string">
            <text:p>Naxat Soft</text:p>
          </table:table-cell>
          <table:table-cell office:value-type="string">
            <text:p>Shoot-'Em-Up</text:p>
          </table:table-cell>
          <table:table-cell table:style-name="ce2" office:value-type="string">
            <text:p>4.4</text:p>
          </table:table-cell>
          <table:table-cell office:value-type="string">
            <text:p>1 Player</text:p>
          </table:table-cell>
          <table:table-cell office:value-type="string">
            <text:p>In 1992, Hudson Soft expanded upon the Bonk's Adventure franchise they had built by creating Air Zonk, a 2D side-scrolling "cute 'em up" shooter set in a cyberpunk-esque future. While Air Zonk differed from its successor in terms of gameplay, the cartoonish style of the Bonk series could still be seen all throughout the game, especially in the graphics, the characters, &amp; of course, Zonk himself.****Air Zonk may appear to feature a candy cartoon coating on the outside, but it's still a traditional shoot-'em-up at heart. You still have a selection of your basic weapon power-ups (8 in total here), but spread guns &amp; powerful bursts are now represented by killer decks of cards &amp; giant metal mandibles. Large, imposing endbosses are still the norm, but here your foes range from giant heaps of living garbage to killer football players. And outer space? Who needs to blow up things there when you have other venues (5 in total) such as a gigantic stadium to do it in?****In addition to all of this, Air Zonk gives you a feature that allows you to choose from one of 10 "friends" at the beginning of each level who will fight by your side once you pick up a certain power-up. These friends range from giant scud missiles to living dump trucks to floating cow-things, among others. Pick up another power-up, &amp; Zonk &amp; his friend combine to create a powerful hybrid form, featuring some of the strangest attacks you may ever see in a video game.****So will Zonk be able to defeat King Drool, rescue the moon from his clutches, &amp; save the world? As usual, the answer is up to you...</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ir Zonk (USA)&quot;&gt; &lt;year&gt;1992&lt;/year&gt; &lt;rating&gt;ESRB - E (Everyone)&lt;/rating&gt; &lt;title&gt;Air Zonk &lt;/title&gt; &lt;pub&gt;NEC Technologies, Inc.&lt;/pub&gt; &lt;dev&gt;Naxat Soft&lt;/dev&gt; &lt;genre&gt;Shoot-'Em-Up&lt;/genre&gt; &lt;score&gt;4.4&lt;/score&gt; &lt;player&gt;1 Player&lt;/player&gt; &lt;story&gt;In 1992, Hudson Soft expanded upon the Bonk's Adventure franchise they had built by creating Air Zonk, a 2D side-scrolling &quot;cute 'em up&quot; shooter set in a cyberpunk-esque future. While Air Zonk differed from its successor in terms of gameplay, the cartoonish style of the Bonk series could still be seen all throughout the game, especially in the graphics, the characters, &amp; of course, Zonk himself.****Air Zonk may appear to feature a candy cartoon coating on the outside, but it's still a traditional shoot-'em-up at heart. You still have a selection of your basic weapon power-ups (8 in total here), but spread guns &amp; powerful bursts are now represented by killer decks of cards &amp; giant metal mandibles. Large, imposing endbosses are still the norm, but here your foes range from giant heaps of living garbage to killer football players. And outer space? Who needs to blow up things there when you have other venues (5 in total) such as a gigantic stadium to do it in?****In addition to all of this, Air Zonk gives you a feature that allows you to choose from one of 10 &quot;friends&quot; at the beginning of each level who will fight by your side once you pick up a certain power-up. These friends range from giant scud missiles to living dump trucks to floating cow-things, among others. Pick up another power-up, &amp; Zonk &amp; his friend combine to create a powerful hybrid form, featuring some of the strangest attacks you may ever see in a video game.****So will Zonk be able to defeat King Drool, rescue the moon from his clutches, &amp; save the world? As usual, the answer is up to you...&lt;/story&gt; &lt;/game&gt;">
            <text:p>&lt;game name="Air Zonk (USA)"&gt; &lt;year&gt;1992&lt;/year&gt; &lt;rating&gt;ESRB - E (Everyone)&lt;/rating&gt; &lt;title&gt;Air Zonk &lt;/title&gt; &lt;pub&gt;NEC Technologies, Inc.&lt;/pub&gt; &lt;dev&gt;Naxat Soft&lt;/dev&gt; &lt;genre&gt;Shoot-'Em-Up&lt;/genre&gt; &lt;score&gt;4.4&lt;/score&gt; &lt;player&gt;1 Player&lt;/player&gt; &lt;story&gt;In 1992, Hudson Soft expanded upon the Bonk's Adventure franchise they had built by creating Air Zonk, a 2D side-scrolling "cute 'em up" shooter set in a cyberpunk-esque future. While Air Zonk differed from its successor in terms of gameplay, the cartoonish style of the Bonk series could still be seen all throughout the game, especially in the graphics, the characters, &amp; of course, Zonk himself.****Air Zonk may appear to feature a candy cartoon coating on the outside, but it's still a traditional shoot-'em-up at heart. You still have a selection of your basic weapon power-ups (8 in total here), but spread guns &amp; powerful bursts are now represented by killer decks of cards &amp; giant metal mandibles. Large, imposing endbosses are still the norm, but here your foes range from giant heaps of living garbage to killer football players. And outer space? Who needs to blow up things there when you have other venues (5 in total) such as a gigantic stadium to do it in?****In addition to all of this, Air Zonk gives you a feature that allows you to choose from one of 10 "friends" at the beginning of each level who will fight by your side once you pick up a certain power-up. These friends range from giant scud missiles to living dump trucks to floating cow-things, among others. Pick up another power-up, &amp; Zonk &amp; his friend combine to create a powerful hybrid form, featuring some of the strangest attacks you may ever see in a video game.****So will Zonk be able to defeat King Drool, rescue the moon from his clutches, &amp; save the world? As usual, the answer is up to you...&lt;/story&gt; &lt;/game&gt;</text:p>
          </table:table-cell>
        </table:table-row>
        <table:table-row table:style-name="ro1">
          <table:table-cell office:value-type="string">
            <text:p>Alien Crush (USA)</text:p>
          </table:table-cell>
          <table:table-cell office:value-type="float" office:value="1989">
            <text:p>1989</text:p>
          </table:table-cell>
          <table:table-cell office:value-type="string">
            <text:p>ESRB - E (Everyone)</text:p>
          </table:table-cell>
          <table:table-cell office:value-type="string">
            <text:p>Alien Crush </text:p>
          </table:table-cell>
          <table:table-cell office:value-type="string">
            <text:p>NEC Technologies, Inc.</text:p>
          </table:table-cell>
          <table:table-cell office:value-type="string">
            <text:p>Compile</text:p>
          </table:table-cell>
          <table:table-cell office:value-type="string">
            <text:p>Pinball</text:p>
          </table:table-cell>
          <table:table-cell table:style-name="ce2" office:value-type="string">
            <text:p>4.0</text:p>
          </table:table-cell>
          <table:table-cell office:value-type="string">
            <text:p>1 Player</text:p>
          </table:table-cell>
          <table:table-cell office:value-type="string">
            <text:p>Alien Crush is an alien-themed video pinball game. <text:s/>The graphics feature strong similarities to the art from the "Alien" movies, and everything has a dark and sinister look.****The main table is two screens high. <text:s/>There are at least 3 bonus games that are accessible from the top screen. <text:s/>Bonus games consist of knocking out moving targets on a separate single-screen bonus table. <text:s/>The main table also has numerous moving targets and ball locks.</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lien Crush (USA)&quot;&gt; &lt;year&gt;1989&lt;/year&gt; &lt;rating&gt;ESRB - E (Everyone)&lt;/rating&gt; &lt;title&gt;Alien Crush &lt;/title&gt; &lt;pub&gt;NEC Technologies, Inc.&lt;/pub&gt; &lt;dev&gt;Compile&lt;/dev&gt; &lt;genre&gt;Pinball&lt;/genre&gt; &lt;score&gt;4.0&lt;/score&gt; &lt;player&gt;1 Player&lt;/player&gt; &lt;story&gt;Alien Crush is an alien-themed video pinball game.  The graphics feature strong similarities to the art from the &quot;Alien&quot; movies, and everything has a dark and sinister look.****The main table is two screens high.  There are at least 3 bonus games that are accessible from the top screen.  Bonus games consist of knocking out moving targets on a separate single-screen bonus table.  The main table also has numerous moving targets and ball locks.&lt;/story&gt; &lt;/game&gt;">
            <text:p>&lt;game name="Alien Crush (USA)"&gt; &lt;year&gt;1989&lt;/year&gt; &lt;rating&gt;ESRB - E (Everyone)&lt;/rating&gt; &lt;title&gt;Alien Crush &lt;/title&gt; &lt;pub&gt;NEC Technologies, Inc.&lt;/pub&gt; &lt;dev&gt;Compile&lt;/dev&gt; &lt;genre&gt;Pinball&lt;/genre&gt; &lt;score&gt;4.0&lt;/score&gt; &lt;player&gt;1 Player&lt;/player&gt; &lt;story&gt;Alien Crush is an alien-themed video pinball game. <text:s/>The graphics feature strong similarities to the art from the "Alien" movies, and everything has a dark and sinister look.****The main table is two screens high. <text:s/>There are at least 3 bonus games that are accessible from the top screen. <text:s/>Bonus games consist of knocking out moving targets on a separate single-screen bonus table. <text:s/>The main table also has numerous moving targets and ball locks.&lt;/story&gt; &lt;/game&gt;</text:p>
          </table:table-cell>
        </table:table-row>
        <table:table-row table:style-name="ro1">
          <table:table-cell office:value-type="string">
            <text:p>Ballistix (USA)</text:p>
          </table:table-cell>
          <table:table-cell office:value-type="float" office:value="1992">
            <text:p>1992</text:p>
          </table:table-cell>
          <table:table-cell office:value-type="string">
            <text:p>ESRB - E (Everyone)</text:p>
          </table:table-cell>
          <table:table-cell office:value-type="string">
            <text:p>Ballistix </text:p>
          </table:table-cell>
          <table:table-cell office:value-type="string">
            <text:p>NEC Technologies, Inc.</text:p>
          </table:table-cell>
          <table:table-cell office:value-type="string">
            <text:p>Psygnosis</text:p>
          </table:table-cell>
          <table:table-cell office:value-type="string">
            <text:p>Sports</text:p>
          </table:table-cell>
          <table:table-cell table:style-name="ce2" office:value-type="string">
            <text:p>1.5</text:p>
          </table:table-cell>
          <table:table-cell office:value-type="string">
            <text:p>1-2 Players</text:p>
          </table:table-cell>
          <table:table-cell office:value-type="string">
            <text:p>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allistix (USA)&quot;&gt; &lt;year&gt;1992&lt;/year&gt; &lt;rating&gt;ESRB - E (Everyone)&lt;/rating&gt; &lt;title&gt;Ballistix &lt;/title&gt; &lt;pub&gt;NEC Technologies, Inc.&lt;/pub&gt; &lt;dev&gt;Psygnosis&lt;/dev&gt; &lt;genre&gt;Sports&lt;/genre&gt; &lt;score&gt;1.5&lt;/score&gt; &lt;player&gt;1-2 Players&lt;/player&gt; &lt;story&gt;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lt;/story&gt; &lt;/game&gt;">
            <text:p>&lt;game name="Ballistix (USA)"&gt; &lt;year&gt;1992&lt;/year&gt; &lt;rating&gt;ESRB - E (Everyone)&lt;/rating&gt; &lt;title&gt;Ballistix &lt;/title&gt; &lt;pub&gt;NEC Technologies, Inc.&lt;/pub&gt; &lt;dev&gt;Psygnosis&lt;/dev&gt; &lt;genre&gt;Sports&lt;/genre&gt; &lt;score&gt;1.5&lt;/score&gt; &lt;player&gt;1-2 Players&lt;/player&gt; &lt;story&gt;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lt;/story&gt; &lt;/game&gt;</text:p>
          </table:table-cell>
        </table:table-row>
        <table:table-row table:style-name="ro1">
          <table:table-cell office:value-type="string">
            <text:p>Battle Royale (USA)</text:p>
          </table:table-cell>
          <table:table-cell office:value-type="float" office:value="1990">
            <text:p>1990</text:p>
          </table:table-cell>
          <table:table-cell office:value-type="string">
            <text:p>ESRB - E (Everyone)</text:p>
          </table:table-cell>
          <table:table-cell office:value-type="string">
            <text:p>Battle Royale </text:p>
          </table:table-cell>
          <table:table-cell office:value-type="string">
            <text:p>NEC Technologies, Inc.</text:p>
          </table:table-cell>
          <table:table-cell office:value-type="string">
            <text:p>Incredible Technologies Inc.</text:p>
          </table:table-cell>
          <table:table-cell office:value-type="string">
            <text:p>Sports/Wrestling</text:p>
          </table:table-cell>
          <table:table-cell table:style-name="ce2" office:value-type="string">
            <text:p>4.1</text:p>
          </table:table-cell>
          <table:table-cell office:value-type="string">
            <text:p>1-5 Players</text:p>
          </table:table-cell>
          <table:table-cell office:value-type="string">
            <text:p>Battle Royale is a wrestling game that presents last-man-standing type battles between up two five wrestlers. The game features three difficulty settings, five wrestlers to choose from, and two game modes. For single players only is the tournament mode, featuring 15 possible consecutive battles, beginning with one-on-ones and continuing up to a full five-man match. In the second mode, the number of competitors can be freely set for a single match. There is a catch in how a player chooses their wrestler, though: before the match, the fighters' managers duke it out on their way to select their favorite fighter - temporarily knocking out the opposition is encouraged. <text:s/>The matches take place in a side view of the ring. The A and B buttons are used for a variety of kicks and punches and the Select button can be used for an extra powerful attack. The goal is to toss the opponents out of the ring and remain the last man standing. <text:s/>The single match mode can be played by up to five human players.</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ttle Royale (USA)&quot;&gt; &lt;year&gt;1990&lt;/year&gt; &lt;rating&gt;ESRB - E (Everyone)&lt;/rating&gt; &lt;title&gt;Battle Royale &lt;/title&gt; &lt;pub&gt;NEC Technologies, Inc.&lt;/pub&gt; &lt;dev&gt;Incredible Technologies Inc.&lt;/dev&gt; &lt;genre&gt;Sports/Wrestling&lt;/genre&gt; &lt;score&gt;4.1&lt;/score&gt; &lt;player&gt;1-5 Players&lt;/player&gt; &lt;story&gt;Battle Royale is a wrestling game that presents last-man-standing type battles between up two five wrestlers. The game features three difficulty settings, five wrestlers to choose from, and two game modes. For single players only is the tournament mode, featuring 15 possible consecutive battles, beginning with one-on-ones and continuing up to a full five-man match. In the second mode, the number of competitors can be freely set for a single match. There is a catch in how a player chooses their wrestler, though: before the match, the fighters' managers duke it out on their way to select their favorite fighter - temporarily knocking out the opposition is encouraged.  The matches take place in a side view of the ring. The A and B buttons are used for a variety of kicks and punches and the Select button can be used for an extra powerful attack. The goal is to toss the opponents out of the ring and remain the last man standing.  The single match mode can be played by up to five human players.&lt;/story&gt; &lt;/game&gt;">
            <text:p>&lt;game name="Battle Royale (USA)"&gt; &lt;year&gt;1990&lt;/year&gt; &lt;rating&gt;ESRB - E (Everyone)&lt;/rating&gt; &lt;title&gt;Battle Royale &lt;/title&gt; &lt;pub&gt;NEC Technologies, Inc.&lt;/pub&gt; &lt;dev&gt;Incredible Technologies Inc.&lt;/dev&gt; &lt;genre&gt;Sports/Wrestling&lt;/genre&gt; &lt;score&gt;4.1&lt;/score&gt; &lt;player&gt;1-5 Players&lt;/player&gt; &lt;story&gt;Battle Royale is a wrestling game that presents last-man-standing type battles between up two five wrestlers. The game features three difficulty settings, five wrestlers to choose from, and two game modes. For single players only is the tournament mode, featuring 15 possible consecutive battles, beginning with one-on-ones and continuing up to a full five-man match. In the second mode, the number of competitors can be freely set for a single match. There is a catch in how a player chooses their wrestler, though: before the match, the fighters' managers duke it out on their way to select their favorite fighter - temporarily knocking out the opposition is encouraged. <text:s/>The matches take place in a side view of the ring. The A and B buttons are used for a variety of kicks and punches and the Select button can be used for an extra powerful attack. The goal is to toss the opponents out of the ring and remain the last man standing. <text:s/>The single match mode can be played by up to five human players.&lt;/story&gt; &lt;/game&gt;</text:p>
          </table:table-cell>
        </table:table-row>
        <table:table-row table:style-name="ro1">
          <table:table-cell office:value-type="string">
            <text:p>Blazing Lazers (USA)</text:p>
          </table:table-cell>
          <table:table-cell office:value-type="float" office:value="1989">
            <text:p>1989</text:p>
          </table:table-cell>
          <table:table-cell office:value-type="string">
            <text:p>ESRB - E (Everyone)</text:p>
          </table:table-cell>
          <table:table-cell office:value-type="string">
            <text:p>Blazing Lazers </text:p>
          </table:table-cell>
          <table:table-cell office:value-type="string">
            <text:p>NEC Technologies, Inc.</text:p>
          </table:table-cell>
          <table:table-cell office:value-type="string">
            <text:p>Compile</text:p>
          </table:table-cell>
          <table:table-cell office:value-type="string">
            <text:p>Shoot-'Em-Up</text:p>
          </table:table-cell>
          <table:table-cell table:style-name="ce2" office:value-type="string">
            <text:p>5.0</text:p>
          </table:table-cell>
          <table:table-cell office:value-type="string">
            <text:p>1 Player</text:p>
          </table:table-cell>
          <table:table-cell office:value-type="string">
            <text:p>Blazing Lazers is a top-down shooter featuring 9 levels of varied and fast-paced action. <text:s/>The story here is the usual save-the-world variety. You must pilot your ship against 8 super-weapons and ultimately destroy the menace once and for all.****The power-up system in Blazing Lazers deserves special mention. <text:s/>There are four main types of weapons, and each type of weapon can be upgraded several times to produce an incredible amount of firepower. <text:s/>In addition, there are secondary weapons systems that provide you with shields, homing missiles, multi-fire units, or super weapon power.</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lazing Lazers (USA)&quot;&gt; &lt;year&gt;1989&lt;/year&gt; &lt;rating&gt;ESRB - E (Everyone)&lt;/rating&gt; &lt;title&gt;Blazing Lazers &lt;/title&gt; &lt;pub&gt;NEC Technologies, Inc.&lt;/pub&gt; &lt;dev&gt;Compile&lt;/dev&gt; &lt;genre&gt;Shoot-'Em-Up&lt;/genre&gt; &lt;score&gt;5.0&lt;/score&gt; &lt;player&gt;1 Player&lt;/player&gt; &lt;story&gt;Blazing Lazers is a top-down shooter featuring 9 levels of varied and fast-paced action.  The story here is the usual save-the-world variety. You must pilot your ship against 8 super-weapons and ultimately destroy the menace once and for all.****The power-up system in Blazing Lazers deserves special mention.  There are four main types of weapons, and each type of weapon can be upgraded several times to produce an incredible amount of firepower.  In addition, there are secondary weapons systems that provide you with shields, homing missiles, multi-fire units, or super weapon power.&lt;/story&gt; &lt;/game&gt;">
            <text:p>&lt;game name="Blazing Lazers (USA)"&gt; &lt;year&gt;1989&lt;/year&gt; &lt;rating&gt;ESRB - E (Everyone)&lt;/rating&gt; &lt;title&gt;Blazing Lazers &lt;/title&gt; &lt;pub&gt;NEC Technologies, Inc.&lt;/pub&gt; &lt;dev&gt;Compile&lt;/dev&gt; &lt;genre&gt;Shoot-'Em-Up&lt;/genre&gt; &lt;score&gt;5.0&lt;/score&gt; &lt;player&gt;1 Player&lt;/player&gt; &lt;story&gt;Blazing Lazers is a top-down shooter featuring 9 levels of varied and fast-paced action. <text:s/>The story here is the usual save-the-world variety. You must pilot your ship against 8 super-weapons and ultimately destroy the menace once and for all.****The power-up system in Blazing Lazers deserves special mention. <text:s/>There are four main types of weapons, and each type of weapon can be upgraded several times to produce an incredible amount of firepower. <text:s/>In addition, there are secondary weapons systems that provide you with shields, homing missiles, multi-fire units, or super weapon power.&lt;/story&gt; &lt;/game&gt;</text:p>
          </table:table-cell>
        </table:table-row>
        <table:table-row table:style-name="ro1">
          <table:table-cell office:value-type="string">
            <text:p>Bloody Wolf (USA)</text:p>
          </table:table-cell>
          <table:table-cell office:value-type="float" office:value="1990">
            <text:p>1990</text:p>
          </table:table-cell>
          <table:table-cell office:value-type="string">
            <text:p>ESRB - E (Everyone)</text:p>
          </table:table-cell>
          <table:table-cell office:value-type="string">
            <text:p>Bloody Wolf </text:p>
          </table:table-cell>
          <table:table-cell office:value-type="string">
            <text:p>NEC Technologies, Inc.</text:p>
          </table:table-cell>
          <table:table-cell office:value-type="string">
            <text:p>Data East USA Inc.</text:p>
          </table:table-cell>
          <table:table-cell office:value-type="string">
            <text:p>Shoot-'Em-Up</text:p>
          </table:table-cell>
          <table:table-cell table:style-name="ce2" office:value-type="string">
            <text:p>4.0</text:p>
          </table:table-cell>
          <table:table-cell office:value-type="string">
            <text:p>1 Player</text:p>
          </table:table-cell>
          <table:table-cell office:value-type="string">
            <text:p>Snake and Eagle, two commandos of the Bloody Wolf special forces, receive instructions from their commander to destroy the enemy's heavily armed base to rescue the President and any allies who have been reported as MIA.****Based off the 1988 arcade game, this single-player, top-down, run and gun shooter takes a nod to Contra-style gameplay, allowing one of the two mercenaries to blast their way through eight levels of enemy opposition armed with only a knife and a machine gun. <text:s/>****Along the way, new weapons such as shotguns, bazookas, flash bombs and grenades grenades can be added to the arsenal, as well as health and defensive power-ups. <text:s/>Players can even find a motorcycle to ride in some areas, or swim through certain parts of a level.****The President and your fellow soldiers need you!</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loody Wolf (USA)&quot;&gt; &lt;year&gt;1990&lt;/year&gt; &lt;rating&gt;ESRB - E (Everyone)&lt;/rating&gt; &lt;title&gt;Bloody Wolf &lt;/title&gt; &lt;pub&gt;NEC Technologies, Inc.&lt;/pub&gt; &lt;dev&gt;Data East USA Inc.&lt;/dev&gt; &lt;genre&gt;Shoot-'Em-Up&lt;/genre&gt; &lt;score&gt;4.0&lt;/score&gt; &lt;player&gt;1 Player&lt;/player&gt; &lt;story&gt;Snake and Eagle, two commandos of the Bloody Wolf special forces, receive instructions from their commander to destroy the enemy's heavily armed base to rescue the President and any allies who have been reported as MIA.****Based off the 1988 arcade game, this single-player, top-down, run and gun shooter takes a nod to Contra-style gameplay, allowing one of the two mercenaries to blast their way through eight levels of enemy opposition armed with only a knife and a machine gun.  ****Along the way, new weapons such as shotguns, bazookas, flash bombs and grenades grenades can be added to the arsenal, as well as health and defensive power-ups.  Players can even find a motorcycle to ride in some areas, or swim through certain parts of a level.****The President and your fellow soldiers need you!&lt;/story&gt; &lt;/game&gt;">
            <text:p>&lt;game name="Bloody Wolf (USA)"&gt; &lt;year&gt;1990&lt;/year&gt; &lt;rating&gt;ESRB - E (Everyone)&lt;/rating&gt; &lt;title&gt;Bloody Wolf &lt;/title&gt; &lt;pub&gt;NEC Technologies, Inc.&lt;/pub&gt; &lt;dev&gt;Data East USA Inc.&lt;/dev&gt; &lt;genre&gt;Shoot-'Em-Up&lt;/genre&gt; &lt;score&gt;4.0&lt;/score&gt; &lt;player&gt;1 Player&lt;/player&gt; &lt;story&gt;Snake and Eagle, two commandos of the Bloody Wolf special forces, receive instructions from their commander to destroy the enemy's heavily armed base to rescue the President and any allies who have been reported as MIA.****Based off the 1988 arcade game, this single-player, top-down, run and gun shooter takes a nod to Contra-style gameplay, allowing one of the two mercenaries to blast their way through eight levels of enemy opposition armed with only a knife and a machine gun. <text:s/>****Along the way, new weapons such as shotguns, bazookas, flash bombs and grenades grenades can be added to the arsenal, as well as health and defensive power-ups. <text:s/>Players can even find a motorcycle to ride in some areas, or swim through certain parts of a level.****The President and your fellow soldiers need you!&lt;/story&gt; &lt;/game&gt;</text:p>
          </table:table-cell>
        </table:table-row>
        <table:table-row table:style-name="ro1">
          <table:table-cell office:value-type="string">
            <text:p>Bomberman '93 (USA)</text:p>
          </table:table-cell>
          <table:table-cell office:value-type="float" office:value="1992">
            <text:p>1992</text:p>
          </table:table-cell>
          <table:table-cell office:value-type="string">
            <text:p>ESRB - E (Everyone)</text:p>
          </table:table-cell>
          <table:table-cell office:value-type="string">
            <text:p>Bomberman '93 </text:p>
          </table:table-cell>
          <table:table-cell office:value-type="string">
            <text:p>Turbo Technologies, Inc.</text:p>
          </table:table-cell>
          <table:table-cell office:value-type="string">
            <text:p>Hudson Soft</text:p>
          </table:table-cell>
          <table:table-cell office:value-type="string">
            <text:p>Action</text:p>
          </table:table-cell>
          <table:table-cell table:style-name="ce2" office:value-type="string">
            <text:p>5.0</text:p>
          </table:table-cell>
          <table:table-cell office:value-type="string">
            <text:p>1-5 Players</text:p>
          </table:table-cell>
          <table:table-cell office:value-type="string">
            <text:p>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inactive" state, meaning that you cannot be transported to the next level until you blow up all the enemies and therefore making it "active".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omberman '93 (USA)&quot;&gt; &lt;year&gt;1992&lt;/year&gt; &lt;rating&gt;ESRB - E (Everyone)&lt;/rating&gt; &lt;title&gt;Bomberman '93 &lt;/title&gt; &lt;pub&gt;Turbo Technologies, Inc.&lt;/pub&gt; &lt;dev&gt;Hudson Soft&lt;/dev&gt; &lt;genre&gt;Action&lt;/genre&gt; &lt;score&gt;5.0&lt;/score&gt; &lt;player&gt;1-5 Players&lt;/player&gt; &lt;story&gt;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quot;inactive&quot; state, meaning that you cannot be transported to the next level until you blow up all the enemies and therefore making it &quot;active&quot;.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lt;/story&gt; &lt;/game&gt;">
            <text:p>&lt;game name="Bomberman '93 (USA)"&gt; &lt;year&gt;1992&lt;/year&gt; &lt;rating&gt;ESRB - E (Everyone)&lt;/rating&gt; &lt;title&gt;Bomberman '93 &lt;/title&gt; &lt;pub&gt;Turbo Technologies, Inc.&lt;/pub&gt; &lt;dev&gt;Hudson Soft&lt;/dev&gt; &lt;genre&gt;Action&lt;/genre&gt; &lt;score&gt;5.0&lt;/score&gt; &lt;player&gt;1-5 Players&lt;/player&gt; &lt;story&gt;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inactive" state, meaning that you cannot be transported to the next level until you blow up all the enemies and therefore making it "active".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lt;/story&gt; &lt;/game&gt;</text:p>
          </table:table-cell>
        </table:table-row>
        <table:table-row table:style-name="ro1">
          <table:table-cell office:value-type="string">
            <text:p>Bomberman (USA)</text:p>
          </table:table-cell>
          <table:table-cell office:value-type="float" office:value="1990">
            <text:p>1990</text:p>
          </table:table-cell>
          <table:table-cell office:value-type="string">
            <text:p>ESRB - E (Everyone)</text:p>
          </table:table-cell>
          <table:table-cell office:value-type="string">
            <text:p>Bomberman </text:p>
          </table:table-cell>
          <table:table-cell office:value-type="string">
            <text:p>NEC Technologies, Inc.</text:p>
          </table:table-cell>
          <table:table-cell office:value-type="string">
            <text:p>Hudson Soft</text:p>
          </table:table-cell>
          <table:table-cell office:value-type="string">
            <text:p>Puzzle</text:p>
          </table:table-cell>
          <table:table-cell table:style-name="ce2" office:value-type="string">
            <text:p>5.0</text:p>
          </table:table-cell>
          <table:table-cell office:value-type="string">
            <text:p>1-5 Players</text:p>
          </table:table-cell>
          <table:table-cell office:value-type="string">
            <text:p>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omberman (USA)&quot;&gt; &lt;year&gt;1990&lt;/year&gt; &lt;rating&gt;ESRB - E (Everyone)&lt;/rating&gt; &lt;title&gt;Bomberman &lt;/title&gt; &lt;pub&gt;NEC Technologies, Inc.&lt;/pub&gt; &lt;dev&gt;Hudson Soft&lt;/dev&gt; &lt;genre&gt;Puzzle&lt;/genre&gt; &lt;score&gt;5.0&lt;/score&gt; &lt;player&gt;1-5 Players&lt;/player&gt; &lt;story&gt;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lt;/story&gt; &lt;/game&gt;">
            <text:p>&lt;game name="Bomberman (USA)"&gt; &lt;year&gt;1990&lt;/year&gt; &lt;rating&gt;ESRB - E (Everyone)&lt;/rating&gt; &lt;title&gt;Bomberman &lt;/title&gt; &lt;pub&gt;NEC Technologies, Inc.&lt;/pub&gt; &lt;dev&gt;Hudson Soft&lt;/dev&gt; &lt;genre&gt;Puzzle&lt;/genre&gt; &lt;score&gt;5.0&lt;/score&gt; &lt;player&gt;1-5 Players&lt;/player&gt; &lt;story&gt;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lt;/story&gt; &lt;/game&gt;</text:p>
          </table:table-cell>
        </table:table-row>
        <table:table-row table:style-name="ro1">
          <table:table-cell office:value-type="string">
            <text:p>Bonk III - Bonk's Big Adventure (USA)</text:p>
          </table:table-cell>
          <table:table-cell office:value-type="float" office:value="1993">
            <text:p>1993</text:p>
          </table:table-cell>
          <table:table-cell office:value-type="string">
            <text:p>ESRB - E (Everyone)</text:p>
          </table:table-cell>
          <table:table-cell office:value-type="string">
            <text:p>Bonk III - Bonk's Big Adventure </text:p>
          </table:table-cell>
          <table:table-cell office:value-type="string">
            <text:p>Turbo Technologies, Inc.</text:p>
          </table:table-cell>
          <table:table-cell office:value-type="string">
            <text:p><text:s/>A.I </text:p>
          </table:table-cell>
          <table:table-cell office:value-type="string">
            <text:p>Platform</text:p>
          </table:table-cell>
          <table:table-cell table:style-name="ce2" office:value-type="string">
            <text:p>3.7</text:p>
          </table:table-cell>
          <table:table-cell office:value-type="string">
            <text:p>1-2 Players</text:p>
          </table:table-cell>
          <table:table-cell office:value-type="string">
            <text:p>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onk III - Bonk's Big Adventure (USA)&quot;&gt; &lt;year&gt;1993&lt;/year&gt; &lt;rating&gt;ESRB - E (Everyone)&lt;/rating&gt; &lt;title&gt;Bonk III - Bonk's Big Adventure &lt;/title&gt; &lt;pub&gt;Turbo Technologies, Inc.&lt;/pub&gt; &lt;dev&gt; A.I &lt;/dev&gt; &lt;genre&gt;Platform&lt;/genre&gt; &lt;score&gt;3.7&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
            <text:p>&lt;game name="Bonk III - Bonk's Big Adventure (USA)"&gt; &lt;year&gt;1993&lt;/year&gt; &lt;rating&gt;ESRB - E (Everyone)&lt;/rating&gt; &lt;title&gt;Bonk III - Bonk's Big Adventure &lt;/title&gt; &lt;pub&gt;Turbo Technologies, Inc.&lt;/pub&gt; &lt;dev&gt; A.I &lt;/dev&gt; &lt;genre&gt;Platform&lt;/genre&gt; &lt;score&gt;3.7&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text:p>
          </table:table-cell>
        </table:table-row>
        <table:table-row table:style-name="ro1">
          <table:table-cell office:value-type="string">
            <text:p>Bonk's Adventure (USA)</text:p>
          </table:table-cell>
          <table:table-cell office:value-type="float" office:value="1990">
            <text:p>1990</text:p>
          </table:table-cell>
          <table:table-cell office:value-type="string">
            <text:p>ESRB - E (Everyone)</text:p>
          </table:table-cell>
          <table:table-cell office:value-type="string">
            <text:p>Bonk's Adventure </text:p>
          </table:table-cell>
          <table:table-cell office:value-type="string">
            <text:p>NEC Technologies, Inc.</text:p>
          </table:table-cell>
          <table:table-cell office:value-type="string">
            <text:p>Red Company</text:p>
          </table:table-cell>
          <table:table-cell office:value-type="string">
            <text:p>Platform</text:p>
          </table:table-cell>
          <table:table-cell table:style-name="ce2" office:value-type="string">
            <text:p>4.8</text:p>
          </table:table-cell>
          <table:table-cell office:value-type="string">
            <text:p>1 Player</text:p>
          </table:table-cell>
          <table:table-cell office:value-type="string">
            <text:p>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onk's Adventure (USA)&quot;&gt; &lt;year&gt;1990&lt;/year&gt; &lt;rating&gt;ESRB - E (Everyone)&lt;/rating&gt; &lt;title&gt;Bonk's Adventure &lt;/title&gt; &lt;pub&gt;NEC Technologies, Inc.&lt;/pub&gt; &lt;dev&gt;Red Company&lt;/dev&gt; &lt;genre&gt;Platform&lt;/genre&gt; &lt;score&gt;4.8&lt;/score&gt; &lt;player&gt;1 Player&lt;/player&gt; &lt;story&gt;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lt;/story&gt; &lt;/game&gt;">
            <text:p>&lt;game name="Bonk's Adventure (USA)"&gt; &lt;year&gt;1990&lt;/year&gt; &lt;rating&gt;ESRB - E (Everyone)&lt;/rating&gt; &lt;title&gt;Bonk's Adventure &lt;/title&gt; &lt;pub&gt;NEC Technologies, Inc.&lt;/pub&gt; &lt;dev&gt;Red Company&lt;/dev&gt; &lt;genre&gt;Platform&lt;/genre&gt; &lt;score&gt;4.8&lt;/score&gt; &lt;player&gt;1 Player&lt;/player&gt; &lt;story&gt;Prehistoric platform game where you are in control of a baby and have to guide him through the levels avoiding all manner of strange nasties.****The game is very similar to every other platform game you have ever played, but it does have its own unique features such as the ability to climb vertical walls with your teeth and do a diving head butt from a jump. Power ups come in the form of lumps of meat and give extra speed and invulnerability in the later stages.****If you have ever played chuck rock then you know what to expect from this, a bog standard platform game with a prehistoric theme.&lt;/story&gt; &lt;/game&gt;</text:p>
          </table:table-cell>
        </table:table-row>
        <table:table-row table:style-name="ro1">
          <table:table-cell office:value-type="string">
            <text:p>Bonk's Revenge (USA)</text:p>
          </table:table-cell>
          <table:table-cell office:value-type="float" office:value="1991">
            <text:p>1991</text:p>
          </table:table-cell>
          <table:table-cell office:value-type="string">
            <text:p>ESRB - E (Everyone)</text:p>
          </table:table-cell>
          <table:table-cell office:value-type="string">
            <text:p>Bonk's Revenge </text:p>
          </table:table-cell>
          <table:table-cell office:value-type="string">
            <text:p>NEC Technologies, Inc.</text:p>
          </table:table-cell>
          <table:table-cell office:value-type="string">
            <text:p>Red Company</text:p>
          </table:table-cell>
          <table:table-cell office:value-type="string">
            <text:p>Platform</text:p>
          </table:table-cell>
          <table:table-cell table:style-name="ce2" office:value-type="string">
            <text:p>4.6</text:p>
          </table:table-cell>
          <table:table-cell office:value-type="string">
            <text:p>1 Player</text:p>
          </table:table-cell>
          <table:table-cell office:value-type="string">
            <text:p>Bonk has his revenge on King Drool III in his second game for the TurboGrafx. <text:s/>It's not exactly clear why Bonk is so vengeful, but it appears that King Drool is responsible. <text:s/>Bonk uses his over-sized cranium as a lethal weapon in this sequel.****The gameplay in this adventure is very similar to the first game. <text:s/>Bonk has <text:s/>head-butting, head-stomping, and fire-breathing moves when he eats some spicy meat.</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onk's Revenge (USA)&quot;&gt; &lt;year&gt;1991&lt;/year&gt; &lt;rating&gt;ESRB - E (Everyone)&lt;/rating&gt; &lt;title&gt;Bonk's Revenge &lt;/title&gt; &lt;pub&gt;NEC Technologies, Inc.&lt;/pub&gt; &lt;dev&gt;Red Company&lt;/dev&gt; &lt;genre&gt;Platform&lt;/genre&gt; &lt;score&gt;4.6&lt;/score&gt; &lt;player&gt;1 Player&lt;/player&gt; &lt;story&gt;Bonk has his revenge on King Drool III in his second game for the TurboGrafx.  It's not exactly clear why Bonk is so vengeful, but it appears that King Drool is responsible.  Bonk uses his over-sized cranium as a lethal weapon in this sequel.****The gameplay in this adventure is very similar to the first game.  Bonk has  head-butting, head-stomping, and fire-breathing moves when he eats some spicy meat.&lt;/story&gt; &lt;/game&gt;">
            <text:p>&lt;game name="Bonk's Revenge (USA)"&gt; &lt;year&gt;1991&lt;/year&gt; &lt;rating&gt;ESRB - E (Everyone)&lt;/rating&gt; &lt;title&gt;Bonk's Revenge &lt;/title&gt; &lt;pub&gt;NEC Technologies, Inc.&lt;/pub&gt; &lt;dev&gt;Red Company&lt;/dev&gt; &lt;genre&gt;Platform&lt;/genre&gt; &lt;score&gt;4.6&lt;/score&gt; &lt;player&gt;1 Player&lt;/player&gt; &lt;story&gt;Bonk has his revenge on King Drool III in his second game for the TurboGrafx. <text:s/>It's not exactly clear why Bonk is so vengeful, but it appears that King Drool is responsible. <text:s/>Bonk uses his over-sized cranium as a lethal weapon in this sequel.****The gameplay in this adventure is very similar to the first game. <text:s/>Bonk has <text:s/>head-butting, head-stomping, and fire-breathing moves when he eats some spicy meat.&lt;/story&gt; &lt;/game&gt;</text:p>
          </table:table-cell>
        </table:table-row>
        <table:table-row table:style-name="ro1">
          <table:table-cell office:value-type="string">
            <text:p>Boxyboy (USA)</text:p>
          </table:table-cell>
          <table:table-cell office:value-type="float" office:value="1990">
            <text:p>1990</text:p>
          </table:table-cell>
          <table:table-cell office:value-type="string">
            <text:p>ESRB - E (Everyone)</text:p>
          </table:table-cell>
          <table:table-cell office:value-type="string">
            <text:p>Boxyboy </text:p>
          </table:table-cell>
          <table:table-cell office:value-type="string">
            <text:p>NEC Technologies, Inc.</text:p>
          </table:table-cell>
          <table:table-cell office:value-type="string">
            <text:p>Thinking Rabbit Co. Ltd</text:p>
          </table:table-cell>
          <table:table-cell office:value-type="string">
            <text:p>Puzzle</text:p>
          </table:table-cell>
          <table:table-cell table:style-name="ce2" office:value-type="string">
            <text:p>3.7</text:p>
          </table:table-cell>
          <table:table-cell office:value-type="string">
            <text:p>1 Player</text:p>
          </table:table-cell>
          <table:table-cell office:value-type="string">
            <text:p>Boxyboy is a Soko-Ban variant, explicitly based on the gameplay of the original version by Thinking Rabbit. The gameplay is unchanged, but the game features 250 new levels. They take place in five different countries with their own graphics set. <text:s/>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oxyboy (USA)&quot;&gt; &lt;year&gt;1990&lt;/year&gt; &lt;rating&gt;ESRB - E (Everyone)&lt;/rating&gt; &lt;title&gt;Boxyboy &lt;/title&gt; &lt;pub&gt;NEC Technologies, Inc.&lt;/pub&gt; &lt;dev&gt;Thinking Rabbit Co. Ltd&lt;/dev&gt; &lt;genre&gt;Puzzle&lt;/genre&gt; &lt;score&gt;3.7&lt;/score&gt; &lt;player&gt;1 Player&lt;/player&gt; &lt;story&gt;Boxyboy is a Soko-Ban variant, explicitly based on the gameplay of the original version by Thinking Rabbit. The gameplay is unchanged, but the game features 250 new levels. They take place in five different countries with their own graphics set.  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lt;/story&gt; &lt;/game&gt;">
            <text:p>&lt;game name="Boxyboy (USA)"&gt; &lt;year&gt;1990&lt;/year&gt; &lt;rating&gt;ESRB - E (Everyone)&lt;/rating&gt; &lt;title&gt;Boxyboy &lt;/title&gt; &lt;pub&gt;NEC Technologies, Inc.&lt;/pub&gt; &lt;dev&gt;Thinking Rabbit Co. Ltd&lt;/dev&gt; &lt;genre&gt;Puzzle&lt;/genre&gt; &lt;score&gt;3.7&lt;/score&gt; &lt;player&gt;1 Player&lt;/player&gt; &lt;story&gt;Boxyboy is a Soko-Ban variant, explicitly based on the gameplay of the original version by Thinking Rabbit. The gameplay is unchanged, but the game features 250 new levels. They take place in five different countries with their own graphics set. <text:s/>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lt;/story&gt; &lt;/game&gt;</text:p>
          </table:table-cell>
        </table:table-row>
        <table:table-row table:style-name="ro1">
          <table:table-cell office:value-type="string">
            <text:p>Bravoman (USA)</text:p>
          </table:table-cell>
          <table:table-cell office:value-type="float" office:value="1990">
            <text:p>1990</text:p>
          </table:table-cell>
          <table:table-cell office:value-type="string">
            <text:p>ESRB - E (Everyone)</text:p>
          </table:table-cell>
          <table:table-cell office:value-type="string">
            <text:p>Bravoman </text:p>
          </table:table-cell>
          <table:table-cell office:value-type="string">
            <text:p>NEC Technologies, Inc.</text:p>
          </table:table-cell>
          <table:table-cell office:value-type="string">
            <text:p>Now Production</text:p>
          </table:table-cell>
          <table:table-cell office:value-type="string">
            <text:p>Beat-'Em-Up</text:p>
          </table:table-cell>
          <table:table-cell table:style-name="ce2" office:value-type="string">
            <text:p>2.0</text:p>
          </table:table-cell>
          <table:table-cell office:value-type="string">
            <text:p>1 Player</text:p>
          </table:table-cell>
          <table:table-cell office:value-type="string">
            <text:p>The evil Dr. Bomb has taken over Nitta village and only you, an ordinary salary man, can stop his evil plans by transforming into the fabulous superhero Bravoman!****The game is a side-scrolling action platformer. As Bravoman, you have the power to elongate your members depending on how long you press each button allowing you to jump higher or punch enemies on the other side of the screen.****Features 22 stages filled with bizarre settings and enemies, all rendered using colorful 2D graphic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ravoman (USA)&quot;&gt; &lt;year&gt;1990&lt;/year&gt; &lt;rating&gt;ESRB - E (Everyone)&lt;/rating&gt; &lt;title&gt;Bravoman &lt;/title&gt; &lt;pub&gt;NEC Technologies, Inc.&lt;/pub&gt; &lt;dev&gt;Now Production&lt;/dev&gt; &lt;genre&gt;Beat-'Em-Up&lt;/genre&gt; &lt;score&gt;2.0&lt;/score&gt; &lt;player&gt;1 Player&lt;/player&gt; &lt;story&gt;The evil Dr. Bomb has taken over Nitta village and only you, an ordinary salary man, can stop his evil plans by transforming into the fabulous superhero Bravoman!****The game is a side-scrolling action platformer. As Bravoman, you have the power to elongate your members depending on how long you press each button allowing you to jump higher or punch enemies on the other side of the screen.****Features 22 stages filled with bizarre settings and enemies, all rendered using colorful 2D graphics.&lt;/story&gt; &lt;/game&gt;">
            <text:p>&lt;game name="Bravoman (USA)"&gt; &lt;year&gt;1990&lt;/year&gt; &lt;rating&gt;ESRB - E (Everyone)&lt;/rating&gt; &lt;title&gt;Bravoman &lt;/title&gt; &lt;pub&gt;NEC Technologies, Inc.&lt;/pub&gt; &lt;dev&gt;Now Production&lt;/dev&gt; &lt;genre&gt;Beat-'Em-Up&lt;/genre&gt; &lt;score&gt;2.0&lt;/score&gt; &lt;player&gt;1 Player&lt;/player&gt; &lt;story&gt;The evil Dr. Bomb has taken over Nitta village and only you, an ordinary salary man, can stop his evil plans by transforming into the fabulous superhero Bravoman!****The game is a side-scrolling action platformer. As Bravoman, you have the power to elongate your members depending on how long you press each button allowing you to jump higher or punch enemies on the other side of the screen.****Features 22 stages filled with bizarre settings and enemies, all rendered using colorful 2D graphics.&lt;/story&gt; &lt;/game&gt;</text:p>
          </table:table-cell>
        </table:table-row>
        <table:table-row table:style-name="ro1">
          <table:table-cell office:value-type="string">
            <text:p>Cadash (USA)</text:p>
          </table:table-cell>
          <table:table-cell office:value-type="float" office:value="1991">
            <text:p>1991</text:p>
          </table:table-cell>
          <table:table-cell office:value-type="string">
            <text:p>ESRB - E (Everyone)</text:p>
          </table:table-cell>
          <table:table-cell office:value-type="string">
            <text:p>Cadash </text:p>
          </table:table-cell>
          <table:table-cell office:value-type="string">
            <text:p>Working Designs</text:p>
          </table:table-cell>
          <table:table-cell office:value-type="string">
            <text:p>Taito Corp.</text:p>
          </table:table-cell>
          <table:table-cell office:value-type="string">
            <text:p>Action/Role Playing</text:p>
          </table:table-cell>
          <table:table-cell table:style-name="ce2" office:value-type="string">
            <text:p>3.8</text:p>
          </table:table-cell>
          <table:table-cell office:value-type="string">
            <text:p>1-2 Players</text:p>
          </table:table-cell>
          <table:table-cell office:value-type="string">
            <text:p>Trouble is in the kingdom of Dilsarl: the young, beautiful princess Salasa was abducted by the evil arch-mage Balrog! The king seeks help by the four best warriors of the country. Your task is clear, but not so simple: find Balrog, destroy his evil minions and other monsters who try to stop you, and rescue the princess!****This is a platform action RPG. You choose one of the four character classes in the beginning of the game: fighter, priestess, mage, or ninja. You fight your way through dungeons, attacking physically or casting spells (as priestess or mage). Like in regular platform games, there are places where you should jump, duck, or climb. You gain experience for defeating monsters, and your level rises in a true RPG fashion.</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Cadash (USA)&quot;&gt; &lt;year&gt;1991&lt;/year&gt; &lt;rating&gt;ESRB - E (Everyone)&lt;/rating&gt; &lt;title&gt;Cadash &lt;/title&gt; &lt;pub&gt;Working Designs&lt;/pub&gt; &lt;dev&gt;Taito Corp.&lt;/dev&gt; &lt;genre&gt;Action/Role Playing&lt;/genre&gt; &lt;score&gt;3.8&lt;/score&gt; &lt;player&gt;1-2 Players&lt;/player&gt; &lt;story&gt;Trouble is in the kingdom of Dilsarl: the young, beautiful princess Salasa was abducted by the evil arch-mage Balrog! The king seeks help by the four best warriors of the country. Your task is clear, but not so simple: find Balrog, destroy his evil minions and other monsters who try to stop you, and rescue the princess!****This is a platform action RPG. You choose one of the four character classes in the beginning of the game: fighter, priestess, mage, or ninja. You fight your way through dungeons, attacking physically or casting spells (as priestess or mage). Like in regular platform games, there are places where you should jump, duck, or climb. You gain experience for defeating monsters, and your level rises in a true RPG fashion.&lt;/story&gt; &lt;/game&gt;">
            <text:p>&lt;game name="Cadash (USA)"&gt; &lt;year&gt;1991&lt;/year&gt; &lt;rating&gt;ESRB - E (Everyone)&lt;/rating&gt; &lt;title&gt;Cadash &lt;/title&gt; &lt;pub&gt;Working Designs&lt;/pub&gt; &lt;dev&gt;Taito Corp.&lt;/dev&gt; &lt;genre&gt;Action/Role Playing&lt;/genre&gt; &lt;score&gt;3.8&lt;/score&gt; &lt;player&gt;1-2 Players&lt;/player&gt; &lt;story&gt;Trouble is in the kingdom of Dilsarl: the young, beautiful princess Salasa was abducted by the evil arch-mage Balrog! The king seeks help by the four best warriors of the country. Your task is clear, but not so simple: find Balrog, destroy his evil minions and other monsters who try to stop you, and rescue the princess!****This is a platform action RPG. You choose one of the four character classes in the beginning of the game: fighter, priestess, mage, or ninja. You fight your way through dungeons, attacking physically or casting spells (as priestess or mage). Like in regular platform games, there are places where you should jump, duck, or climb. You gain experience for defeating monsters, and your level rises in a true RPG fashion.&lt;/story&gt; &lt;/game&gt;</text:p>
          </table:table-cell>
        </table:table-row>
        <table:table-row table:style-name="ro1">
          <table:table-cell office:value-type="string">
            <text:p>Champions Forever Boxing (USA)</text:p>
          </table:table-cell>
          <table:table-cell office:value-type="float" office:value="1991">
            <text:p>1991</text:p>
          </table:table-cell>
          <table:table-cell office:value-type="string">
            <text:p>ESRB - E (Everyone)</text:p>
          </table:table-cell>
          <table:table-cell office:value-type="string">
            <text:p>Champions Forever Boxing </text:p>
          </table:table-cell>
          <table:table-cell office:value-type="string">
            <text:p>NEC Technologies, Inc.</text:p>
          </table:table-cell>
          <table:table-cell office:value-type="string">
            <text:p>Distinctive Software, Inc.</text:p>
          </table:table-cell>
          <table:table-cell office:value-type="string">
            <text:p>Sports/Boxing</text:p>
          </table:table-cell>
          <table:table-cell table:style-name="ce2" office:value-type="string">
            <text:p>1.4</text:p>
          </table:table-cell>
          <table:table-cell office:value-type="string">
            <text:p>1-2 Players</text:p>
          </table:table-cell>
          <table:table-cell office:value-type="string">
            <text:p>Champions Forever Boxing is a boxing game licensed from the 1989 documentary about the sport, featuring the likenesses of five all-time greats: Ali, Foreman, Frazier, Holmes and Norton. Players can both control the legendary boxers or measure up against them in the ring. <text:s/>The game includes single player exhibition and career modes, a two-player versus mode and an auto-play mode which sees AI boxers taking each other on for demonstration. Career mode starts in 1968 and lasts up to fifteen years, with one fight per year, taking into account the actual historical standings of the featured boxers. In career mode, all fights last 12 rounds, while in the other modes the number of rounds can be set between 3 and 12. <text:s/>Fights are shown from the side of the ring. Controls allow for five different punches: Button II launches a jab, while button I in combination with a direction button enables left and right hooks, a body blow and an uppercut. Pressing Run blocks high, Run + Down blocks low. Clinching is possible when in close proximity and it is also possible to taunt the opponent with a showboating move. Strength and stamina meters show the condition of the boxer: the opponent landing a blow lowers strength, throwing punches lowers stamina. When strength is depleted, the boxer is knocked down and must button-mash to get back up, the difficulty of which increases with each knockdown. <text:s/>Rounds last 3 minutes. Between rounds, the corner screen appears for 30 seconds, showing judges' scores, statistics about punches landed, successful blocks and knockdowns made and a visualization of the damage to the boxers' faces. In the 30 seconds, it is possible to either regain strength or stamina or to increase the power of certain punches. <text:s/>Progress in career mode is stored via password or backup memory on a TurboGrafx-CD or with a TurboBooster-Plus.</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Champions Forever Boxing (USA)&quot;&gt; &lt;year&gt;1991&lt;/year&gt; &lt;rating&gt;ESRB - E (Everyone)&lt;/rating&gt; &lt;title&gt;Champions Forever Boxing &lt;/title&gt; &lt;pub&gt;NEC Technologies, Inc.&lt;/pub&gt; &lt;dev&gt;Distinctive Software, Inc.&lt;/dev&gt; &lt;genre&gt;Sports/Boxing&lt;/genre&gt; &lt;score&gt;1.4&lt;/score&gt; &lt;player&gt;1-2 Players&lt;/player&gt; &lt;story&gt;Champions Forever Boxing is a boxing game licensed from the 1989 documentary about the sport, featuring the likenesses of five all-time greats: Ali, Foreman, Frazier, Holmes and Norton. Players can both control the legendary boxers or measure up against them in the ring.  The game includes single player exhibition and career modes, a two-player versus mode and an auto-play mode which sees AI boxers taking each other on for demonstration. Career mode starts in 1968 and lasts up to fifteen years, with one fight per year, taking into account the actual historical standings of the featured boxers. In career mode, all fights last 12 rounds, while in the other modes the number of rounds can be set between 3 and 12.  Fights are shown from the side of the ring. Controls allow for five different punches: Button II launches a jab, while button I in combination with a direction button enables left and right hooks, a body blow and an uppercut. Pressing Run blocks high, Run + Down blocks low. Clinching is possible when in close proximity and it is also possible to taunt the opponent with a showboating move. Strength and stamina meters show the condition of the boxer: the opponent landing a blow lowers strength, throwing punches lowers stamina. When strength is depleted, the boxer is knocked down and must button-mash to get back up, the difficulty of which increases with each knockdown.  Rounds last 3 minutes. Between rounds, the corner screen appears for 30 seconds, showing judges' scores, statistics about punches landed, successful blocks and knockdowns made and a visualization of the damage to the boxers' faces. In the 30 seconds, it is possible to either regain strength or stamina or to increase the power of certain punches.  Progress in career mode is stored via password or backup memory on a TurboGrafx-CD or with a TurboBooster-Plus.&lt;/story&gt; &lt;/game&gt;">
            <text:p>&lt;game name="Champions Forever Boxing (USA)"&gt; &lt;year&gt;1991&lt;/year&gt; &lt;rating&gt;ESRB - E (Everyone)&lt;/rating&gt; &lt;title&gt;Champions Forever Boxing &lt;/title&gt; &lt;pub&gt;NEC Technologies, Inc.&lt;/pub&gt; &lt;dev&gt;Distinctive Software, Inc.&lt;/dev&gt; &lt;genre&gt;Sports/Boxing&lt;/genre&gt; &lt;score&gt;1.4&lt;/score&gt; &lt;player&gt;1-2 Players&lt;/player&gt; &lt;story&gt;Champions Forever Boxing is a boxing game licensed from the 1989 documentary about the sport, featuring the likenesses of five all-time greats: Ali, Foreman, Frazier, Holmes and Norton. Players can both control the legendary boxers or measure up against them in the ring. <text:s/>The game includes single player exhibition and career modes, a two-player versus mode and an auto-play mode which sees AI boxers taking each other on for demonstration. Career mode starts in 1968 and lasts up to fifteen years, with one fight per year, taking into account the actual historical standings of the featured boxers. In career mode, all fights last 12 rounds, while in the other modes the number of rounds can be set between 3 and 12. <text:s/>Fights are shown from the side of the ring. Controls allow for five different punches: Button II launches a jab, while button I in combination with a direction button enables left and right hooks, a body blow and an uppercut. Pressing Run blocks high, Run + Down blocks low. Clinching is possible when in close proximity and it is also possible to taunt the opponent with a showboating move. Strength and stamina meters show the condition of the boxer: the opponent landing a blow lowers strength, throwing punches lowers stamina. When strength is depleted, the boxer is knocked down and must button-mash to get back up, the difficulty of which increases with each knockdown. <text:s/>Rounds last 3 minutes. Between rounds, the corner screen appears for 30 seconds, showing judges' scores, statistics about punches landed, successful blocks and knockdowns made and a visualization of the damage to the boxers' faces. In the 30 seconds, it is possible to either regain strength or stamina or to increase the power of certain punches. <text:s/>Progress in career mode is stored via password or backup memory on a TurboGrafx-CD or with a TurboBooster-Plus.&lt;/story&gt; &lt;/game&gt;</text:p>
          </table:table-cell>
        </table:table-row>
        <table:table-row table:style-name="ro1">
          <table:table-cell office:value-type="string">
            <text:p>Chew Man Fu (USA)</text:p>
          </table:table-cell>
          <table:table-cell office:value-type="float" office:value="1990">
            <text:p>1990</text:p>
          </table:table-cell>
          <table:table-cell office:value-type="string">
            <text:p>ESRB - E (Everyone)</text:p>
          </table:table-cell>
          <table:table-cell office:value-type="string">
            <text:p>Chew Man Fu </text:p>
          </table:table-cell>
          <table:table-cell office:value-type="string">
            <text:p>NEC Technologies, Inc.</text:p>
          </table:table-cell>
          <table:table-cell office:value-type="string">
            <text:p>Now Production</text:p>
          </table:table-cell>
          <table:table-cell office:value-type="string">
            <text:p>Puzzle</text:p>
          </table:table-cell>
          <table:table-cell table:style-name="ce2" office:value-type="string">
            <text:p>4.4</text:p>
          </table:table-cell>
          <table:table-cell office:value-type="string">
            <text:p>1-2 Players</text:p>
          </table:table-cell>
          <table:table-cell office:value-type="string">
            <text:p>Chew Man Fu has set a curse to rob the world of fried rice, egg rolls and all its other favourite foods. To stop him you must work through 550 rounds, clearing them by placing four different coloured balls into the appropriately-coloured hole.****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Chew Man Fu (USA)&quot;&gt; &lt;year&gt;1990&lt;/year&gt; &lt;rating&gt;ESRB - E (Everyone)&lt;/rating&gt; &lt;title&gt;Chew Man Fu &lt;/title&gt; &lt;pub&gt;NEC Technologies, Inc.&lt;/pub&gt; &lt;dev&gt;Now Production&lt;/dev&gt; &lt;genre&gt;Puzzle&lt;/genre&gt; &lt;score&gt;4.4&lt;/score&gt; &lt;player&gt;1-2 Players&lt;/player&gt; &lt;story&gt;Chew Man Fu has set a curse to rob the world of fried rice, egg rolls and all its other favourite foods. To stop him you must work through 550 rounds, clearing them by placing four different coloured balls into the appropriately-coloured hole.****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lt;/story&gt; &lt;/game&gt;">
            <text:p>&lt;game name="Chew Man Fu (USA)"&gt; &lt;year&gt;1990&lt;/year&gt; &lt;rating&gt;ESRB - E (Everyone)&lt;/rating&gt; &lt;title&gt;Chew Man Fu &lt;/title&gt; &lt;pub&gt;NEC Technologies, Inc.&lt;/pub&gt; &lt;dev&gt;Now Production&lt;/dev&gt; &lt;genre&gt;Puzzle&lt;/genre&gt; &lt;score&gt;4.4&lt;/score&gt; &lt;player&gt;1-2 Players&lt;/player&gt; &lt;story&gt;Chew Man Fu has set a curse to rob the world of fried rice, egg rolls and all its other favourite foods. To stop him you must work through 550 rounds, clearing them by placing four different coloured balls into the appropriately-coloured hole.****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lt;/story&gt; &lt;/game&gt;</text:p>
          </table:table-cell>
        </table:table-row>
        <table:table-row table:style-name="ro1">
          <table:table-cell office:value-type="string">
            <text:p>China Warrior (USA)</text:p>
          </table:table-cell>
          <table:table-cell office:value-type="float" office:value="1989">
            <text:p>1989</text:p>
          </table:table-cell>
          <table:table-cell office:value-type="string">
            <text:p>ESRB - E (Everyone)</text:p>
          </table:table-cell>
          <table:table-cell office:value-type="string">
            <text:p>China Warrior </text:p>
          </table:table-cell>
          <table:table-cell office:value-type="string">
            <text:p>NEC Technologies, Inc.</text:p>
          </table:table-cell>
          <table:table-cell office:value-type="string">
            <text:p>Hudson Soft</text:p>
          </table:table-cell>
          <table:table-cell office:value-type="string">
            <text:p>Beat-'Em-Up</text:p>
          </table:table-cell>
          <table:table-cell table:style-name="ce2" office:value-type="string">
            <text:p>2.1</text:p>
          </table:table-cell>
          <table:table-cell office:value-type="string">
            <text:p>1 Player</text:p>
          </table:table-cell>
          <table:table-cell office:value-type="string">
            <text:p>China Warrior is a game in the spirit of Kung-Fu Master. <text:s/>The story is of a Kung-Fu warrior named Wang who sets out the destroy the Dark Emperor and liberate China. <text:s/>The gameplay is a side-scroller and the goal of the game is to make it to the end of the stage and battle its boss, bashing bad guys along the way. <text:s/>There are only three types of attack; punch, kick and jump-kick and there are four stages in all.</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China Warrior (USA)&quot;&gt; &lt;year&gt;1989&lt;/year&gt; &lt;rating&gt;ESRB - E (Everyone)&lt;/rating&gt; &lt;title&gt;China Warrior &lt;/title&gt; &lt;pub&gt;NEC Technologies, Inc.&lt;/pub&gt; &lt;dev&gt;Hudson Soft&lt;/dev&gt; &lt;genre&gt;Beat-'Em-Up&lt;/genre&gt; &lt;score&gt;2.1&lt;/score&gt; &lt;player&gt;1 Player&lt;/player&gt; &lt;story&gt;China Warrior is a game in the spirit of Kung-Fu Master.  The story is of a Kung-Fu warrior named Wang who sets out the destroy the Dark Emperor and liberate China.  The gameplay is a side-scroller and the goal of the game is to make it to the end of the stage and battle its boss, bashing bad guys along the way.  There are only three types of attack; punch, kick and jump-kick and there are four stages in all.&lt;/story&gt; &lt;/game&gt;">
            <text:p>&lt;game name="China Warrior (USA)"&gt; &lt;year&gt;1989&lt;/year&gt; &lt;rating&gt;ESRB - E (Everyone)&lt;/rating&gt; &lt;title&gt;China Warrior &lt;/title&gt; &lt;pub&gt;NEC Technologies, Inc.&lt;/pub&gt; &lt;dev&gt;Hudson Soft&lt;/dev&gt; &lt;genre&gt;Beat-'Em-Up&lt;/genre&gt; &lt;score&gt;2.1&lt;/score&gt; &lt;player&gt;1 Player&lt;/player&gt; &lt;story&gt;China Warrior is a game in the spirit of Kung-Fu Master. <text:s/>The story is of a Kung-Fu warrior named Wang who sets out the destroy the Dark Emperor and liberate China. <text:s/>The gameplay is a side-scroller and the goal of the game is to make it to the end of the stage and battle its boss, bashing bad guys along the way. <text:s/>There are only three types of attack; punch, kick and jump-kick and there are four stages in all.&lt;/story&gt; &lt;/game&gt;</text:p>
          </table:table-cell>
        </table:table-row>
        <table:table-row table:style-name="ro1">
          <table:table-cell office:value-type="string">
            <text:p>Cratermaze (USA)</text:p>
          </table:table-cell>
          <table:table-cell office:value-type="float" office:value="1990">
            <text:p>1990</text:p>
          </table:table-cell>
          <table:table-cell office:value-type="string">
            <text:p>ESRB - E (Everyone)</text:p>
          </table:table-cell>
          <table:table-cell office:value-type="string">
            <text:p>Cratermaze </text:p>
          </table:table-cell>
          <table:table-cell office:value-type="string">
            <text:p>NEC Technologies, Inc.</text:p>
          </table:table-cell>
          <table:table-cell office:value-type="string">
            <text:p>Hudson Soft</text:p>
          </table:table-cell>
          <table:table-cell office:value-type="string">
            <text:p>Action</text:p>
          </table:table-cell>
          <table:table-cell table:style-name="ce2" office:value-type="string">
            <text:p>4.3</text:p>
          </table:table-cell>
          <table:table-cell office:value-type="string">
            <text:p>1 Player</text:p>
          </table:table-cell>
          <table:table-cell office:value-type="string">
            <text:p>Cratermaze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Japanese release, Doraemon: Meikyu Daisakusen, features popular children's character Doraemon and his friends. The game is a conversion of the 1987 Nichibutsu coin-op Kid no Hore Hore Daisakusen, which also saw a modified Famicom version called Booby Kids.</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Cratermaze (USA)&quot;&gt; &lt;year&gt;1990&lt;/year&gt; &lt;rating&gt;ESRB - E (Everyone)&lt;/rating&gt; &lt;title&gt;Cratermaze &lt;/title&gt; &lt;pub&gt;NEC Technologies, Inc.&lt;/pub&gt; &lt;dev&gt;Hudson Soft&lt;/dev&gt; &lt;genre&gt;Action&lt;/genre&gt; &lt;score&gt;4.3&lt;/score&gt; &lt;player&gt;1 Player&lt;/player&gt; &lt;story&gt;Cratermaze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Japanese release, Doraemon: Meikyu Daisakusen, features popular children's character Doraemon and his friends. The game is a conversion of the 1987 Nichibutsu coin-op Kid no Hore Hore Daisakusen, which also saw a modified Famicom version called Booby Kids.&lt;/story&gt; &lt;/game&gt;">
            <text:p>&lt;game name="Cratermaze (USA)"&gt; &lt;year&gt;1990&lt;/year&gt; &lt;rating&gt;ESRB - E (Everyone)&lt;/rating&gt; &lt;title&gt;Cratermaze &lt;/title&gt; &lt;pub&gt;NEC Technologies, Inc.&lt;/pub&gt; &lt;dev&gt;Hudson Soft&lt;/dev&gt; &lt;genre&gt;Action&lt;/genre&gt; &lt;score&gt;4.3&lt;/score&gt; &lt;player&gt;1 Player&lt;/player&gt; &lt;story&gt;Cratermaze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Japanese release, Doraemon: Meikyu Daisakusen, features popular children's character Doraemon and his friends. The game is a conversion of the 1987 Nichibutsu coin-op Kid no Hore Hore Daisakusen, which also saw a modified Famicom version called Booby Kids.&lt;/story&gt; &lt;/game&gt;</text:p>
          </table:table-cell>
        </table:table-row>
        <table:table-row table:style-name="ro1">
          <table:table-cell office:value-type="string">
            <text:p>Cyber Core (USA)</text:p>
          </table:table-cell>
          <table:table-cell office:value-type="float" office:value="1990">
            <text:p>1990</text:p>
          </table:table-cell>
          <table:table-cell office:value-type="string">
            <text:p>ESRB - E (Everyone)</text:p>
          </table:table-cell>
          <table:table-cell office:value-type="string">
            <text:p>Cyber Core </text:p>
          </table:table-cell>
          <table:table-cell office:value-type="string">
            <text:p>NEC Technologies, Inc.</text:p>
          </table:table-cell>
          <table:table-cell office:value-type="string">
            <text:p>IGS Soft</text:p>
          </table:table-cell>
          <table:table-cell office:value-type="string">
            <text:p>Shoot-'Em-Up</text:p>
          </table:table-cell>
          <table:table-cell table:style-name="ce2" office:value-type="string">
            <text:p>4.0</text:p>
          </table:table-cell>
          <table:table-cell office:value-type="string">
            <text:p>1 Player</text:p>
          </table:table-cell>
          <table:table-cell office:value-type="string">
            <text:p>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Cyber Core (USA)&quot;&gt; &lt;year&gt;1990&lt;/year&gt; &lt;rating&gt;ESRB - E (Everyone)&lt;/rating&gt; &lt;title&gt;Cyber Core &lt;/title&gt; &lt;pub&gt;NEC Technologies, Inc.&lt;/pub&gt; &lt;dev&gt;IGS Soft&lt;/dev&gt; &lt;genre&gt;Shoot-'Em-Up&lt;/genre&gt; &lt;score&gt;4.0&lt;/score&gt; &lt;player&gt;1 Player&lt;/player&gt; &lt;story&gt;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lt;/story&gt; &lt;/game&gt;">
            <text:p>&lt;game name="Cyber Core (USA)"&gt; &lt;year&gt;1990&lt;/year&gt; &lt;rating&gt;ESRB - E (Everyone)&lt;/rating&gt; &lt;title&gt;Cyber Core &lt;/title&gt; &lt;pub&gt;NEC Technologies, Inc.&lt;/pub&gt; &lt;dev&gt;IGS Soft&lt;/dev&gt; &lt;genre&gt;Shoot-'Em-Up&lt;/genre&gt; &lt;score&gt;4.0&lt;/score&gt; &lt;player&gt;1 Player&lt;/player&gt; &lt;story&gt;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lt;/story&gt; &lt;/game&gt;</text:p>
          </table:table-cell>
        </table:table-row>
        <table:table-row table:style-name="ro1">
          <table:table-cell office:value-type="string">
            <text:p>Darkwing Duck (USA)</text:p>
          </table:table-cell>
          <table:table-cell office:value-type="float" office:value="1992">
            <text:p>1992</text:p>
          </table:table-cell>
          <table:table-cell office:value-type="string">
            <text:p>ESRB - E (Everyone)</text:p>
          </table:table-cell>
          <table:table-cell office:value-type="string">
            <text:p>Darkwing Duck </text:p>
          </table:table-cell>
          <table:table-cell office:value-type="string">
            <text:p>Turbo Technologies, Inc.</text:p>
          </table:table-cell>
          <table:table-cell office:value-type="string">
            <text:p>Radiance Software</text:p>
          </table:table-cell>
          <table:table-cell office:value-type="string">
            <text:p>Platform</text:p>
          </table:table-cell>
          <table:table-cell table:style-name="ce2" office:value-type="string">
            <text:p>2.5</text:p>
          </table:table-cell>
          <table:table-cell office:value-type="string">
            <text:p>1 Player</text:p>
          </table:table-cell>
          <table:table-cell office:value-type="string">
            <text:p>Darkwing Duck was a popular animated television show that aired on weekday afternoons in the early 1990's. <text:s/>Darkwing was a crime-fighting duck that kept the city safe from a bunch of not-so-smart criminals. <text:s/>****The TurboGrafx-16 game based on the cartoon is very different from the NES and Game Boy Darkwing games. <text:s/>Although it is a side-scrolling platformer, the gameplay and level structure are very different. This game has 4 side-scrolling areas, 1 of which is the final boss level. <text:s/>The other 3 levels can be tackled in any order, and in them you must collect several puzzle pieces. After collecting all the puzzle pieces and finishing the level, you can put the pieces together and solve the puzzle to unlock the last level. <text:s/>Each level features a boss character taken directly from the animated series.</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Darkwing Duck (USA)&quot;&gt; &lt;year&gt;1992&lt;/year&gt; &lt;rating&gt;ESRB - E (Everyone)&lt;/rating&gt; &lt;title&gt;Darkwing Duck &lt;/title&gt; &lt;pub&gt;Turbo Technologies, Inc.&lt;/pub&gt; &lt;dev&gt;Radiance Software&lt;/dev&gt; &lt;genre&gt;Platform&lt;/genre&gt; &lt;score&gt;2.5&lt;/score&gt; &lt;player&gt;1 Player&lt;/player&gt; &lt;story&gt;Darkwing Duck was a popular animated television show that aired on weekday afternoons in the early 1990's.  Darkwing was a crime-fighting duck that kept the city safe from a bunch of not-so-smart criminals.  ****The TurboGrafx-16 game based on the cartoon is very different from the NES and Game Boy Darkwing games.  Although it is a side-scrolling platformer, the gameplay and level structure are very different. This game has 4 side-scrolling areas, 1 of which is the final boss level.  The other 3 levels can be tackled in any order, and in them you must collect several puzzle pieces. After collecting all the puzzle pieces and finishing the level, you can put the pieces together and solve the puzzle to unlock the last level.  Each level features a boss character taken directly from the animated series.&lt;/story&gt; &lt;/game&gt;">
            <text:p>&lt;game name="Darkwing Duck (USA)"&gt; &lt;year&gt;1992&lt;/year&gt; &lt;rating&gt;ESRB - E (Everyone)&lt;/rating&gt; &lt;title&gt;Darkwing Duck &lt;/title&gt; &lt;pub&gt;Turbo Technologies, Inc.&lt;/pub&gt; &lt;dev&gt;Radiance Software&lt;/dev&gt; &lt;genre&gt;Platform&lt;/genre&gt; &lt;score&gt;2.5&lt;/score&gt; &lt;player&gt;1 Player&lt;/player&gt; &lt;story&gt;Darkwing Duck was a popular animated television show that aired on weekday afternoons in the early 1990's. <text:s/>Darkwing was a crime-fighting duck that kept the city safe from a bunch of not-so-smart criminals. <text:s/>****The TurboGrafx-16 game based on the cartoon is very different from the NES and Game Boy Darkwing games. <text:s/>Although it is a side-scrolling platformer, the gameplay and level structure are very different. This game has 4 side-scrolling areas, 1 of which is the final boss level. <text:s/>The other 3 levels can be tackled in any order, and in them you must collect several puzzle pieces. After collecting all the puzzle pieces and finishing the level, you can put the pieces together and solve the puzzle to unlock the last level. <text:s/>Each level features a boss character taken directly from the animated series.&lt;/story&gt; &lt;/game&gt;</text:p>
          </table:table-cell>
        </table:table-row>
        <table:table-row table:style-name="ro1">
          <table:table-cell office:value-type="string">
            <text:p>Davis Cup Tennis (USA)</text:p>
          </table:table-cell>
          <table:table-cell office:value-type="float" office:value="1991">
            <text:p>1991</text:p>
          </table:table-cell>
          <table:table-cell office:value-type="string">
            <text:p>ESRB - E (Everyone)</text:p>
          </table:table-cell>
          <table:table-cell office:value-type="string">
            <text:p>Davis Cup Tennis </text:p>
          </table:table-cell>
          <table:table-cell office:value-type="string">
            <text:p>NEC Technologies, Inc.</text:p>
          </table:table-cell>
          <table:table-cell office:value-type="string">
            <text:p>Loriciel</text:p>
          </table:table-cell>
          <table:table-cell office:value-type="string">
            <text:p>Sports/Tennis</text:p>
          </table:table-cell>
          <table:table-cell table:style-name="ce2" office:value-type="string">
            <text:p>1.1</text:p>
          </table:table-cell>
          <table:table-cell office:value-type="string">
            <text:p>1-4 Players</text:p>
          </table:table-cell>
          <table:table-cell office:value-type="string">
            <text:p>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ext:s/>The game includes various hit types, depending on the player's position and timing. The direction of the ball can also be influenced when performing a shot. There are four different surfaces, influencing the gameplay, and three difficulty level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Davis Cup Tennis (USA)&quot;&gt; &lt;year&gt;1991&lt;/year&gt; &lt;rating&gt;ESRB - E (Everyone)&lt;/rating&gt; &lt;title&gt;Davis Cup Tennis &lt;/title&gt; &lt;pub&gt;NEC Technologies, Inc.&lt;/pub&gt; &lt;dev&gt;Loriciel&lt;/dev&gt; &lt;genre&gt;Sports/Tennis&lt;/genre&gt; &lt;score&gt;1.1&lt;/score&gt; &lt;player&gt;1-4 Players&lt;/player&gt; &lt;story&gt;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he game includes various hit types, depending on the player's position and timing. The direction of the ball can also be influenced when performing a shot. There are four different surfaces, influencing the gameplay, and three difficulty levels.&lt;/story&gt; &lt;/game&gt;">
            <text:p>&lt;game name="Davis Cup Tennis (USA)"&gt; &lt;year&gt;1991&lt;/year&gt; &lt;rating&gt;ESRB - E (Everyone)&lt;/rating&gt; &lt;title&gt;Davis Cup Tennis &lt;/title&gt; &lt;pub&gt;NEC Technologies, Inc.&lt;/pub&gt; &lt;dev&gt;Loriciel&lt;/dev&gt; &lt;genre&gt;Sports/Tennis&lt;/genre&gt; &lt;score&gt;1.1&lt;/score&gt; &lt;player&gt;1-4 Players&lt;/player&gt; &lt;story&gt;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ext:s/>The game includes various hit types, depending on the player's position and timing. The direction of the ball can also be influenced when performing a shot. There are four different surfaces, influencing the gameplay, and three difficulty levels.&lt;/story&gt; &lt;/game&gt;</text:p>
          </table:table-cell>
        </table:table-row>
        <table:table-row table:style-name="ro1">
          <table:table-cell office:value-type="string">
            <text:p>Dead Moon (USA)</text:p>
          </table:table-cell>
          <table:table-cell office:value-type="float" office:value="1992">
            <text:p>1992</text:p>
          </table:table-cell>
          <table:table-cell office:value-type="string">
            <text:p>ESRB - E (Everyone)</text:p>
          </table:table-cell>
          <table:table-cell office:value-type="string">
            <text:p>Dead Moon </text:p>
          </table:table-cell>
          <table:table-cell office:value-type="string">
            <text:p>Turbo Technologies, Inc.</text:p>
          </table:table-cell>
          <table:table-cell office:value-type="string">
            <text:p>Natsume</text:p>
          </table:table-cell>
          <table:table-cell office:value-type="string">
            <text:p>Shoot-'Em-Up</text:p>
          </table:table-cell>
          <table:table-cell table:style-name="ce2" office:value-type="string">
            <text:p>4.5</text:p>
          </table:table-cell>
          <table:table-cell office:value-type="string">
            <text:p>1 Player</text:p>
          </table:table-cell>
          <table:table-cell office:value-type="string">
            <text:p>About 200 years in the future, a comet is detected at the edge of the solar system. <text:s/>Astronomers determine that it will pass near the earth, and send probes to examine it. <text:s/>When the probes near the comet, it abruptly changes directions and heads towards earth. <text:s/>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text:s/>It features 4 different primary weapon types, and several secondary weapon types. <text:s/>Each level features mini-bosses and end of level bosse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Dead Moon (USA)&quot;&gt; &lt;year&gt;1992&lt;/year&gt; &lt;rating&gt;ESRB - E (Everyone)&lt;/rating&gt; &lt;title&gt;Dead Moon &lt;/title&gt; &lt;pub&gt;Turbo Technologies, Inc.&lt;/pub&gt; &lt;dev&gt;Natsume&lt;/dev&gt; &lt;genre&gt;Shoot-'Em-Up&lt;/genre&gt; &lt;score&gt;4.5&lt;/score&gt; &lt;player&gt;1 Player&lt;/player&gt; &lt;story&gt;About 200 years in the future, a comet is detected at the edge of the solar system.  Astronomers determine that it will pass near the earth, and send probes to examine it.  When the probes near the comet, it abruptly changes directions and heads towards earth.  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It features 4 different primary weapon types, and several secondary weapon types.  Each level features mini-bosses and end of level bosses.&lt;/story&gt; &lt;/game&gt;">
            <text:p>&lt;game name="Dead Moon (USA)"&gt; &lt;year&gt;1992&lt;/year&gt; &lt;rating&gt;ESRB - E (Everyone)&lt;/rating&gt; &lt;title&gt;Dead Moon &lt;/title&gt; &lt;pub&gt;Turbo Technologies, Inc.&lt;/pub&gt; &lt;dev&gt;Natsume&lt;/dev&gt; &lt;genre&gt;Shoot-'Em-Up&lt;/genre&gt; &lt;score&gt;4.5&lt;/score&gt; &lt;player&gt;1 Player&lt;/player&gt; &lt;story&gt;About 200 years in the future, a comet is detected at the edge of the solar system. <text:s/>Astronomers determine that it will pass near the earth, and send probes to examine it. <text:s/>When the probes near the comet, it abruptly changes directions and heads towards earth. <text:s/>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text:s/>It features 4 different primary weapon types, and several secondary weapon types. <text:s/>Each level features mini-bosses and end of level bosses.&lt;/story&gt; &lt;/game&gt;</text:p>
          </table:table-cell>
        </table:table-row>
        <table:table-row table:style-name="ro1">
          <table:table-cell office:value-type="string">
            <text:p>Deep Blue (USA)</text:p>
          </table:table-cell>
          <table:table-cell office:value-type="float" office:value="1989">
            <text:p>1989</text:p>
          </table:table-cell>
          <table:table-cell office:value-type="string">
            <text:p>ESRB - E (Everyone)</text:p>
          </table:table-cell>
          <table:table-cell office:value-type="string">
            <text:p>Deep Blue </text:p>
          </table:table-cell>
          <table:table-cell office:value-type="string">
            <text:p>NEC Technologies, Inc.</text:p>
          </table:table-cell>
          <table:table-cell office:value-type="string">
            <text:p>Pack-In-Video Co., Ltd.</text:p>
          </table:table-cell>
          <table:table-cell office:value-type="string">
            <text:p>Shoot-'Em-Up</text:p>
          </table:table-cell>
          <table:table-cell table:style-name="ce2" office:value-type="string">
            <text:p>3.5</text:p>
          </table:table-cell>
          <table:table-cell office:value-type="string">
            <text:p>1 Player</text:p>
          </table:table-cell>
          <table:table-cell office:value-type="string">
            <text:p>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Deep Blue (USA)&quot;&gt; &lt;year&gt;1989&lt;/year&gt; &lt;rating&gt;ESRB - E (Everyone)&lt;/rating&gt; &lt;title&gt;Deep Blue &lt;/title&gt; &lt;pub&gt;NEC Technologies, Inc.&lt;/pub&gt; &lt;dev&gt;Pack-In-Video Co., Ltd.&lt;/dev&gt; &lt;genre&gt;Shoot-'Em-Up&lt;/genre&gt; &lt;score&gt;3.5&lt;/score&gt; &lt;player&gt;1 Player&lt;/player&gt; &lt;story&gt;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lt;/story&gt; &lt;/game&gt;">
            <text:p>&lt;game name="Deep Blue (USA)"&gt; &lt;year&gt;1989&lt;/year&gt; &lt;rating&gt;ESRB - E (Everyone)&lt;/rating&gt; &lt;title&gt;Deep Blue &lt;/title&gt; &lt;pub&gt;NEC Technologies, Inc.&lt;/pub&gt; &lt;dev&gt;Pack-In-Video Co., Ltd.&lt;/dev&gt; &lt;genre&gt;Shoot-'Em-Up&lt;/genre&gt; &lt;score&gt;3.5&lt;/score&gt; &lt;player&gt;1 Player&lt;/player&gt; &lt;story&gt;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lt;/story&gt; &lt;/game&gt;</text:p>
          </table:table-cell>
        </table:table-row>
        <table:table-row table:style-name="ro1">
          <table:table-cell office:value-type="string">
            <text:p>Devil's Crush - Naxat Pinball (USA)</text:p>
          </table:table-cell>
          <table:table-cell office:value-type="float" office:value="1990">
            <text:p>1990</text:p>
          </table:table-cell>
          <table:table-cell office:value-type="string">
            <text:p>ESRB - E (Everyone)</text:p>
          </table:table-cell>
          <table:table-cell office:value-type="string">
            <text:p>Devil's Crush - Naxat Pinball </text:p>
          </table:table-cell>
          <table:table-cell office:value-type="string">
            <text:p>NEC Technologies, Inc.</text:p>
          </table:table-cell>
          <table:table-cell office:value-type="string">
            <text:p>Compile</text:p>
          </table:table-cell>
          <table:table-cell office:value-type="string">
            <text:p>Pinball</text:p>
          </table:table-cell>
          <table:table-cell table:style-name="ce2" office:value-type="string">
            <text:p>4.3</text:p>
          </table:table-cell>
          <table:table-cell office:value-type="string">
            <text:p>1-2 Players</text:p>
          </table:table-cell>
          <table:table-cell office:value-type="string">
            <text:p>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Devil's Crush - Naxat Pinball (USA)&quot;&gt; &lt;year&gt;1990&lt;/year&gt; &lt;rating&gt;ESRB - E (Everyone)&lt;/rating&gt; &lt;title&gt;Devil's Crush - Naxat Pinball &lt;/title&gt; &lt;pub&gt;NEC Technologies, Inc.&lt;/pub&gt; &lt;dev&gt;Compile&lt;/dev&gt; &lt;genre&gt;Pinball&lt;/genre&gt; &lt;score&gt;4.3&lt;/score&gt; &lt;player&gt;1-2 Players&lt;/player&gt; &lt;story&gt;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lt;/story&gt; &lt;/game&gt;">
            <text:p>&lt;game name="Devil's Crush - Naxat Pinball (USA)"&gt; &lt;year&gt;1990&lt;/year&gt; &lt;rating&gt;ESRB - E (Everyone)&lt;/rating&gt; &lt;title&gt;Devil's Crush - Naxat Pinball &lt;/title&gt; &lt;pub&gt;NEC Technologies, Inc.&lt;/pub&gt; &lt;dev&gt;Compile&lt;/dev&gt; &lt;genre&gt;Pinball&lt;/genre&gt; &lt;score&gt;4.3&lt;/score&gt; &lt;player&gt;1-2 Players&lt;/player&gt; &lt;story&gt;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lt;/story&gt; &lt;/game&gt;</text:p>
          </table:table-cell>
        </table:table-row>
        <table:table-row table:style-name="ro1">
          <table:table-cell office:value-type="string">
            <text:p>Double Dungeons - W (USA)</text:p>
          </table:table-cell>
          <table:table-cell office:value-type="float" office:value="1989">
            <text:p>1989</text:p>
          </table:table-cell>
          <table:table-cell office:value-type="string">
            <text:p>ESRB - E (Everyone)</text:p>
          </table:table-cell>
          <table:table-cell office:value-type="string">
            <text:p>Double Dungeons - W </text:p>
          </table:table-cell>
          <table:table-cell office:value-type="string">
            <text:p>NEC Technologies, Inc.</text:p>
          </table:table-cell>
          <table:table-cell office:value-type="string">
            <text:p>NCS</text:p>
          </table:table-cell>
          <table:table-cell office:value-type="string">
            <text:p>Role-Playing</text:p>
          </table:table-cell>
          <table:table-cell table:style-name="ce2" office:value-type="string">
            <text:p>3.4</text:p>
          </table:table-cell>
          <table:table-cell office:value-type="string">
            <text:p>1-2 Players</text:p>
          </table:table-cell>
          <table:table-cell office:value-type="string">
            <text:p>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the king wants to retrieve a treasure and sends a warrior into the dungeon" or comparable mission objectives.</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Double Dungeons - W (USA)&quot;&gt; &lt;year&gt;1989&lt;/year&gt; &lt;rating&gt;ESRB - E (Everyone)&lt;/rating&gt; &lt;title&gt;Double Dungeons - W &lt;/title&gt; &lt;pub&gt;NEC Technologies, Inc.&lt;/pub&gt; &lt;dev&gt;NCS&lt;/dev&gt; &lt;genre&gt;Role-Playing&lt;/genre&gt; &lt;score&gt;3.4&lt;/score&gt; &lt;player&gt;1-2 Players&lt;/player&gt; &lt;story&gt;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quot;the king wants to retrieve a treasure and sends a warrior into the dungeon&quot; or comparable mission objectives.&lt;/story&gt; &lt;/game&gt;">
            <text:p>&lt;game name="Double Dungeons - W (USA)"&gt; &lt;year&gt;1989&lt;/year&gt; &lt;rating&gt;ESRB - E (Everyone)&lt;/rating&gt; &lt;title&gt;Double Dungeons - W &lt;/title&gt; &lt;pub&gt;NEC Technologies, Inc.&lt;/pub&gt; &lt;dev&gt;NCS&lt;/dev&gt; &lt;genre&gt;Role-Playing&lt;/genre&gt; &lt;score&gt;3.4&lt;/score&gt; &lt;player&gt;1-2 Players&lt;/player&gt; &lt;story&gt;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the king wants to retrieve a treasure and sends a warrior into the dungeon" or comparable mission objectives.&lt;/story&gt; &lt;/game&gt;</text:p>
          </table:table-cell>
        </table:table-row>
        <table:table-row table:style-name="ro1">
          <table:table-cell office:value-type="string">
            <text:p>Dragon Spirit (USA)</text:p>
          </table:table-cell>
          <table:table-cell office:value-type="float" office:value="1989">
            <text:p>1989</text:p>
          </table:table-cell>
          <table:table-cell office:value-type="string">
            <text:p>ESRB - E (Everyone)</text:p>
          </table:table-cell>
          <table:table-cell office:value-type="string">
            <text:p>Dragon Spirit </text:p>
          </table:table-cell>
          <table:table-cell office:value-type="string">
            <text:p>NEC Technologies, Inc.</text:p>
          </table:table-cell>
          <table:table-cell office:value-type="string">
            <text:p>Namco Ltd.</text:p>
          </table:table-cell>
          <table:table-cell office:value-type="string">
            <text:p>Shoot-'Em-Up</text:p>
          </table:table-cell>
          <table:table-cell table:style-name="ce2" office:value-type="string">
            <text:p>3.4</text:p>
          </table:table-cell>
          <table:table-cell office:value-type="string">
            <text:p>1 Player</text:p>
          </table:table-cell>
          <table:table-cell office:value-type="string">
            <text:p>Galda has decided to attack earth and it is up to you to stop him. <text:s/>Galda has taken Iris, the sister of Lace captive. <text:s/>You are Lace who, taking his father's sword, goes off to defeat Galda.****You have the ability to change into a dragon and are in that form throughout the game. <text:s/>As a dragon, you can pick up power-ups, or upgrades, that will help you in your fight. <text:s/>Upgrades can include extra heads on your dragon, health, faster shots, and more.****Fly around and destroy everything in your path. <text:s/>At the end of each stage, you will need to defeat a boss. <text:s/>Having good upgrades that are not lost from being hit before reaching the bosses will help.</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Dragon Spirit (USA)&quot;&gt; &lt;year&gt;1989&lt;/year&gt; &lt;rating&gt;ESRB - E (Everyone)&lt;/rating&gt; &lt;title&gt;Dragon Spirit &lt;/title&gt; &lt;pub&gt;NEC Technologies, Inc.&lt;/pub&gt; &lt;dev&gt;Namco Ltd.&lt;/dev&gt; &lt;genre&gt;Shoot-'Em-Up&lt;/genre&gt; &lt;score&gt;3.4&lt;/score&gt; &lt;player&gt;1 Player&lt;/player&gt; &lt;story&gt;Galda has decided to attack earth and it is up to you to stop him.  Galda has taken Iris, the sister of Lace captive.  You are Lace who, taking his father's sword, goes off to defeat Galda.****You have the ability to change into a dragon and are in that form throughout the game.  As a dragon, you can pick up power-ups, or upgrades, that will help you in your fight.  Upgrades can include extra heads on your dragon, health, faster shots, and more.****Fly around and destroy everything in your path.  At the end of each stage, you will need to defeat a boss.  Having good upgrades that are not lost from being hit before reaching the bosses will help.&lt;/story&gt; &lt;/game&gt;">
            <text:p>&lt;game name="Dragon Spirit (USA)"&gt; &lt;year&gt;1989&lt;/year&gt; &lt;rating&gt;ESRB - E (Everyone)&lt;/rating&gt; &lt;title&gt;Dragon Spirit &lt;/title&gt; &lt;pub&gt;NEC Technologies, Inc.&lt;/pub&gt; &lt;dev&gt;Namco Ltd.&lt;/dev&gt; &lt;genre&gt;Shoot-'Em-Up&lt;/genre&gt; &lt;score&gt;3.4&lt;/score&gt; &lt;player&gt;1 Player&lt;/player&gt; &lt;story&gt;Galda has decided to attack earth and it is up to you to stop him. <text:s/>Galda has taken Iris, the sister of Lace captive. <text:s/>You are Lace who, taking his father's sword, goes off to defeat Galda.****You have the ability to change into a dragon and are in that form throughout the game. <text:s/>As a dragon, you can pick up power-ups, or upgrades, that will help you in your fight. <text:s/>Upgrades can include extra heads on your dragon, health, faster shots, and more.****Fly around and destroy everything in your path. <text:s/>At the end of each stage, you will need to defeat a boss. <text:s/>Having good upgrades that are not lost from being hit before reaching the bosses will help.&lt;/story&gt; &lt;/game&gt;</text:p>
          </table:table-cell>
        </table:table-row>
        <table:table-row table:style-name="ro1">
          <table:table-cell office:value-type="string">
            <text:p>Dragon's Curse (USA)</text:p>
          </table:table-cell>
          <table:table-cell office:value-type="float" office:value="1991">
            <text:p>1991</text:p>
          </table:table-cell>
          <table:table-cell office:value-type="string">
            <text:p>ESRB - E (Everyone)</text:p>
          </table:table-cell>
          <table:table-cell office:value-type="string">
            <text:p>Dragon's Curse </text:p>
          </table:table-cell>
          <table:table-cell office:value-type="string">
            <text:p>NEC Technologies, Inc.</text:p>
          </table:table-cell>
          <table:table-cell office:value-type="string">
            <text:p>Hudson Soft</text:p>
          </table:table-cell>
          <table:table-cell office:value-type="string">
            <text:p>Action/Role Playing</text:p>
          </table:table-cell>
          <table:table-cell table:style-name="ce2" office:value-type="string">
            <text:p>4.5</text:p>
          </table:table-cell>
          <table:table-cell office:value-type="string">
            <text:p>1 Player</text:p>
          </table:table-cell>
          <table:table-cell office:value-type="string">
            <text:p>Dragon's Curse aka: 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text:s/>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ext:s/>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Dragon's Curse (USA)&quot;&gt; &lt;year&gt;1991&lt;/year&gt; &lt;rating&gt;ESRB - E (Everyone)&lt;/rating&gt; &lt;title&gt;Dragon's Curse &lt;/title&gt; &lt;pub&gt;NEC Technologies, Inc.&lt;/pub&gt; &lt;dev&gt;Hudson Soft&lt;/dev&gt; &lt;genre&gt;Action/Role Playing&lt;/genre&gt; &lt;score&gt;4.5&lt;/score&gt; &lt;player&gt;1 Player&lt;/player&gt; &lt;story&gt;Dragon's Curse aka: 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lt;/story&gt; &lt;/game&gt;">
            <text:p>&lt;game name="Dragon's Curse (USA)"&gt; &lt;year&gt;1991&lt;/year&gt; &lt;rating&gt;ESRB - E (Everyone)&lt;/rating&gt; &lt;title&gt;Dragon's Curse &lt;/title&gt; &lt;pub&gt;NEC Technologies, Inc.&lt;/pub&gt; &lt;dev&gt;Hudson Soft&lt;/dev&gt; &lt;genre&gt;Action/Role Playing&lt;/genre&gt; &lt;score&gt;4.5&lt;/score&gt; &lt;player&gt;1 Player&lt;/player&gt; &lt;story&gt;Dragon's Curse aka: 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text:s/>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ext:s/>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lt;/story&gt; &lt;/game&gt;</text:p>
          </table:table-cell>
        </table:table-row>
        <table:table-row table:style-name="ro1">
          <table:table-cell office:value-type="string">
            <text:p>Drop.Off (USA)</text:p>
          </table:table-cell>
          <table:table-cell office:value-type="float" office:value="1990">
            <text:p>1990</text:p>
          </table:table-cell>
          <table:table-cell office:value-type="string">
            <text:p>ESRB - E (Everyone)</text:p>
          </table:table-cell>
          <table:table-cell office:value-type="string">
            <text:p>Drop.Off </text:p>
          </table:table-cell>
          <table:table-cell office:value-type="string">
            <text:p>NEC Technologies, Inc.</text:p>
          </table:table-cell>
          <table:table-cell office:value-type="string">
            <text:p>ISCO</text:p>
          </table:table-cell>
          <table:table-cell office:value-type="string">
            <text:p>Puzzle</text:p>
          </table:table-cell>
          <table:table-cell table:style-name="ce2" office:value-type="string">
            <text:p>3.2</text:p>
          </table:table-cell>
          <table:table-cell office:value-type="string">
            <text:p>1 Player</text:p>
          </table:table-cell>
          <table:table-cell office:value-type="string">
            <text:p>Drop Off is similar to <text:s/>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ext:s/>The plot of the game involves the antagonist character's girlfriend being in a coma. A muse appears and tells the player that his girlfriend is trapped in a nightmare and is possessed by someone. The muse then casts a spell to put the player into her dream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Drop.Off (USA)&quot;&gt; &lt;year&gt;1990&lt;/year&gt; &lt;rating&gt;ESRB - E (Everyone)&lt;/rating&gt; &lt;title&gt;Drop.Off &lt;/title&gt; &lt;pub&gt;NEC Technologies, Inc.&lt;/pub&gt; &lt;dev&gt;ISCO&lt;/dev&gt; &lt;genre&gt;Puzzle&lt;/genre&gt; &lt;score&gt;3.2&lt;/score&gt; &lt;player&gt;1 Player&lt;/player&gt; &lt;story&gt;Drop Off is similar to  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he plot of the game involves the antagonist character's girlfriend being in a coma. A muse appears and tells the player that his girlfriend is trapped in a nightmare and is possessed by someone. The muse then casts a spell to put the player into her dreams.&lt;/story&gt; &lt;/game&gt;">
            <text:p>&lt;game name="Drop.Off (USA)"&gt; &lt;year&gt;1990&lt;/year&gt; &lt;rating&gt;ESRB - E (Everyone)&lt;/rating&gt; &lt;title&gt;Drop.Off &lt;/title&gt; &lt;pub&gt;NEC Technologies, Inc.&lt;/pub&gt; &lt;dev&gt;ISCO&lt;/dev&gt; &lt;genre&gt;Puzzle&lt;/genre&gt; &lt;score&gt;3.2&lt;/score&gt; &lt;player&gt;1 Player&lt;/player&gt; &lt;story&gt;Drop Off is similar to <text:s/>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ext:s/>The plot of the game involves the antagonist character's girlfriend being in a coma. A muse appears and tells the player that his girlfriend is trapped in a nightmare and is possessed by someone. The muse then casts a spell to put the player into her dreams.&lt;/story&gt; &lt;/game&gt;</text:p>
          </table:table-cell>
        </table:table-row>
        <table:table-row table:style-name="ro1">
          <table:table-cell office:value-type="string">
            <text:p>Dungeon Explorer (USA)</text:p>
          </table:table-cell>
          <table:table-cell office:value-type="float" office:value="1989">
            <text:p>1989</text:p>
          </table:table-cell>
          <table:table-cell office:value-type="string">
            <text:p>ESRB - E (Everyone)</text:p>
          </table:table-cell>
          <table:table-cell office:value-type="string">
            <text:p>Dungeon Explorer </text:p>
          </table:table-cell>
          <table:table-cell office:value-type="string">
            <text:p>NEC Technologies, Inc.</text:p>
          </table:table-cell>
          <table:table-cell office:value-type="string">
            <text:p>Atlus</text:p>
          </table:table-cell>
          <table:table-cell office:value-type="string">
            <text:p>Action/Role Playing</text:p>
          </table:table-cell>
          <table:table-cell table:style-name="ce2" office:value-type="string">
            <text:p>4.7</text:p>
          </table:table-cell>
          <table:table-cell office:value-type="string">
            <text:p>1-5 Players</text:p>
          </table:table-cell>
          <table:table-cell office:value-type="string">
            <text:p>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text:s/>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Dungeon Explorer (USA)&quot;&gt; &lt;year&gt;1989&lt;/year&gt; &lt;rating&gt;ESRB - E (Everyone)&lt;/rating&gt; &lt;title&gt;Dungeon Explorer &lt;/title&gt; &lt;pub&gt;NEC Technologies, Inc.&lt;/pub&gt; &lt;dev&gt;Atlus&lt;/dev&gt; &lt;genre&gt;Action/Role Playing&lt;/genre&gt; &lt;score&gt;4.7&lt;/score&gt; &lt;player&gt;1-5 Players&lt;/player&gt; &lt;story&gt;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lt;/story&gt; &lt;/game&gt;">
            <text:p>&lt;game name="Dungeon Explorer (USA)"&gt; &lt;year&gt;1989&lt;/year&gt; &lt;rating&gt;ESRB - E (Everyone)&lt;/rating&gt; &lt;title&gt;Dungeon Explorer &lt;/title&gt; &lt;pub&gt;NEC Technologies, Inc.&lt;/pub&gt; &lt;dev&gt;Atlus&lt;/dev&gt; &lt;genre&gt;Action/Role Playing&lt;/genre&gt; &lt;score&gt;4.7&lt;/score&gt; &lt;player&gt;1-5 Players&lt;/player&gt; &lt;story&gt;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text:s/>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lt;/story&gt; &lt;/game&gt;</text:p>
          </table:table-cell>
        </table:table-row>
        <table:table-row table:style-name="ro1">
          <table:table-cell office:value-type="string">
            <text:p>Falcon (USA)</text:p>
          </table:table-cell>
          <table:table-cell office:value-type="float" office:value="1992">
            <text:p>1992</text:p>
          </table:table-cell>
          <table:table-cell office:value-type="string">
            <text:p>ESRB - E (Everyone)</text:p>
          </table:table-cell>
          <table:table-cell office:value-type="string">
            <text:p>Falcon </text:p>
          </table:table-cell>
          <table:table-cell office:value-type="string">
            <text:p>Turbo Technologies, Inc.</text:p>
          </table:table-cell>
          <table:table-cell office:value-type="string">
            <text:p>Spectrum Holobyte</text:p>
          </table:table-cell>
          <table:table-cell office:value-type="string">
            <text:p>Action</text:p>
          </table:table-cell>
          <table:table-cell table:style-name="ce2" office:value-type="string">
            <text:p>2.0</text:p>
          </table:table-cell>
          <table:table-cell office:value-type="string">
            <text:p>1-2 Players</text:p>
          </table:table-cell>
          <table:table-cell office:value-type="string">
            <text:p>Spectrum HoloByte's series of hardcore flight simulations makes its only appearance on a console with Falcon for TurboGrafx. Owing to the limited control options, the game is more action and less simulation, but still opts for a certain amount of realism. <text:s/>Players control an F-16 Falcon in combat against a terrorist group planning to construct a nuclear bomb. Before the main campaign, several training scenarios allow the practice of bombing ground targets, intercepting bombers, engaging in dogfights and facing flak guns or SAM sites. The same kinds of scenarios are faced in the campaign. Before taking off, players can outfit their plane with the correct weapons for the mission at hand, including various realistic models of air-to-air and air-to-ground missiles and bombs as well as ECM pods and extra fuel tanks. <text:s/>Takeoffs and landings are taken care of automatically. Gameplay is seen through a cockpit perspective patterned after a real F-16, with the environment and air and ground targets rendered as flat-shaded polygons. The directional pad is used to steer the plane, Select to change weapons and Button II to fire. Button I is a multi-purpose button that changes the functions of the other buttons, allowing the pilot to set the throttle, bank, shift the radar lock, and fire countermeasures. Realistic features during flight include red and blackouts, and of course, stalls and crashes. <text:s/>The game features a high score table and saves mission progress via passwords (or to battery-backed RAM with a Turbo Booster Plus). A unique feature is a head-to-head mode supported on TurboExpress handhelds via Turbo Link cable.</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Falcon (USA)&quot;&gt; &lt;year&gt;1992&lt;/year&gt; &lt;rating&gt;ESRB - E (Everyone)&lt;/rating&gt; &lt;title&gt;Falcon &lt;/title&gt; &lt;pub&gt;Turbo Technologies, Inc.&lt;/pub&gt; &lt;dev&gt;Spectrum Holobyte&lt;/dev&gt; &lt;genre&gt;Action&lt;/genre&gt; &lt;score&gt;2.0&lt;/score&gt; &lt;player&gt;1-2 Players&lt;/player&gt; &lt;story&gt;Spectrum HoloByte's series of hardcore flight simulations makes its only appearance on a console with Falcon for TurboGrafx. Owing to the limited control options, the game is more action and less simulation, but still opts for a certain amount of realism.  Players control an F-16 Falcon in combat against a terrorist group planning to construct a nuclear bomb. Before the main campaign, several training scenarios allow the practice of bombing ground targets, intercepting bombers, engaging in dogfights and facing flak guns or SAM sites. The same kinds of scenarios are faced in the campaign. Before taking off, players can outfit their plane with the correct weapons for the mission at hand, including various realistic models of air-to-air and air-to-ground missiles and bombs as well as ECM pods and extra fuel tanks.  Takeoffs and landings are taken care of automatically. Gameplay is seen through a cockpit perspective patterned after a real F-16, with the environment and air and ground targets rendered as flat-shaded polygons. The directional pad is used to steer the plane, Select to change weapons and Button II to fire. Button I is a multi-purpose button that changes the functions of the other buttons, allowing the pilot to set the throttle, bank, shift the radar lock, and fire countermeasures. Realistic features during flight include red and blackouts, and of course, stalls and crashes.  The game features a high score table and saves mission progress via passwords (or to battery-backed RAM with a Turbo Booster Plus). A unique feature is a head-to-head mode supported on TurboExpress handhelds via Turbo Link cable.&lt;/story&gt; &lt;/game&gt;">
            <text:p>&lt;game name="Falcon (USA)"&gt; &lt;year&gt;1992&lt;/year&gt; &lt;rating&gt;ESRB - E (Everyone)&lt;/rating&gt; &lt;title&gt;Falcon &lt;/title&gt; &lt;pub&gt;Turbo Technologies, Inc.&lt;/pub&gt; &lt;dev&gt;Spectrum Holobyte&lt;/dev&gt; &lt;genre&gt;Action&lt;/genre&gt; &lt;score&gt;2.0&lt;/score&gt; &lt;player&gt;1-2 Players&lt;/player&gt; &lt;story&gt;Spectrum HoloByte's series of hardcore flight simulations makes its only appearance on a console with Falcon for TurboGrafx. Owing to the limited control options, the game is more action and less simulation, but still opts for a certain amount of realism. <text:s/>Players control an F-16 Falcon in combat against a terrorist group planning to construct a nuclear bomb. Before the main campaign, several training scenarios allow the practice of bombing ground targets, intercepting bombers, engaging in dogfights and facing flak guns or SAM sites. The same kinds of scenarios are faced in the campaign. Before taking off, players can outfit their plane with the correct weapons for the mission at hand, including various realistic models of air-to-air and air-to-ground missiles and bombs as well as ECM pods and extra fuel tanks. <text:s/>Takeoffs and landings are taken care of automatically. Gameplay is seen through a cockpit perspective patterned after a real F-16, with the environment and air and ground targets rendered as flat-shaded polygons. The directional pad is used to steer the plane, Select to change weapons and Button II to fire. Button I is a multi-purpose button that changes the functions of the other buttons, allowing the pilot to set the throttle, bank, shift the radar lock, and fire countermeasures. Realistic features during flight include red and blackouts, and of course, stalls and crashes. <text:s/>The game features a high score table and saves mission progress via passwords (or to battery-backed RAM with a Turbo Booster Plus). A unique feature is a head-to-head mode supported on TurboExpress handhelds via Turbo Link cable.&lt;/story&gt; &lt;/game&gt;</text:p>
          </table:table-cell>
        </table:table-row>
        <table:table-row table:style-name="ro1">
          <table:table-cell office:value-type="string">
            <text:p>Fantasy Zone (USA)</text:p>
          </table:table-cell>
          <table:table-cell office:value-type="float" office:value="1989">
            <text:p>1989</text:p>
          </table:table-cell>
          <table:table-cell office:value-type="string">
            <text:p>ESRB - E (Everyone)</text:p>
          </table:table-cell>
          <table:table-cell office:value-type="string">
            <text:p>Fantasy Zone </text:p>
          </table:table-cell>
          <table:table-cell office:value-type="string">
            <text:p>NEC Technologies, Inc.</text:p>
          </table:table-cell>
          <table:table-cell office:value-type="string">
            <text:p>Bits Laboratory</text:p>
          </table:table-cell>
          <table:table-cell office:value-type="string">
            <text:p>Shoot-'Em-Up</text:p>
          </table:table-cell>
          <table:table-cell table:style-name="ce2" office:value-type="string">
            <text:p>3.3</text:p>
          </table:table-cell>
          <table:table-cell office:value-type="string">
            <text:p>1-2 Players</text:p>
          </table:table-cell>
          <table:table-cell office:value-type="string">
            <text:p>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Fantasy Zone (USA)&quot;&gt; &lt;year&gt;1989&lt;/year&gt; &lt;rating&gt;ESRB - E (Everyone)&lt;/rating&gt; &lt;title&gt;Fantasy Zone &lt;/title&gt; &lt;pub&gt;NEC Technologies, Inc.&lt;/pub&gt; &lt;dev&gt;Bits Laboratory&lt;/dev&gt; &lt;genre&gt;Shoot-'Em-Up&lt;/genre&gt; &lt;score&gt;3.3&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At various points in the game, the player will be able to find a parts shop, which allows purchasing improvements for his spaceship, including better weapons and faster engines.&lt;/story&gt; &lt;/game&gt;">
            <text:p>&lt;game name="Fantasy Zone (USA)"&gt; &lt;year&gt;1989&lt;/year&gt; &lt;rating&gt;ESRB - E (Everyone)&lt;/rating&gt; &lt;title&gt;Fantasy Zone &lt;/title&gt; &lt;pub&gt;NEC Technologies, Inc.&lt;/pub&gt; &lt;dev&gt;Bits Laboratory&lt;/dev&gt; &lt;genre&gt;Shoot-'Em-Up&lt;/genre&gt; &lt;score&gt;3.3&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lt;/story&gt; &lt;/game&gt;</text:p>
          </table:table-cell>
        </table:table-row>
        <table:table-row table:style-name="ro1">
          <table:table-cell office:value-type="string">
            <text:p>Final Lap Twin (USA)</text:p>
          </table:table-cell>
          <table:table-cell office:value-type="float" office:value="1989">
            <text:p>1989</text:p>
          </table:table-cell>
          <table:table-cell office:value-type="string">
            <text:p>ESRB - E (Everyone)</text:p>
          </table:table-cell>
          <table:table-cell office:value-type="string">
            <text:p>Final Lap Twin </text:p>
          </table:table-cell>
          <table:table-cell office:value-type="string">
            <text:p>NEC Technologies, Inc.</text:p>
          </table:table-cell>
          <table:table-cell office:value-type="string">
            <text:p>Namco Ltd.</text:p>
          </table:table-cell>
          <table:table-cell office:value-type="string">
            <text:p>Racing</text:p>
          </table:table-cell>
          <table:table-cell table:style-name="ce2" office:value-type="string">
            <text:p>4.6</text:p>
          </table:table-cell>
          <table:table-cell office:value-type="string">
            <text:p>1-2 Players</text:p>
          </table:table-cell>
          <table:table-cell office:value-type="string">
            <text:p>Final Lap Twin is an open-wheel F1-style racing game loosely based on Namco's Final Lap arcade game. <text:s/>The game display is always in split screen mode, even if only one player is playing. <text:s/>The other display shows your nearest rival if you are racing against the computer.****There are two basic modes: Grand Prix and Quest. <text:s/>Grand Prix consists of a multi-race points championship. <text:s/>There are two car types for this mode: F-3000 and F1. <text:s/>Grand Prix mode can be played with one or two players.****Quest mode has more depth and forms the core of Final Lap Twin. <text:s/>This is essentially a racing RPG. <text:s/>You take the role of a boy who desires to become the World Champion. <text:s/>To do so, you must travel from town to town finding challenges and winning them to gain money and special items to improve your car. <text:s/>As you move around the game world, which is presented in an overhead view, you will encounter random challenges, much like random battles in a traditional RPG.</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Final Lap Twin (USA)&quot;&gt; &lt;year&gt;1989&lt;/year&gt; &lt;rating&gt;ESRB - E (Everyone)&lt;/rating&gt; &lt;title&gt;Final Lap Twin &lt;/title&gt; &lt;pub&gt;NEC Technologies, Inc.&lt;/pub&gt; &lt;dev&gt;Namco Ltd.&lt;/dev&gt; &lt;genre&gt;Racing&lt;/genre&gt; &lt;score&gt;4.6&lt;/score&gt; &lt;player&gt;1-2 Players&lt;/player&gt; &lt;story&gt;Final Lap Twin is an open-wheel F1-style racing game loosely based on Namco's Final Lap arcade game.  The game display is always in split screen mode, even if only one player is playing.  The other display shows your nearest rival if you are racing against the computer.****There are two basic modes: Grand Prix and Quest.  Grand Prix consists of a multi-race points championship.  There are two car types for this mode: F-3000 and F1.  Grand Prix mode can be played with one or two players.****Quest mode has more depth and forms the core of Final Lap Twin.  This is essentially a racing RPG.  You take the role of a boy who desires to become the World Champion.  To do so, you must travel from town to town finding challenges and winning them to gain money and special items to improve your car.  As you move around the game world, which is presented in an overhead view, you will encounter random challenges, much like random battles in a traditional RPG.&lt;/story&gt; &lt;/game&gt;">
            <text:p>&lt;game name="Final Lap Twin (USA)"&gt; &lt;year&gt;1989&lt;/year&gt; &lt;rating&gt;ESRB - E (Everyone)&lt;/rating&gt; &lt;title&gt;Final Lap Twin &lt;/title&gt; &lt;pub&gt;NEC Technologies, Inc.&lt;/pub&gt; &lt;dev&gt;Namco Ltd.&lt;/dev&gt; &lt;genre&gt;Racing&lt;/genre&gt; &lt;score&gt;4.6&lt;/score&gt; &lt;player&gt;1-2 Players&lt;/player&gt; &lt;story&gt;Final Lap Twin is an open-wheel F1-style racing game loosely based on Namco's Final Lap arcade game. <text:s/>The game display is always in split screen mode, even if only one player is playing. <text:s/>The other display shows your nearest rival if you are racing against the computer.****There are two basic modes: Grand Prix and Quest. <text:s/>Grand Prix consists of a multi-race points championship. <text:s/>There are two car types for this mode: F-3000 and F1. <text:s/>Grand Prix mode can be played with one or two players.****Quest mode has more depth and forms the core of Final Lap Twin. <text:s/>This is essentially a racing RPG. <text:s/>You take the role of a boy who desires to become the World Champion. <text:s/>To do so, you must travel from town to town finding challenges and winning them to gain money and special items to improve your car. <text:s/>As you move around the game world, which is presented in an overhead view, you will encounter random challenges, much like random battles in a traditional RPG.&lt;/story&gt; &lt;/game&gt;</text:p>
          </table:table-cell>
        </table:table-row>
        <table:table-row table:style-name="ro1">
          <table:table-cell office:value-type="string">
            <text:p>Galaga '90 (USA)</text:p>
          </table:table-cell>
          <table:table-cell office:value-type="float" office:value="1989">
            <text:p>1989</text:p>
          </table:table-cell>
          <table:table-cell office:value-type="string">
            <text:p>ESRB - E (Everyone)</text:p>
          </table:table-cell>
          <table:table-cell office:value-type="string">
            <text:p>Galaga '90 </text:p>
          </table:table-cell>
          <table:table-cell office:value-type="string">
            <text:p>NEC Technologies, Inc.</text:p>
          </table:table-cell>
          <table:table-cell office:value-type="string">
            <text:p>Namco Ltd.</text:p>
          </table:table-cell>
          <table:table-cell office:value-type="string">
            <text:p>Shoot-'Em-Up</text:p>
          </table:table-cell>
          <table:table-cell table:style-name="ce2" office:value-type="string">
            <text:p>4.7</text:p>
          </table:table-cell>
          <table:table-cell office:value-type="string">
            <text:p>1 Player</text:p>
          </table:table-cell>
          <table:table-cell office:value-type="string">
            <text:p>Galaga '90 is a port of the arcade game Galaga '88.****Galaga '90 takes the basic gameplay of Galaga and adds nicer graphics, triple ship abilities, parsec progression, power-ups, asteroids, bosses and other enhancements.****Periodically the player encounters Challenging Stages, which are set to music and feature "dancing" enemies. <text:s/>The objective is to shoot all 40 enemies before they disappear, for a bonus of at least 10,000 points.****There are a total of 29 stages. <text:s/>You can begin with 1 ship with 2 in reserve or start right out with a dual ship (but only one in reserve). <text:s/>****Some enemies now have the ability to combine into a much larger single enemy that takes multiple shots to destroy. **Some enemies explode in a brilliant shower of fireworks when destroyed, and occasionally these enemies drop a small formation of much smaller enemies that "wiggle" their way down the screen. <text:s/>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text:s/>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Galaga '90 (USA)&quot;&gt; &lt;year&gt;1989&lt;/year&gt; &lt;rating&gt;ESRB - E (Everyone)&lt;/rating&gt; &lt;title&gt;Galaga '90 &lt;/title&gt; &lt;pub&gt;NEC Technologies, Inc.&lt;/pub&gt; &lt;dev&gt;Namco Ltd.&lt;/dev&gt; &lt;genre&gt;Shoot-'Em-Up&lt;/genre&gt; &lt;score&gt;4.7&lt;/score&gt; &lt;player&gt;1 Player&lt;/player&gt; &lt;story&gt;Galaga '90 is a port of the arcade game Galaga '88.****Galaga '90 takes the basic gameplay of Galaga and adds nicer graphics, triple ship abilities, parsec progression, power-ups, asteroids, bosses and other enhancements.****Periodically the player encounters Challenging Stages, which are set to music and feature &quot;dancing&quot; enemies.  The objective is to shoot all 40 enemies before they disappear, for a bonus of at least 10,000 points.****There are a total of 29 stages.  You can begin with 1 ship with 2 in reserve or start right out with a dual ship (but only one in reserve).  ****Some enemies now have the ability to combine into a much larger single enemy that takes multiple shots to destroy. **Some enemies explode in a brilliant shower of fireworks when destroyed, and occasionally these enemies drop a small formation of much smaller enemies that &quot;wiggle&quot; their way down the screen.  Some enemies arrive in spherical &quot;eggs&quot;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
            <text:p>&lt;game name="Galaga '90 (USA)"&gt; &lt;year&gt;1989&lt;/year&gt; &lt;rating&gt;ESRB - E (Everyone)&lt;/rating&gt; &lt;title&gt;Galaga '90 &lt;/title&gt; &lt;pub&gt;NEC Technologies, Inc.&lt;/pub&gt; &lt;dev&gt;Namco Ltd.&lt;/dev&gt; &lt;genre&gt;Shoot-'Em-Up&lt;/genre&gt; &lt;score&gt;4.7&lt;/score&gt; &lt;player&gt;1 Player&lt;/player&gt; &lt;story&gt;Galaga '90 is a port of the arcade game Galaga '88.****Galaga '90 takes the basic gameplay of Galaga and adds nicer graphics, triple ship abilities, parsec progression, power-ups, asteroids, bosses and other enhancements.****Periodically the player encounters Challenging Stages, which are set to music and feature "dancing" enemies. <text:s/>The objective is to shoot all 40 enemies before they disappear, for a bonus of at least 10,000 points.****There are a total of 29 stages. <text:s/>You can begin with 1 ship with 2 in reserve or start right out with a dual ship (but only one in reserve). <text:s/>****Some enemies now have the ability to combine into a much larger single enemy that takes multiple shots to destroy. **Some enemies explode in a brilliant shower of fireworks when destroyed, and occasionally these enemies drop a small formation of much smaller enemies that "wiggle" their way down the screen. <text:s/>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text:s/>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text:p>
          </table:table-cell>
        </table:table-row>
        <table:table-row table:style-name="ro1">
          <table:table-cell office:value-type="string">
            <text:p>Ghost Manor (USA)</text:p>
          </table:table-cell>
          <table:table-cell office:value-type="float" office:value="1992">
            <text:p>1992</text:p>
          </table:table-cell>
          <table:table-cell office:value-type="string">
            <text:p>ESRB - E (Everyone)</text:p>
          </table:table-cell>
          <table:table-cell office:value-type="string">
            <text:p>Ghost Manor </text:p>
          </table:table-cell>
          <table:table-cell office:value-type="string">
            <text:p>Turbo Technologies, Inc.</text:p>
          </table:table-cell>
          <table:table-cell office:value-type="string">
            <text:p>ICOM Simulations Inc.</text:p>
          </table:table-cell>
          <table:table-cell office:value-type="string">
            <text:p>Action</text:p>
          </table:table-cell>
          <table:table-cell table:style-name="ce2" office:value-type="string">
            <text:p>2.6</text:p>
          </table:table-cell>
          <table:table-cell office:value-type="string">
            <text:p>1 Player</text:p>
          </table:table-cell>
          <table:table-cell office:value-type="string">
            <text:p>The peaceful village of Anoraff is threatened by the evil Orb Gamut, who terrorizes the villagers with his army of undead. Someone has to travel to his manor and destroy the overlord, a job falling to young Arthur. <text:s/>Ghost Manor is a horror-themed platform game in which players control Arthur on his quest for the manor. It consists of several large levels, including the road to the manor and various rooms inside, including hallways, storerooms and cellars. To move on to the next stage, Arthur usually has to find a key that opens the exit door. This might be hidden in some corner or only appear once a certain monster is defeated. To defeat enemies, Arthur uses a magic orb that fires projectiles. Ammunition is limited but can be restored through a power-up. Arthur can also find stars which increase the shot power, hearts that restore lost health, extra lives, and various special items used to tackle obstacles in his way. Not all enemies are harmful: some can be utilized to carry Arthur around the level or catapult him to a place he can't otherwise reach.</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Ghost Manor (USA)&quot;&gt; &lt;year&gt;1992&lt;/year&gt; &lt;rating&gt;ESRB - E (Everyone)&lt;/rating&gt; &lt;title&gt;Ghost Manor &lt;/title&gt; &lt;pub&gt;Turbo Technologies, Inc.&lt;/pub&gt; &lt;dev&gt;ICOM Simulations Inc.&lt;/dev&gt; &lt;genre&gt;Action&lt;/genre&gt; &lt;score&gt;2.6&lt;/score&gt; &lt;player&gt;1 Player&lt;/player&gt; &lt;story&gt;The peaceful village of Anoraff is threatened by the evil Orb Gamut, who terrorizes the villagers with his army of undead. Someone has to travel to his manor and destroy the overlord, a job falling to young Arthur.  Ghost Manor is a horror-themed platform game in which players control Arthur on his quest for the manor. It consists of several large levels, including the road to the manor and various rooms inside, including hallways, storerooms and cellars. To move on to the next stage, Arthur usually has to find a key that opens the exit door. This might be hidden in some corner or only appear once a certain monster is defeated. To defeat enemies, Arthur uses a magic orb that fires projectiles. Ammunition is limited but can be restored through a power-up. Arthur can also find stars which increase the shot power, hearts that restore lost health, extra lives, and various special items used to tackle obstacles in his way. Not all enemies are harmful: some can be utilized to carry Arthur around the level or catapult him to a place he can't otherwise reach.&lt;/story&gt; &lt;/game&gt;">
            <text:p>&lt;game name="Ghost Manor (USA)"&gt; &lt;year&gt;1992&lt;/year&gt; &lt;rating&gt;ESRB - E (Everyone)&lt;/rating&gt; &lt;title&gt;Ghost Manor &lt;/title&gt; &lt;pub&gt;Turbo Technologies, Inc.&lt;/pub&gt; &lt;dev&gt;ICOM Simulations Inc.&lt;/dev&gt; &lt;genre&gt;Action&lt;/genre&gt; &lt;score&gt;2.6&lt;/score&gt; &lt;player&gt;1 Player&lt;/player&gt; &lt;story&gt;The peaceful village of Anoraff is threatened by the evil Orb Gamut, who terrorizes the villagers with his army of undead. Someone has to travel to his manor and destroy the overlord, a job falling to young Arthur. <text:s/>Ghost Manor is a horror-themed platform game in which players control Arthur on his quest for the manor. It consists of several large levels, including the road to the manor and various rooms inside, including hallways, storerooms and cellars. To move on to the next stage, Arthur usually has to find a key that opens the exit door. This might be hidden in some corner or only appear once a certain monster is defeated. To defeat enemies, Arthur uses a magic orb that fires projectiles. Ammunition is limited but can be restored through a power-up. Arthur can also find stars which increase the shot power, hearts that restore lost health, extra lives, and various special items used to tackle obstacles in his way. Not all enemies are harmful: some can be utilized to carry Arthur around the level or catapult him to a place he can't otherwise reach.&lt;/story&gt; &lt;/game&gt;</text:p>
          </table:table-cell>
        </table:table-row>
        <table:table-row table:style-name="ro1">
          <table:table-cell office:value-type="string">
            <text:p>Gunboat (USA)</text:p>
          </table:table-cell>
          <table:table-cell office:value-type="float" office:value="1992">
            <text:p>1992</text:p>
          </table:table-cell>
          <table:table-cell office:value-type="string">
            <text:p>ESRB - E (Everyone)</text:p>
          </table:table-cell>
          <table:table-cell office:value-type="string">
            <text:p>Gunboat </text:p>
          </table:table-cell>
          <table:table-cell office:value-type="string">
            <text:p>NEC Technologies, Inc.</text:p>
          </table:table-cell>
          <table:table-cell office:value-type="string">
            <text:p>Accolade Inc.</text:p>
          </table:table-cell>
          <table:table-cell office:value-type="string">
            <text:p>Action</text:p>
          </table:table-cell>
          <table:table-cell table:style-name="ce2" office:value-type="string">
            <text:p>3.5</text:p>
          </table:table-cell>
          <table:table-cell office:value-type="string">
            <text:p>1 Player</text:p>
          </table:table-cell>
          <table:table-cell office:value-type="string">
            <text:p>Gunboat is a 2D action simulation. You take control of a U.S. Gunboat in several conflict zones.****Your Gunboat carries a crew of four men:****- A first-class petty officer who serves as boat captain and pilot**- A gunner’s mate, who controls the forward guns**- An engine man, who takes care of the engines and serves as midship gunner**- A seaman who controls the aft guns****All four men are cross-trained in each other’s tasks … redundancy becomes crucial if one or two crew members are wounded or dead.****Be careful on the rivers ...!****Anchors aweigh!</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Gunboat (USA)&quot;&gt; &lt;year&gt;1992&lt;/year&gt; &lt;rating&gt;ESRB - E (Everyone)&lt;/rating&gt; &lt;title&gt;Gunboat &lt;/title&gt; &lt;pub&gt;NEC Technologies, Inc.&lt;/pub&gt; &lt;dev&gt;Accolade Inc.&lt;/dev&gt; &lt;genre&gt;Action&lt;/genre&gt; &lt;score&gt;3.5&lt;/score&gt; &lt;player&gt;1 Player&lt;/player&gt; &lt;story&gt;Gunboat is a 2D action simulation. You take control of a U.S. Gunboat in several conflict zones.****Your Gunboat carries a crew of four men:****- A first-class petty officer who serves as boat captain and pilot**- A gunner’s mate, who controls the forward guns**- An engine man, who takes care of the engines and serves as midship gunner**- A seaman who controls the aft guns****All four men are cross-trained in each other’s tasks … redundancy becomes crucial if one or two crew members are wounded or dead.****Be careful on the rivers ...!****Anchors aweigh!&lt;/story&gt; &lt;/game&gt;">
            <text:p>&lt;game name="Gunboat (USA)"&gt; &lt;year&gt;1992&lt;/year&gt; &lt;rating&gt;ESRB - E (Everyone)&lt;/rating&gt; &lt;title&gt;Gunboat &lt;/title&gt; &lt;pub&gt;NEC Technologies, Inc.&lt;/pub&gt; &lt;dev&gt;Accolade Inc.&lt;/dev&gt; &lt;genre&gt;Action&lt;/genre&gt; &lt;score&gt;3.5&lt;/score&gt; &lt;player&gt;1 Player&lt;/player&gt; &lt;story&gt;Gunboat is a 2D action simulation. You take control of a U.S. Gunboat in several conflict zones.****Your Gunboat carries a crew of four men:****- A first-class petty officer who serves as boat captain and pilot**- A gunner’s mate, who controls the forward guns**- An engine man, who takes care of the engines and serves as midship gunner**- A seaman who controls the aft guns****All four men are cross-trained in each other’s tasks … redundancy becomes crucial if one or two crew members are wounded or dead.****Be careful on the rivers ...!****Anchors aweigh!&lt;/story&gt; &lt;/game&gt;</text:p>
          </table:table-cell>
        </table:table-row>
        <table:table-row table:style-name="ro1">
          <table:table-cell office:value-type="string">
            <text:p>Hit the Ice - VHL the Official Video Hockey League (USA)</text:p>
          </table:table-cell>
          <table:table-cell office:value-type="float" office:value="1992">
            <text:p>1992</text:p>
          </table:table-cell>
          <table:table-cell office:value-type="string">
            <text:p>ESRB - E (Everyone)</text:p>
          </table:table-cell>
          <table:table-cell office:value-type="string">
            <text:p>Hit the Ice - VHL the Official Video Hockey League </text:p>
          </table:table-cell>
          <table:table-cell office:value-type="string">
            <text:p>NEC Technologies, Inc.</text:p>
          </table:table-cell>
          <table:table-cell office:value-type="string">
            <text:p>William Electronics</text:p>
          </table:table-cell>
          <table:table-cell office:value-type="string">
            <text:p>Sports/Ice Hockey</text:p>
          </table:table-cell>
          <table:table-cell table:style-name="ce2" office:value-type="string">
            <text:p>3.0</text:p>
          </table:table-cell>
          <table:table-cell office:value-type="string">
            <text:p>1-4 Players</text:p>
          </table:table-cell>
          <table:table-cell office:value-type="string">
            <text:p>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Hit the Ice - VHL the Official Video Hockey League (USA)&quot;&gt; &lt;year&gt;1992&lt;/year&gt; &lt;rating&gt;ESRB - E (Everyone)&lt;/rating&gt; &lt;title&gt;Hit the Ice - VHL the Official Video Hockey League &lt;/title&gt; &lt;pub&gt;NEC Technologies, Inc.&lt;/pub&gt; &lt;dev&gt;William Electronics&lt;/dev&gt; &lt;genre&gt;Sports/Ice Hockey&lt;/genre&gt; &lt;score&gt;3.0&lt;/score&gt; &lt;player&gt;1-4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quot;super shot&qu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quot;shot race&quot; mode where the player must get a certain number of goals as quickly as possible.&lt;/story&gt; &lt;/game&gt;">
            <text:p>&lt;game name="Hit the Ice - VHL the Official Video Hockey League (USA)"&gt; &lt;year&gt;1992&lt;/year&gt; &lt;rating&gt;ESRB - E (Everyone)&lt;/rating&gt; &lt;title&gt;Hit the Ice - VHL the Official Video Hockey League &lt;/title&gt; &lt;pub&gt;NEC Technologies, Inc.&lt;/pub&gt; &lt;dev&gt;William Electronics&lt;/dev&gt; &lt;genre&gt;Sports/Ice Hockey&lt;/genre&gt; &lt;score&gt;3.0&lt;/score&gt; &lt;player&gt;1-4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lt;/story&gt; &lt;/game&gt;</text:p>
          </table:table-cell>
        </table:table-row>
        <table:table-row table:style-name="ro1">
          <table:table-cell office:value-type="string">
            <text:p>Impossamole (USA)</text:p>
          </table:table-cell>
          <table:table-cell office:value-type="float" office:value="1991">
            <text:p>1991</text:p>
          </table:table-cell>
          <table:table-cell office:value-type="string">
            <text:p>ESRB - E (Everyone)</text:p>
          </table:table-cell>
          <table:table-cell office:value-type="string">
            <text:p>Impossamole </text:p>
          </table:table-cell>
          <table:table-cell office:value-type="string">
            <text:p>NEC Technologies, Inc.</text:p>
          </table:table-cell>
          <table:table-cell office:value-type="string">
            <text:p>Gremlin Graphics</text:p>
          </table:table-cell>
          <table:table-cell office:value-type="string">
            <text:p>Platform</text:p>
          </table:table-cell>
          <table:table-cell table:style-name="ce2" office:value-type="string">
            <text:p>1.8</text:p>
          </table:table-cell>
          <table:table-cell office:value-type="string">
            <text:p>1 Player</text:p>
          </table:table-cell>
          <table:table-cell office:value-type="string">
            <text:p>Monty Mole has been living in luxury since his previous adventures, but he has now been beamed up by an alien race who want him to do a job for them. Monty must trek through five worlds to retrieve the sacred scrolls of the race's Guardians. ****As with Core's previous hit Rick Dangerous 2 there is versatility in the exact structure of the game. The first four consist of the Orient, a Klondike mine, an Ice world and an Amazon forest - once these are completed the final world is open to you.****The platform-based gameplay is similar to Monty's earlier games, with primarily horizontal progresses as well as ropes and ladders to navigate. Monty has developed a useful flying kick, and has been given a smart bomb, with the potential to collect extra bombs and guns. Hazards, enemies and level designs are themed around each level, and range from cable cars and falling snowballs to Ninjas and Monkeys.</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Impossamole (USA)&quot;&gt; &lt;year&gt;1991&lt;/year&gt; &lt;rating&gt;ESRB - E (Everyone)&lt;/rating&gt; &lt;title&gt;Impossamole &lt;/title&gt; &lt;pub&gt;NEC Technologies, Inc.&lt;/pub&gt; &lt;dev&gt;Gremlin Graphics&lt;/dev&gt; &lt;genre&gt;Platform&lt;/genre&gt; &lt;score&gt;1.8&lt;/score&gt; &lt;player&gt;1 Player&lt;/player&gt; &lt;story&gt;Monty Mole has been living in luxury since his previous adventures, but he has now been beamed up by an alien race who want him to do a job for them. Monty must trek through five worlds to retrieve the sacred scrolls of the race's Guardians. ****As with Core's previous hit Rick Dangerous 2 there is versatility in the exact structure of the game. The first four consist of the Orient, a Klondike mine, an Ice world and an Amazon forest - once these are completed the final world is open to you.****The platform-based gameplay is similar to Monty's earlier games, with primarily horizontal progresses as well as ropes and ladders to navigate. Monty has developed a useful flying kick, and has been given a smart bomb, with the potential to collect extra bombs and guns. Hazards, enemies and level designs are themed around each level, and range from cable cars and falling snowballs to Ninjas and Monkeys.&lt;/story&gt; &lt;/game&gt;">
            <text:p>&lt;game name="Impossamole (USA)"&gt; &lt;year&gt;1991&lt;/year&gt; &lt;rating&gt;ESRB - E (Everyone)&lt;/rating&gt; &lt;title&gt;Impossamole &lt;/title&gt; &lt;pub&gt;NEC Technologies, Inc.&lt;/pub&gt; &lt;dev&gt;Gremlin Graphics&lt;/dev&gt; &lt;genre&gt;Platform&lt;/genre&gt; &lt;score&gt;1.8&lt;/score&gt; &lt;player&gt;1 Player&lt;/player&gt; &lt;story&gt;Monty Mole has been living in luxury since his previous adventures, but he has now been beamed up by an alien race who want him to do a job for them. Monty must trek through five worlds to retrieve the sacred scrolls of the race's Guardians. ****As with Core's previous hit Rick Dangerous 2 there is versatility in the exact structure of the game. The first four consist of the Orient, a Klondike mine, an Ice world and an Amazon forest - once these are completed the final world is open to you.****The platform-based gameplay is similar to Monty's earlier games, with primarily horizontal progresses as well as ropes and ladders to navigate. Monty has developed a useful flying kick, and has been given a smart bomb, with the potential to collect extra bombs and guns. Hazards, enemies and level designs are themed around each level, and range from cable cars and falling snowballs to Ninjas and Monkeys.&lt;/story&gt; &lt;/game&gt;</text:p>
          </table:table-cell>
        </table:table-row>
        <table:table-row table:style-name="ro1">
          <table:table-cell office:value-type="string">
            <text:p>J.J. &amp; Jeff (USA)</text:p>
          </table:table-cell>
          <table:table-cell office:value-type="float" office:value="1990">
            <text:p>1990</text:p>
          </table:table-cell>
          <table:table-cell office:value-type="string">
            <text:p>ESRB - K-A (Kids to Adults)</text:p>
          </table:table-cell>
          <table:table-cell office:value-type="string">
            <text:p>J.J. &amp; Jeff </text:p>
          </table:table-cell>
          <table:table-cell office:value-type="string">
            <text:p>NEC Technologies, Inc.</text:p>
          </table:table-cell>
          <table:table-cell office:value-type="string">
            <text:p>Hudson Soft</text:p>
          </table:table-cell>
          <table:table-cell office:value-type="string">
            <text:p>Platform</text:p>
          </table:table-cell>
          <table:table-cell table:style-name="ce2" office:value-type="string">
            <text:p>4.0</text:p>
          </table:table-cell>
          <table:table-cell office:value-type="string">
            <text:p>1 Player</text:p>
          </table:table-cell>
          <table:table-cell office:value-type="string">
            <text:p>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J.J. &amp; Jeff (USA)&quot;&gt; &lt;year&gt;1990&lt;/year&gt; &lt;rating&gt;ESRB - K-A (Kids to Adults)&lt;/rating&gt; &lt;title&gt;J.J. &amp; Jeff &lt;/title&gt; &lt;pub&gt;NEC Technologies, Inc.&lt;/pub&gt; &lt;dev&gt;Hudson Soft&lt;/dev&gt; &lt;genre&gt;Platform&lt;/genre&gt; &lt;score&gt;4.0&lt;/score&gt; &lt;player&gt;1 Player&lt;/player&gt; &lt;story&gt;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lt;/story&gt; &lt;/game&gt;">
            <text:p>&lt;game name="J.J. &amp; Jeff (USA)"&gt; &lt;year&gt;1990&lt;/year&gt; &lt;rating&gt;ESRB - K-A (Kids to Adults)&lt;/rating&gt; &lt;title&gt;J.J. &amp; Jeff &lt;/title&gt; &lt;pub&gt;NEC Technologies, Inc.&lt;/pub&gt; &lt;dev&gt;Hudson Soft&lt;/dev&gt; &lt;genre&gt;Platform&lt;/genre&gt; &lt;score&gt;4.0&lt;/score&gt; &lt;player&gt;1 Player&lt;/player&gt; &lt;story&gt;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lt;/story&gt; &lt;/game&gt;</text:p>
          </table:table-cell>
        </table:table-row>
        <table:table-row table:style-name="ro1">
          <table:table-cell office:value-type="string">
            <text:p>Jack Nicklaus' Turbo Golf (USA)</text:p>
          </table:table-cell>
          <table:table-cell office:value-type="float" office:value="1990">
            <text:p>1990</text:p>
          </table:table-cell>
          <table:table-cell office:value-type="string">
            <text:p>ESRB - E (Everyone)</text:p>
          </table:table-cell>
          <table:table-cell office:value-type="string">
            <text:p>Jack Nicklaus' Turbo Golf </text:p>
          </table:table-cell>
          <table:table-cell table:number-columns-repeated="2" office:value-type="string">
            <text:p>Accolade, Inc.</text:p>
          </table:table-cell>
          <table:table-cell office:value-type="string">
            <text:p>Sports/Golf</text:p>
          </table:table-cell>
          <table:table-cell table:style-name="ce2" office:value-type="string">
            <text:p>3.2</text:p>
          </table:table-cell>
          <table:table-cell office:value-type="string">
            <text:p>1-4 Players</text:p>
          </table:table-cell>
          <table:table-cell office:value-type="string">
            <text:p>Jack Nicklaus' Turbo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Jack Nicklaus' Turbo Golf (USA)&quot;&gt; &lt;year&gt;1990&lt;/year&gt; &lt;rating&gt;ESRB - E (Everyone)&lt;/rating&gt; &lt;title&gt;Jack Nicklaus' Turbo Golf &lt;/title&gt; &lt;pub&gt;Accolade, Inc.&lt;/pub&gt; &lt;dev&gt;Accolade, Inc.&lt;/dev&gt; &lt;genre&gt;Sports/Golf&lt;/genre&gt; &lt;score&gt;3.2&lt;/score&gt; &lt;player&gt;1-4 Players&lt;/player&gt; &lt;story&gt;Jack Nicklaus' Turbo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
            <text:p>&lt;game name="Jack Nicklaus' Turbo Golf (USA)"&gt; &lt;year&gt;1990&lt;/year&gt; &lt;rating&gt;ESRB - E (Everyone)&lt;/rating&gt; &lt;title&gt;Jack Nicklaus' Turbo Golf &lt;/title&gt; &lt;pub&gt;Accolade, Inc.&lt;/pub&gt; &lt;dev&gt;Accolade, Inc.&lt;/dev&gt; &lt;genre&gt;Sports/Golf&lt;/genre&gt; &lt;score&gt;3.2&lt;/score&gt; &lt;player&gt;1-4 Players&lt;/player&gt; &lt;story&gt;Jack Nicklaus' Turbo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text:p>
          </table:table-cell>
        </table:table-row>
        <table:table-row table:style-name="ro1">
          <table:table-cell office:value-type="string">
            <text:p>Jackie Chan's Action Kung Fu (USA)</text:p>
          </table:table-cell>
          <table:table-cell office:value-type="float" office:value="1992">
            <text:p>1992</text:p>
          </table:table-cell>
          <table:table-cell office:value-type="string">
            <text:p>ESRB - E (Everyone)</text:p>
          </table:table-cell>
          <table:table-cell office:value-type="string">
            <text:p>Jackie Chan's Action Kung Fu </text:p>
          </table:table-cell>
          <table:table-cell office:value-type="string">
            <text:p>Turbo Technologies, Inc.</text:p>
          </table:table-cell>
          <table:table-cell office:value-type="string">
            <text:p>Now Production</text:p>
          </table:table-cell>
          <table:table-cell office:value-type="string">
            <text:p>Platform</text:p>
          </table:table-cell>
          <table:table-cell table:style-name="ce2" office:value-type="string">
            <text:p>3.9</text:p>
          </table:table-cell>
          <table:table-cell office:value-type="string">
            <text:p>1 Player</text:p>
          </table:table-cell>
          <table:table-cell office:value-type="string">
            <text:p>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Jackie Chan's Action Kung Fu (USA)&quot;&gt; &lt;year&gt;1992&lt;/year&gt; &lt;rating&gt;ESRB - E (Everyone)&lt;/rating&gt; &lt;title&gt;Jackie Chan's Action Kung Fu &lt;/title&gt; &lt;pub&gt;Turbo Technologies, Inc.&lt;/pub&gt; &lt;dev&gt;Now Production&lt;/dev&gt; &lt;genre&gt;Platform&lt;/genre&gt; &lt;score&gt;3.9&lt;/score&gt; &lt;player&gt;1 Player&lt;/player&gt; &lt;story&gt;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lt;/story&gt; &lt;/game&gt;">
            <text:p>&lt;game name="Jackie Chan's Action Kung Fu (USA)"&gt; &lt;year&gt;1992&lt;/year&gt; &lt;rating&gt;ESRB - E (Everyone)&lt;/rating&gt; &lt;title&gt;Jackie Chan's Action Kung Fu &lt;/title&gt; &lt;pub&gt;Turbo Technologies, Inc.&lt;/pub&gt; &lt;dev&gt;Now Production&lt;/dev&gt; &lt;genre&gt;Platform&lt;/genre&gt; &lt;score&gt;3.9&lt;/score&gt; &lt;player&gt;1 Player&lt;/player&gt; &lt;story&gt;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lt;/story&gt; &lt;/game&gt;</text:p>
          </table:table-cell>
        </table:table-row>
        <table:table-row table:style-name="ro1">
          <table:table-cell office:value-type="string">
            <text:p>Keith Courage in Alpha Zones (USA)</text:p>
          </table:table-cell>
          <table:table-cell office:value-type="float" office:value="1989">
            <text:p>1989</text:p>
          </table:table-cell>
          <table:table-cell office:value-type="string">
            <text:p>ESRB - E (Everyone)</text:p>
          </table:table-cell>
          <table:table-cell office:value-type="string">
            <text:p>Keith Courage in Alpha Zones </text:p>
          </table:table-cell>
          <table:table-cell office:value-type="string">
            <text:p>NEC Technologies, Inc.</text:p>
          </table:table-cell>
          <table:table-cell office:value-type="string">
            <text:p>Advance Communication</text:p>
          </table:table-cell>
          <table:table-cell office:value-type="string">
            <text:p>Platform</text:p>
          </table:table-cell>
          <table:table-cell table:style-name="ce2" office:value-type="string">
            <text:p>2.2</text:p>
          </table:table-cell>
          <table:table-cell office:value-type="string">
            <text:p>1 Player</text:p>
          </table:table-cell>
          <table:table-cell office:value-type="string">
            <text:p>As a member of N.I.C.E. (Nations for International Citizens of Earth), Keith Courage takes up the fight against the aliens of B.A.D. (Bad Alien Dudes) through seven levels in this side-scrolling action platformer.****As Keith Courage makes his way through the various zones, he attacks various forms of enemies in order to gain coins. <text:s/>The coins can be used in the shops for various power-ups, equipment, and other helpful items.****When he makes it to a certain point in each level, Keith Courage is given access to the Nova Suit, an armored suit with a powerful sword that is used to dispatch the end bosses of each level in the Underworld. <text:s/>Once Keith Courage defeats the boss, the returns to the Overworld sans armor to complete the next set of challenge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Keith Courage in Alpha Zones (USA)&quot;&gt; &lt;year&gt;1989&lt;/year&gt; &lt;rating&gt;ESRB - E (Everyone)&lt;/rating&gt; &lt;title&gt;Keith Courage in Alpha Zones &lt;/title&gt; &lt;pub&gt;NEC Technologies, Inc.&lt;/pub&gt; &lt;dev&gt;Advance Communication&lt;/dev&gt; &lt;genre&gt;Platform&lt;/genre&gt; &lt;score&gt;2.2&lt;/score&gt; &lt;player&gt;1 Player&lt;/player&gt; &lt;story&gt;As a member of N.I.C.E. (Nations for International Citizens of Earth), Keith Courage takes up the fight against the aliens of B.A.D. (Bad Alien Dudes) through seven levels in this side-scrolling action platformer.****As Keith Courage makes his way through the various zones, he attacks various forms of enemies in order to gain coins.  The coins can be used in the shops for various power-ups, equipment, and other helpful items.****When he makes it to a certain point in each level, Keith Courage is given access to the Nova Suit, an armored suit with a powerful sword that is used to dispatch the end bosses of each level in the Underworld.  Once Keith Courage defeats the boss, the returns to the Overworld sans armor to complete the next set of challenges.&lt;/story&gt; &lt;/game&gt;">
            <text:p>&lt;game name="Keith Courage in Alpha Zones (USA)"&gt; &lt;year&gt;1989&lt;/year&gt; &lt;rating&gt;ESRB - E (Everyone)&lt;/rating&gt; &lt;title&gt;Keith Courage in Alpha Zones &lt;/title&gt; &lt;pub&gt;NEC Technologies, Inc.&lt;/pub&gt; &lt;dev&gt;Advance Communication&lt;/dev&gt; &lt;genre&gt;Platform&lt;/genre&gt; &lt;score&gt;2.2&lt;/score&gt; &lt;player&gt;1 Player&lt;/player&gt; &lt;story&gt;As a member of N.I.C.E. (Nations for International Citizens of Earth), Keith Courage takes up the fight against the aliens of B.A.D. (Bad Alien Dudes) through seven levels in this side-scrolling action platformer.****As Keith Courage makes his way through the various zones, he attacks various forms of enemies in order to gain coins. <text:s/>The coins can be used in the shops for various power-ups, equipment, and other helpful items.****When he makes it to a certain point in each level, Keith Courage is given access to the Nova Suit, an armored suit with a powerful sword that is used to dispatch the end bosses of each level in the Underworld. <text:s/>Once Keith Courage defeats the boss, the returns to the Overworld sans armor to complete the next set of challenges.&lt;/story&gt; &lt;/game&gt;</text:p>
          </table:table-cell>
        </table:table-row>
        <table:table-row table:style-name="ro1">
          <table:table-cell office:value-type="string">
            <text:p>King of Casino (USA)</text:p>
          </table:table-cell>
          <table:table-cell office:value-type="float" office:value="1990">
            <text:p>1990</text:p>
          </table:table-cell>
          <table:table-cell office:value-type="string">
            <text:p>ESRB - E (Everyone)</text:p>
          </table:table-cell>
          <table:table-cell office:value-type="string">
            <text:p>King of Casino </text:p>
          </table:table-cell>
          <table:table-cell office:value-type="string">
            <text:p>NEC Technologies, Inc.</text:p>
          </table:table-cell>
          <table:table-cell office:value-type="string">
            <text:p>Victor Interactive</text:p>
          </table:table-cell>
          <table:table-cell office:value-type="string">
            <text:p>Casino</text:p>
          </table:table-cell>
          <table:table-cell table:style-name="ce2" office:value-type="string">
            <text:p>3.0</text:p>
          </table:table-cell>
          <table:table-cell office:value-type="string">
            <text:p>1 Player</text:p>
          </table:table-cell>
          <table:table-cell office:value-type="string">
            <text:p>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King of Casino (USA)&quot;&gt; &lt;year&gt;1990&lt;/year&gt; &lt;rating&gt;ESRB - E (Everyone)&lt;/rating&gt; &lt;title&gt;King of Casino &lt;/title&gt; &lt;pub&gt;NEC Technologies, Inc.&lt;/pub&gt; &lt;dev&gt;Victor Interactive&lt;/dev&gt; &lt;genre&gt;Casino&lt;/genre&gt; &lt;score&gt;3.0&lt;/score&gt; &lt;player&gt;1 Player&lt;/player&gt; &lt;story&gt;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lt;/story&gt; &lt;/game&gt;">
            <text:p>&lt;game name="King of Casino (USA)"&gt; &lt;year&gt;1990&lt;/year&gt; &lt;rating&gt;ESRB - E (Everyone)&lt;/rating&gt; &lt;title&gt;King of Casino &lt;/title&gt; &lt;pub&gt;NEC Technologies, Inc.&lt;/pub&gt; &lt;dev&gt;Victor Interactive&lt;/dev&gt; &lt;genre&gt;Casino&lt;/genre&gt; &lt;score&gt;3.0&lt;/score&gt; &lt;player&gt;1 Player&lt;/player&gt; &lt;story&gt;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lt;/story&gt; &lt;/game&gt;</text:p>
          </table:table-cell>
        </table:table-row>
        <table:table-row table:style-name="ro1">
          <table:table-cell office:value-type="string">
            <text:p>Klax (USA)</text:p>
          </table:table-cell>
          <table:table-cell office:value-type="float" office:value="1990">
            <text:p>1990</text:p>
          </table:table-cell>
          <table:table-cell office:value-type="string">
            <text:p>ESRB - E (Everyone)</text:p>
          </table:table-cell>
          <table:table-cell office:value-type="string">
            <text:p>Klax </text:p>
          </table:table-cell>
          <table:table-cell office:value-type="string">
            <text:p>Tengen</text:p>
          </table:table-cell>
          <table:table-cell office:value-type="string">
            <text:p>Lenar</text:p>
          </table:table-cell>
          <table:table-cell office:value-type="string">
            <text:p>Puzzle</text:p>
          </table:table-cell>
          <table:table-cell table:style-name="ce2" office:value-type="string">
            <text:p>3.5</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Klax (USA)&quot;&gt; &lt;year&gt;1990&lt;/year&gt; &lt;rating&gt;ESRB - E (Everyone)&lt;/rating&gt; &lt;title&gt;Klax &lt;/title&gt; &lt;pub&gt;Tengen&lt;/pub&gt; &lt;dev&gt;Lenar&lt;/dev&gt; &lt;genre&gt;Puzzle&lt;/genre&gt; &lt;score&gt;3.5&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USA)"&gt; &lt;year&gt;1990&lt;/year&gt; &lt;rating&gt;ESRB - E (Everyone)&lt;/rating&gt; &lt;title&gt;Klax &lt;/title&gt; &lt;pub&gt;Tengen&lt;/pub&gt; &lt;dev&gt;Lenar&lt;/dev&gt; &lt;genre&gt;Puzzle&lt;/genre&gt; &lt;score&gt;3.5&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row>
        <table:table-row table:style-name="ro1">
          <table:table-cell office:value-type="string">
            <text:p>Legend of Hero Tonma (USA)</text:p>
          </table:table-cell>
          <table:table-cell office:value-type="float" office:value="1993">
            <text:p>1993</text:p>
          </table:table-cell>
          <table:table-cell office:value-type="string">
            <text:p>ESRB - E (Everyone)</text:p>
          </table:table-cell>
          <table:table-cell office:value-type="string">
            <text:p>Legend of Hero Tonma </text:p>
          </table:table-cell>
          <table:table-cell office:value-type="string">
            <text:p>NEC Technologies, Inc.</text:p>
          </table:table-cell>
          <table:table-cell office:value-type="string">
            <text:p>Irem</text:p>
          </table:table-cell>
          <table:table-cell office:value-type="string">
            <text:p>Action</text:p>
          </table:table-cell>
          <table:table-cell table:style-name="ce2" office:value-type="string">
            <text:p>4.3</text:p>
          </table:table-cell>
          <table:table-cell office:value-type="string">
            <text:p>1-2 Players</text:p>
          </table:table-cell>
          <table:table-cell office:value-type="string">
            <text:p>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bouncing"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Legend of Hero Tonma (USA)&quot;&gt; &lt;year&gt;1993&lt;/year&gt; &lt;rating&gt;ESRB - E (Everyone)&lt;/rating&gt; &lt;title&gt;Legend of Hero Tonma &lt;/title&gt; &lt;pub&gt;NEC Technologies, Inc.&lt;/pub&gt; &lt;dev&gt;Irem&lt;/dev&gt; &lt;genre&gt;Action&lt;/genre&gt; &lt;score&gt;4.3&lt;/score&gt; &lt;player&gt;1-2 Players&lt;/player&gt; &lt;story&gt;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quot;bouncing&quot;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lt;/story&gt; &lt;/game&gt;">
            <text:p>&lt;game name="Legend of Hero Tonma (USA)"&gt; &lt;year&gt;1993&lt;/year&gt; &lt;rating&gt;ESRB - E (Everyone)&lt;/rating&gt; &lt;title&gt;Legend of Hero Tonma &lt;/title&gt; &lt;pub&gt;NEC Technologies, Inc.&lt;/pub&gt; &lt;dev&gt;Irem&lt;/dev&gt; &lt;genre&gt;Action&lt;/genre&gt; &lt;score&gt;4.3&lt;/score&gt; &lt;player&gt;1-2 Players&lt;/player&gt; &lt;story&gt;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bouncing"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lt;/story&gt; &lt;/game&gt;</text:p>
          </table:table-cell>
        </table:table-row>
        <table:table-row table:style-name="ro1">
          <table:table-cell office:value-type="string">
            <text:p>Legendary Axe II, The (USA)</text:p>
          </table:table-cell>
          <table:table-cell office:value-type="float" office:value="1990">
            <text:p>1990</text:p>
          </table:table-cell>
          <table:table-cell office:value-type="string">
            <text:p>ESRB - E (Everyone)</text:p>
          </table:table-cell>
          <table:table-cell office:value-type="string">
            <text:p>Legendary Axe II, The </text:p>
          </table:table-cell>
          <table:table-cell office:value-type="string">
            <text:p>NEC Technologies, Inc.</text:p>
          </table:table-cell>
          <table:table-cell office:value-type="string">
            <text:p>Atlus</text:p>
          </table:table-cell>
          <table:table-cell office:value-type="string">
            <text:p>Action</text:p>
          </table:table-cell>
          <table:table-cell table:style-name="ce2" office:value-type="string">
            <text:p>4.0</text:p>
          </table:table-cell>
          <table:table-cell office:value-type="string">
            <text:p>1 Player</text:p>
          </table:table-cell>
          <table:table-cell office:value-type="string">
            <text:p>The Axe is back... with twice the force and twice the fury of 1989's "Videogame of the Year"!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Legendary Axe II, The (USA)&quot;&gt; &lt;year&gt;1990&lt;/year&gt; &lt;rating&gt;ESRB - E (Everyone)&lt;/rating&gt; &lt;title&gt;Legendary Axe II, The &lt;/title&gt; &lt;pub&gt;NEC Technologies, Inc.&lt;/pub&gt; &lt;dev&gt;Atlus&lt;/dev&gt; &lt;genre&gt;Action&lt;/genre&gt; &lt;score&gt;4.0&lt;/score&gt; &lt;player&gt;1 Player&lt;/player&gt; &lt;story&gt;The Axe is back... with twice the force and twice the fury of 1989's &quot;Videogame of the Year&quot;!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lt;/story&gt; &lt;/game&gt;">
            <text:p>&lt;game name="Legendary Axe II, The (USA)"&gt; &lt;year&gt;1990&lt;/year&gt; &lt;rating&gt;ESRB - E (Everyone)&lt;/rating&gt; &lt;title&gt;Legendary Axe II, The &lt;/title&gt; &lt;pub&gt;NEC Technologies, Inc.&lt;/pub&gt; &lt;dev&gt;Atlus&lt;/dev&gt; &lt;genre&gt;Action&lt;/genre&gt; &lt;score&gt;4.0&lt;/score&gt; &lt;player&gt;1 Player&lt;/player&gt; &lt;story&gt;The Axe is back... with twice the force and twice the fury of 1989's "Videogame of the Year"!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lt;/story&gt; &lt;/game&gt;</text:p>
          </table:table-cell>
        </table:table-row>
        <table:table-row table:style-name="ro1">
          <table:table-cell office:value-type="string">
            <text:p>Legendary Axe, The (USA)</text:p>
          </table:table-cell>
          <table:table-cell office:value-type="float" office:value="1989">
            <text:p>1989</text:p>
          </table:table-cell>
          <table:table-cell office:value-type="string">
            <text:p>ESRB - E (Everyone)</text:p>
          </table:table-cell>
          <table:table-cell office:value-type="string">
            <text:p>Legendary Axe, The </text:p>
          </table:table-cell>
          <table:table-cell office:value-type="string">
            <text:p>NEC Technologies, Inc.</text:p>
          </table:table-cell>
          <table:table-cell office:value-type="string">
            <text:p>Victor Interactive</text:p>
          </table:table-cell>
          <table:table-cell office:value-type="string">
            <text:p>Action</text:p>
          </table:table-cell>
          <table:table-cell table:style-name="ce2" office:value-type="string">
            <text:p>4.2</text:p>
          </table:table-cell>
          <table:table-cell office:value-type="string">
            <text:p>1 Player</text:p>
          </table:table-cell>
          <table:table-cell office:value-type="string">
            <text:p>You are the mighty warrior Gogan, whose village has been required <text:s/>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Legendary Axe, The (USA)&quot;&gt; &lt;year&gt;1989&lt;/year&gt; &lt;rating&gt;ESRB - E (Everyone)&lt;/rating&gt; &lt;title&gt;Legendary Axe, The &lt;/title&gt; &lt;pub&gt;NEC Technologies, Inc.&lt;/pub&gt; &lt;dev&gt;Victor Interactive&lt;/dev&gt; &lt;genre&gt;Action&lt;/genre&gt; &lt;score&gt;4.2&lt;/score&gt; &lt;player&gt;1 Player&lt;/player&gt; &lt;story&gt;You are the mighty warrior Gogan, whose village has been required  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lt;/story&gt; &lt;/game&gt;">
            <text:p>&lt;game name="Legendary Axe, The (USA)"&gt; &lt;year&gt;1989&lt;/year&gt; &lt;rating&gt;ESRB - E (Everyone)&lt;/rating&gt; &lt;title&gt;Legendary Axe, The &lt;/title&gt; &lt;pub&gt;NEC Technologies, Inc.&lt;/pub&gt; &lt;dev&gt;Victor Interactive&lt;/dev&gt; &lt;genre&gt;Action&lt;/genre&gt; &lt;score&gt;4.2&lt;/score&gt; &lt;player&gt;1 Player&lt;/player&gt; &lt;story&gt;You are the mighty warrior Gogan, whose village has been required <text:s/>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lt;/story&gt; &lt;/game&gt;</text:p>
          </table:table-cell>
        </table:table-row>
        <table:table-row table:style-name="ro1">
          <table:table-cell office:value-type="string">
            <text:p>Magical Chase (USA)</text:p>
          </table:table-cell>
          <table:table-cell office:value-type="float" office:value="1993">
            <text:p>1993</text:p>
          </table:table-cell>
          <table:table-cell office:value-type="string">
            <text:p>ESRB - E (Everyone)</text:p>
          </table:table-cell>
          <table:table-cell office:value-type="string">
            <text:p>Magical Chase </text:p>
          </table:table-cell>
          <table:table-cell office:value-type="string">
            <text:p>NEC Technologies, Inc.</text:p>
          </table:table-cell>
          <table:table-cell office:value-type="string">
            <text:p>Quest</text:p>
          </table:table-cell>
          <table:table-cell office:value-type="string">
            <text:p>Action</text:p>
          </table:table-cell>
          <table:table-cell table:style-name="ce2" office:value-type="string">
            <text:p>3.8</text:p>
          </table:table-cell>
          <table:table-cell office:value-type="string">
            <text:p>1 Player</text:p>
          </table:table-cell>
          <table:table-cell office:value-type="string">
            <text:p>Magical Chase is a 2D side-scrolling shoot 'em up set in a fantasy world. <text:s/>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ext:s/>The game has six stages, and each level has a mid-boss and an end boss.</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Magical Chase (USA)&quot;&gt; &lt;year&gt;1993&lt;/year&gt; &lt;rating&gt;ESRB - E (Everyone)&lt;/rating&gt; &lt;title&gt;Magical Chase &lt;/title&gt; &lt;pub&gt;NEC Technologies, Inc.&lt;/pub&gt; &lt;dev&gt;Quest&lt;/dev&gt; &lt;genre&gt;Action&lt;/genre&gt; &lt;score&gt;3.8&lt;/score&gt; &lt;player&gt;1 Player&lt;/player&gt; &lt;story&gt;Magical Chase is a 2D side-scrolling shoot 'em up set in a fantasy world.  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he game has six stages, and each level has a mid-boss and an end boss.&lt;/story&gt; &lt;/game&gt;">
            <text:p>&lt;game name="Magical Chase (USA)"&gt; &lt;year&gt;1993&lt;/year&gt; &lt;rating&gt;ESRB - E (Everyone)&lt;/rating&gt; &lt;title&gt;Magical Chase &lt;/title&gt; &lt;pub&gt;NEC Technologies, Inc.&lt;/pub&gt; &lt;dev&gt;Quest&lt;/dev&gt; &lt;genre&gt;Action&lt;/genre&gt; &lt;score&gt;3.8&lt;/score&gt; &lt;player&gt;1 Player&lt;/player&gt; &lt;story&gt;Magical Chase is a 2D side-scrolling shoot 'em up set in a fantasy world. <text:s/>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ext:s/>The game has six stages, and each level has a mid-boss and an end boss.&lt;/story&gt; &lt;/game&gt;</text:p>
          </table:table-cell>
        </table:table-row>
        <table:table-row table:style-name="ro1">
          <table:table-cell office:value-type="string">
            <text:p>Military Madness (USA)</text:p>
          </table:table-cell>
          <table:table-cell office:value-type="float" office:value="1989">
            <text:p>1989</text:p>
          </table:table-cell>
          <table:table-cell office:value-type="string">
            <text:p>ESRB - E (Everyone)</text:p>
          </table:table-cell>
          <table:table-cell office:value-type="string">
            <text:p>Military Madness </text:p>
          </table:table-cell>
          <table:table-cell office:value-type="string">
            <text:p>NEC Technologies, Inc.</text:p>
          </table:table-cell>
          <table:table-cell office:value-type="string">
            <text:p>Hudson Soft</text:p>
          </table:table-cell>
          <table:table-cell office:value-type="string">
            <text:p>Strategy</text:p>
          </table:table-cell>
          <table:table-cell table:style-name="ce2" office:value-type="string">
            <text:p>3.8</text:p>
          </table:table-cell>
          <table:table-cell office:value-type="string">
            <text:p>1-2 Players</text:p>
          </table:table-cell>
          <table:table-cell office:value-type="string">
            <text:p>Military Madness is a futuristic turn-based strategy war game. <text:s/>The year is 2089 and the setting is Earth’s moon, which yields many important resources. <text:s/>While the governments of Earth bicker over their staked claims on the moon, the evil Axis Empire launches a lunar military campaign and takes over the moon, using its factories to produce advanced weaponry, the most devastating of which is the SAM (Supreme Atomic Missile). <text:s/>As commander of the Allied forces, it is the player’s responsibility to lead what’s left of the Allied armies in a desperate offensive against the Axis Empire on the lunar surface before they can use the SAM to destroy Earth.****There are 32 maps (2 different campaigns with 16 maps each) to play through. <text:s/>In each map, the player must strategically defeat the outnumbering Axis forces either by destroying all enemy units or capturing the enemy base camp. <text:s/>There are many different units that both sides utilize - infantry, tanks, aircraft, artillery, and a few others that have specialized functions. <text:s/>Gameplay consists of moving units into positions that will gain the best advantage to attack the enemy, capitalizing on many factors, which include battle experience, terrain, support tactics, and - sometimes - pure luck.</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Military Madness (USA)&quot;&gt; &lt;year&gt;1989&lt;/year&gt; &lt;rating&gt;ESRB - E (Everyone)&lt;/rating&gt; &lt;title&gt;Military Madness &lt;/title&gt; &lt;pub&gt;NEC Technologies, Inc.&lt;/pub&gt; &lt;dev&gt;Hudson Soft&lt;/dev&gt; &lt;genre&gt;Strategy&lt;/genre&gt; &lt;score&gt;3.8&lt;/score&gt; &lt;player&gt;1-2 Players&lt;/player&gt; &lt;story&gt;Military Madness is a futuristic turn-based strategy war game.  The year is 2089 and the setting is Earth’s moon, which yields many important resources.  While the governments of Earth bicker over their staked claims on the moon, the evil Axis Empire launches a lunar military campaign and takes over the moon, using its factories to produce advanced weaponry, the most devastating of which is the SAM (Supreme Atomic Missile).  As commander of the Allied forces, it is the player’s responsibility to lead what’s left of the Allied armies in a desperate offensive against the Axis Empire on the lunar surface before they can use the SAM to destroy Earth.****There are 32 maps (2 different campaigns with 16 maps each) to play through.  In each map, the player must strategically defeat the outnumbering Axis forces either by destroying all enemy units or capturing the enemy base camp.  There are many different units that both sides utilize - infantry, tanks, aircraft, artillery, and a few others that have specialized functions.  Gameplay consists of moving units into positions that will gain the best advantage to attack the enemy, capitalizing on many factors, which include battle experience, terrain, support tactics, and - sometimes - pure luck.&lt;/story&gt; &lt;/game&gt;">
            <text:p>&lt;game name="Military Madness (USA)"&gt; &lt;year&gt;1989&lt;/year&gt; &lt;rating&gt;ESRB - E (Everyone)&lt;/rating&gt; &lt;title&gt;Military Madness &lt;/title&gt; &lt;pub&gt;NEC Technologies, Inc.&lt;/pub&gt; &lt;dev&gt;Hudson Soft&lt;/dev&gt; &lt;genre&gt;Strategy&lt;/genre&gt; &lt;score&gt;3.8&lt;/score&gt; &lt;player&gt;1-2 Players&lt;/player&gt; &lt;story&gt;Military Madness is a futuristic turn-based strategy war game. <text:s/>The year is 2089 and the setting is Earth’s moon, which yields many important resources. <text:s/>While the governments of Earth bicker over their staked claims on the moon, the evil Axis Empire launches a lunar military campaign and takes over the moon, using its factories to produce advanced weaponry, the most devastating of which is the SAM (Supreme Atomic Missile). <text:s/>As commander of the Allied forces, it is the player’s responsibility to lead what’s left of the Allied armies in a desperate offensive against the Axis Empire on the lunar surface before they can use the SAM to destroy Earth.****There are 32 maps (2 different campaigns with 16 maps each) to play through. <text:s/>In each map, the player must strategically defeat the outnumbering Axis forces either by destroying all enemy units or capturing the enemy base camp. <text:s/>There are many different units that both sides utilize - infantry, tanks, aircraft, artillery, and a few others that have specialized functions. <text:s/>Gameplay consists of moving units into positions that will gain the best advantage to attack the enemy, capitalizing on many factors, which include battle experience, terrain, support tactics, and - sometimes - pure luck.&lt;/story&gt; &lt;/game&gt;</text:p>
          </table:table-cell>
        </table:table-row>
        <table:table-row table:style-name="ro1">
          <table:table-cell office:value-type="string">
            <text:p>Moto Roader (USA)</text:p>
          </table:table-cell>
          <table:table-cell office:value-type="float" office:value="1989">
            <text:p>1989</text:p>
          </table:table-cell>
          <table:table-cell office:value-type="string">
            <text:p>ESRB - E (Everyone)</text:p>
          </table:table-cell>
          <table:table-cell office:value-type="string">
            <text:p>Moto Roader </text:p>
          </table:table-cell>
          <table:table-cell office:value-type="string">
            <text:p>NEC Technologies, Inc.</text:p>
          </table:table-cell>
          <table:table-cell office:value-type="string">
            <text:p>Hudson Soft</text:p>
          </table:table-cell>
          <table:table-cell office:value-type="string">
            <text:p>Driving</text:p>
          </table:table-cell>
          <table:table-cell table:style-name="ce2" office:value-type="string">
            <text:p>3.0</text:p>
          </table:table-cell>
          <table:table-cell office:value-type="string">
            <text:p>1-5 Players</text:p>
          </table:table-cell>
          <table:table-cell office:value-type="string">
            <text:p>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Moto Roader (USA)&quot;&gt; &lt;year&gt;1989&lt;/year&gt; &lt;rating&gt;ESRB - E (Everyone)&lt;/rating&gt; &lt;title&gt;Moto Roader &lt;/title&gt; &lt;pub&gt;NEC Technologies, Inc.&lt;/pub&gt; &lt;dev&gt;Hudson Soft&lt;/dev&gt; &lt;genre&gt;Driving&lt;/genre&gt; &lt;score&gt;3.0&lt;/score&gt; &lt;player&gt;1-5 Players&lt;/player&gt; &lt;story&gt;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lt;/story&gt; &lt;/game&gt;">
            <text:p>&lt;game name="Moto Roader (USA)"&gt; &lt;year&gt;1989&lt;/year&gt; &lt;rating&gt;ESRB - E (Everyone)&lt;/rating&gt; &lt;title&gt;Moto Roader &lt;/title&gt; &lt;pub&gt;NEC Technologies, Inc.&lt;/pub&gt; &lt;dev&gt;Hudson Soft&lt;/dev&gt; &lt;genre&gt;Driving&lt;/genre&gt; &lt;score&gt;3.0&lt;/score&gt; &lt;player&gt;1-5 Players&lt;/player&gt; &lt;story&gt;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lt;/story&gt; &lt;/game&gt;</text:p>
          </table:table-cell>
        </table:table-row>
        <table:table-row table:style-name="ro1">
          <table:table-cell office:value-type="string">
            <text:p>Neutopia (USA)</text:p>
          </table:table-cell>
          <table:table-cell office:value-type="float" office:value="1989">
            <text:p>1989</text:p>
          </table:table-cell>
          <table:table-cell office:value-type="string">
            <text:p>ESRB - E (Everyone)</text:p>
          </table:table-cell>
          <table:table-cell office:value-type="string">
            <text:p>Neutopia </text:p>
          </table:table-cell>
          <table:table-cell office:value-type="string">
            <text:p>NEC Technologies, Inc.</text:p>
          </table:table-cell>
          <table:table-cell office:value-type="string">
            <text:p>Hudson Soft</text:p>
          </table:table-cell>
          <table:table-cell office:value-type="string">
            <text:p>Role-Playing</text:p>
          </table:table-cell>
          <table:table-cell table:style-name="ce2" office:value-type="string">
            <text:p>3.6</text:p>
          </table:table-cell>
          <table:table-cell office:value-type="string">
            <text:p>1 Player</text:p>
          </table:table-cell>
          <table:table-cell office:value-type="string">
            <text:p>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text:s/>Zelda games, "Neutopia"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Neutopia (USA)&quot;&gt; &lt;year&gt;1989&lt;/year&gt; &lt;rating&gt;ESRB - E (Everyone)&lt;/rating&gt; &lt;title&gt;Neutopia &lt;/title&gt; &lt;pub&gt;NEC Technologies, Inc.&lt;/pub&gt; &lt;dev&gt;Hudson Soft&lt;/dev&gt; &lt;genre&gt;Role-Playing&lt;/genre&gt; &lt;score&gt;3.6&lt;/score&gt; &lt;player&gt;1 Player&lt;/player&gt; &lt;story&gt;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Zelda games, &quot;Neutopia&quot;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lt;/story&gt; &lt;/game&gt;">
            <text:p>&lt;game name="Neutopia (USA)"&gt; &lt;year&gt;1989&lt;/year&gt; &lt;rating&gt;ESRB - E (Everyone)&lt;/rating&gt; &lt;title&gt;Neutopia &lt;/title&gt; &lt;pub&gt;NEC Technologies, Inc.&lt;/pub&gt; &lt;dev&gt;Hudson Soft&lt;/dev&gt; &lt;genre&gt;Role-Playing&lt;/genre&gt; &lt;score&gt;3.6&lt;/score&gt; &lt;player&gt;1 Player&lt;/player&gt; &lt;story&gt;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text:s/>Zelda games, "Neutopia"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lt;/story&gt; &lt;/game&gt;</text:p>
          </table:table-cell>
        </table:table-row>
        <table:table-row table:style-name="ro1">
          <table:table-cell office:value-type="string">
            <text:p>Neutopia II (USA)</text:p>
          </table:table-cell>
          <table:table-cell office:value-type="float" office:value="1991">
            <text:p>1991</text:p>
          </table:table-cell>
          <table:table-cell office:value-type="string">
            <text:p>ESRB - E (Everyone)</text:p>
          </table:table-cell>
          <table:table-cell office:value-type="string">
            <text:p>Neutopia II </text:p>
          </table:table-cell>
          <table:table-cell office:value-type="string">
            <text:p>Turbo Technologies, Inc.</text:p>
          </table:table-cell>
          <table:table-cell office:value-type="string">
            <text:p>Hudson Soft</text:p>
          </table:table-cell>
          <table:table-cell office:value-type="string">
            <text:p>Role-Playing</text:p>
          </table:table-cell>
          <table:table-cell table:style-name="ce2" office:value-type="string">
            <text:p>3.5</text:p>
          </table:table-cell>
          <table:table-cell office:value-type="string">
            <text:p>1 Player</text:p>
          </table:table-cell>
          <table:table-cell office:value-type="string">
            <text:p>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Neutopia"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Neutopia II (USA)&quot;&gt; &lt;year&gt;1991&lt;/year&gt; &lt;rating&gt;ESRB - E (Everyone)&lt;/rating&gt; &lt;title&gt;Neutopia II &lt;/title&gt; &lt;pub&gt;Turbo Technologies, Inc.&lt;/pub&gt; &lt;dev&gt;Hudson Soft&lt;/dev&gt; &lt;genre&gt;Role-Playing&lt;/genre&gt; &lt;score&gt;3.5&lt;/score&gt; &lt;player&gt;1 Player&lt;/player&gt; &lt;story&gt;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quot;Neutopia&quot;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lt;/story&gt; &lt;/game&gt;">
            <text:p>&lt;game name="Neutopia II (USA)"&gt; &lt;year&gt;1991&lt;/year&gt; &lt;rating&gt;ESRB - E (Everyone)&lt;/rating&gt; &lt;title&gt;Neutopia II &lt;/title&gt; &lt;pub&gt;Turbo Technologies, Inc.&lt;/pub&gt; &lt;dev&gt;Hudson Soft&lt;/dev&gt; &lt;genre&gt;Role-Playing&lt;/genre&gt; &lt;score&gt;3.5&lt;/score&gt; &lt;player&gt;1 Player&lt;/player&gt; &lt;story&gt;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Neutopia"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lt;/story&gt; &lt;/game&gt;</text:p>
          </table:table-cell>
        </table:table-row>
        <table:table-row table:style-name="ro1">
          <table:table-cell office:value-type="string">
            <text:p>New Adventure Island (USA)</text:p>
          </table:table-cell>
          <table:table-cell office:value-type="float" office:value="1992">
            <text:p>1992</text:p>
          </table:table-cell>
          <table:table-cell office:value-type="string">
            <text:p>ESRB - E (Everyone)</text:p>
          </table:table-cell>
          <table:table-cell office:value-type="string">
            <text:p>New Adventure Island </text:p>
          </table:table-cell>
          <table:table-cell office:value-type="string">
            <text:p>Turbo Technologies, Inc.</text:p>
          </table:table-cell>
          <table:table-cell office:value-type="string">
            <text:p>Now Production</text:p>
          </table:table-cell>
          <table:table-cell office:value-type="string">
            <text:p>Platform</text:p>
          </table:table-cell>
          <table:table-cell table:style-name="ce2" office:value-type="string">
            <text:p>3.7</text:p>
          </table:table-cell>
          <table:table-cell office:value-type="string">
            <text:p>1 Player</text:p>
          </table:table-cell>
          <table:table-cell office:value-type="string">
            <text:p>Somewhere on the peaceful Adventure Island, Master Higgins weds Tina, the new "Miss Island".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When you get to the end of an area, you will have to defeat one of the henchmen and rescue a child from one of the four castles.****An update of the original NES game.</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New Adventure Island (USA)&quot;&gt; &lt;year&gt;1992&lt;/year&gt; &lt;rating&gt;ESRB - E (Everyone)&lt;/rating&gt; &lt;title&gt;New Adventure Island &lt;/title&gt; &lt;pub&gt;Turbo Technologies, Inc.&lt;/pub&gt; &lt;dev&gt;Now Production&lt;/dev&gt; &lt;genre&gt;Platform&lt;/genre&gt; &lt;score&gt;3.7&lt;/score&gt; &lt;player&gt;1 Player&lt;/player&gt; &lt;story&gt;Somewhere on the peaceful Adventure Island, Master Higgins weds Tina, the new &quot;Miss Island&quot;.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When you get to the end of an area, you will have to defeat one of the henchmen and rescue a child from one of the four castles.****An update of the original NES game.&lt;/story&gt; &lt;/game&gt;">
            <text:p>&lt;game name="New Adventure Island (USA)"&gt; &lt;year&gt;1992&lt;/year&gt; &lt;rating&gt;ESRB - E (Everyone)&lt;/rating&gt; &lt;title&gt;New Adventure Island &lt;/title&gt; &lt;pub&gt;Turbo Technologies, Inc.&lt;/pub&gt; &lt;dev&gt;Now Production&lt;/dev&gt; &lt;genre&gt;Platform&lt;/genre&gt; &lt;score&gt;3.7&lt;/score&gt; &lt;player&gt;1 Player&lt;/player&gt; &lt;story&gt;Somewhere on the peaceful Adventure Island, Master Higgins weds Tina, the new "Miss Island".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When you get to the end of an area, you will have to defeat one of the henchmen and rescue a child from one of the four castles.****An update of the original NES game.&lt;/story&gt; &lt;/game&gt;</text:p>
          </table:table-cell>
        </table:table-row>
        <table:table-row table:style-name="ro1">
          <table:table-cell office:value-type="string">
            <text:p>Night Creatures (USA)</text:p>
          </table:table-cell>
          <table:table-cell office:value-type="float" office:value="1991">
            <text:p>1991</text:p>
          </table:table-cell>
          <table:table-cell office:value-type="string">
            <text:p>ESRB - E (Everyone)</text:p>
          </table:table-cell>
          <table:table-cell office:value-type="string">
            <text:p>Night Creatures </text:p>
          </table:table-cell>
          <table:table-cell table:number-columns-repeated="2" office:value-type="string">
            <text:p>NEC Technologies, Inc.</text:p>
          </table:table-cell>
          <table:table-cell office:value-type="string">
            <text:p>Action</text:p>
          </table:table-cell>
          <table:table-cell table:style-name="ce2" office:value-type="string">
            <text:p>2.7</text:p>
          </table:table-cell>
          <table:table-cell office:value-type="string">
            <text:p>1 Player</text:p>
          </table:table-cell>
          <table:table-cell office:value-type="string">
            <text:p>Night Creatures for the TurboGrafx-16 is an action/adventure side-scrolling platformer. <text:s/>You are an unfortunate peon who is bitten by Hecate, a witch. <text:s/>Unless you kill Hecate by sun-up you will forever be doomed to be a creature of the night.****The world of Night Creatures consists of several different scenes, a town, a grave yard, a forest, and so on. You can travel from one scene to the next in a non-linear fashion. <text:s/>You have to determine the fastest way to find the weapons and abilities you need to beat Hecate. <text:s/>There are several boss encounters as well. <text:s/>After defeating a boss, you gain the ability to transform into an animal, such as a wolf or an owl.</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Night Creatures (USA)&quot;&gt; &lt;year&gt;1991&lt;/year&gt; &lt;rating&gt;ESRB - E (Everyone)&lt;/rating&gt; &lt;title&gt;Night Creatures &lt;/title&gt; &lt;pub&gt;NEC Technologies, Inc.&lt;/pub&gt; &lt;dev&gt;NEC Technologies, Inc.&lt;/dev&gt; &lt;genre&gt;Action&lt;/genre&gt; &lt;score&gt;2.7&lt;/score&gt; &lt;player&gt;1 Player&lt;/player&gt; &lt;story&gt;Night Creatures for the TurboGrafx-16 is an action/adventure side-scrolling platformer.  You are an unfortunate peon who is bitten by Hecate, a witch.  Unless you kill Hecate by sun-up you will forever be doomed to be a creature of the night.****The world of Night Creatures consists of several different scenes, a town, a grave yard, a forest, and so on. You can travel from one scene to the next in a non-linear fashion.  You have to determine the fastest way to find the weapons and abilities you need to beat Hecate.  There are several boss encounters as well.  After defeating a boss, you gain the ability to transform into an animal, such as a wolf or an owl.&lt;/story&gt; &lt;/game&gt;">
            <text:p>&lt;game name="Night Creatures (USA)"&gt; &lt;year&gt;1991&lt;/year&gt; &lt;rating&gt;ESRB - E (Everyone)&lt;/rating&gt; &lt;title&gt;Night Creatures &lt;/title&gt; &lt;pub&gt;NEC Technologies, Inc.&lt;/pub&gt; &lt;dev&gt;NEC Technologies, Inc.&lt;/dev&gt; &lt;genre&gt;Action&lt;/genre&gt; &lt;score&gt;2.7&lt;/score&gt; &lt;player&gt;1 Player&lt;/player&gt; &lt;story&gt;Night Creatures for the TurboGrafx-16 is an action/adventure side-scrolling platformer. <text:s/>You are an unfortunate peon who is bitten by Hecate, a witch. <text:s/>Unless you kill Hecate by sun-up you will forever be doomed to be a creature of the night.****The world of Night Creatures consists of several different scenes, a town, a grave yard, a forest, and so on. You can travel from one scene to the next in a non-linear fashion. <text:s/>You have to determine the fastest way to find the weapons and abilities you need to beat Hecate. <text:s/>There are several boss encounters as well. <text:s/>After defeating a boss, you gain the ability to transform into an animal, such as a wolf or an owl.&lt;/story&gt; &lt;/game&gt;</text:p>
          </table:table-cell>
        </table:table-row>
        <table:table-row table:style-name="ro1">
          <table:table-cell office:value-type="string">
            <text:p>Ninja Spirit (USA)</text:p>
          </table:table-cell>
          <table:table-cell office:value-type="float" office:value="1990">
            <text:p>1990</text:p>
          </table:table-cell>
          <table:table-cell office:value-type="string">
            <text:p>ESRB - E (Everyone)</text:p>
          </table:table-cell>
          <table:table-cell office:value-type="string">
            <text:p>Ninja Spirit </text:p>
          </table:table-cell>
          <table:table-cell office:value-type="string">
            <text:p>NEC Technologies, Inc.</text:p>
          </table:table-cell>
          <table:table-cell office:value-type="string">
            <text:p>Irem</text:p>
          </table:table-cell>
          <table:table-cell office:value-type="string">
            <text:p>Action</text:p>
          </table:table-cell>
          <table:table-cell table:style-name="ce2" office:value-type="string">
            <text:p>4.2</text:p>
          </table:table-cell>
          <table:table-cell office:value-type="string">
            <text:p>1-2 Players</text:p>
          </table:table-cell>
          <table:table-cell office:value-type="string">
            <text:p>Conversion of 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it does not have passwords or saves. To compensate for this, however, adjustable difficulty settings were added.</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Ninja Spirit (USA)&quot;&gt; &lt;year&gt;1990&lt;/year&gt; &lt;rating&gt;ESRB - E (Everyone)&lt;/rating&gt; &lt;title&gt;Ninja Spirit &lt;/title&gt; &lt;pub&gt;NEC Technologies, Inc.&lt;/pub&gt; &lt;dev&gt;Irem&lt;/dev&gt; &lt;genre&gt;Action&lt;/genre&gt; &lt;score&gt;4.2&lt;/score&gt; &lt;player&gt;1-2 Players&lt;/player&gt; &lt;story&gt;Conversion of 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it does not have passwords or saves. To compensate for this, however, adjustable difficulty settings were added.&lt;/story&gt; &lt;/game&gt;">
            <text:p>&lt;game name="Ninja Spirit (USA)"&gt; &lt;year&gt;1990&lt;/year&gt; &lt;rating&gt;ESRB - E (Everyone)&lt;/rating&gt; &lt;title&gt;Ninja Spirit &lt;/title&gt; &lt;pub&gt;NEC Technologies, Inc.&lt;/pub&gt; &lt;dev&gt;Irem&lt;/dev&gt; &lt;genre&gt;Action&lt;/genre&gt; &lt;score&gt;4.2&lt;/score&gt; &lt;player&gt;1-2 Players&lt;/player&gt; &lt;story&gt;Conversion of 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it does not have passwords or saves. To compensate for this, however, adjustable difficulty settings were added.&lt;/story&gt; &lt;/game&gt;</text:p>
          </table:table-cell>
        </table:table-row>
        <table:table-row table:style-name="ro1">
          <table:table-cell office:value-type="string">
            <text:p>Order of the Griffon (USA)</text:p>
          </table:table-cell>
          <table:table-cell office:value-type="float" office:value="1992">
            <text:p>1992</text:p>
          </table:table-cell>
          <table:table-cell office:value-type="string">
            <text:p>ESRB - E (Everyone)</text:p>
          </table:table-cell>
          <table:table-cell office:value-type="string">
            <text:p>Order of the Griffon </text:p>
          </table:table-cell>
          <table:table-cell office:value-type="string">
            <text:p>Turbo Technologies, Inc.</text:p>
          </table:table-cell>
          <table:table-cell office:value-type="string">
            <text:p>Westwood Associates</text:p>
          </table:table-cell>
          <table:table-cell office:value-type="string">
            <text:p>Role-Playing</text:p>
          </table:table-cell>
          <table:table-cell table:style-name="ce2" office:value-type="string">
            <text:p>3.1</text:p>
          </table:table-cell>
          <table:table-cell office:value-type="string">
            <text:p>1 Player</text:p>
          </table:table-cell>
          <table:table-cell office:value-type="string">
            <text:p>The people of Radlebb Keep are worried: Undead and werewolves have been seen in the nearby forests, and rumor has that a vampire has taken residence at Koriszegy Keep. Lord Korrigan hires a group of adventurers to dispel the rumors. They soon find out that not only the rumors are true, but that there are also other evil forces at work in the area.****Order of the Griffon is a role-playing game based on 1st Edition Dungeons &amp; Dragons rules (many well-known monsters, magic items and spells are present) and set in the D&amp;D world of Mystara. It uses gameplay conventions that are somewhat similar to those from Strategic Simulations, Inc's Gold Box titles: When the party is in towns and dungeons, a first-person view is used, while overland travel happens on a large map of the area. Combat with monsters is turn-based and takes place on a special tactical screen.****A party consists of four characters, which cannot be created but must be selected from a list of 21 different predetermined characters.</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Order of the Griffon (USA)&quot;&gt; &lt;year&gt;1992&lt;/year&gt; &lt;rating&gt;ESRB - E (Everyone)&lt;/rating&gt; &lt;title&gt;Order of the Griffon &lt;/title&gt; &lt;pub&gt;Turbo Technologies, Inc.&lt;/pub&gt; &lt;dev&gt;Westwood Associates&lt;/dev&gt; &lt;genre&gt;Role-Playing&lt;/genre&gt; &lt;score&gt;3.1&lt;/score&gt; &lt;player&gt;1 Player&lt;/player&gt; &lt;story&gt;The people of Radlebb Keep are worried: Undead and werewolves have been seen in the nearby forests, and rumor has that a vampire has taken residence at Koriszegy Keep. Lord Korrigan hires a group of adventurers to dispel the rumors. They soon find out that not only the rumors are true, but that there are also other evil forces at work in the area.****Order of the Griffon is a role-playing game based on 1st Edition Dungeons &amp; Dragons rules (many well-known monsters, magic items and spells are present) and set in the D&amp;D world of Mystara. It uses gameplay conventions that are somewhat similar to those from Strategic Simulations, Inc's Gold Box titles: When the party is in towns and dungeons, a first-person view is used, while overland travel happens on a large map of the area. Combat with monsters is turn-based and takes place on a special tactical screen.****A party consists of four characters, which cannot be created but must be selected from a list of 21 different predetermined characters.&lt;/story&gt; &lt;/game&gt;">
            <text:p>&lt;game name="Order of the Griffon (USA)"&gt; &lt;year&gt;1992&lt;/year&gt; &lt;rating&gt;ESRB - E (Everyone)&lt;/rating&gt; &lt;title&gt;Order of the Griffon &lt;/title&gt; &lt;pub&gt;Turbo Technologies, Inc.&lt;/pub&gt; &lt;dev&gt;Westwood Associates&lt;/dev&gt; &lt;genre&gt;Role-Playing&lt;/genre&gt; &lt;score&gt;3.1&lt;/score&gt; &lt;player&gt;1 Player&lt;/player&gt; &lt;story&gt;The people of Radlebb Keep are worried: Undead and werewolves have been seen in the nearby forests, and rumor has that a vampire has taken residence at Koriszegy Keep. Lord Korrigan hires a group of adventurers to dispel the rumors. They soon find out that not only the rumors are true, but that there are also other evil forces at work in the area.****Order of the Griffon is a role-playing game based on 1st Edition Dungeons &amp; Dragons rules (many well-known monsters, magic items and spells are present) and set in the D&amp;D world of Mystara. It uses gameplay conventions that are somewhat similar to those from Strategic Simulations, Inc's Gold Box titles: When the party is in towns and dungeons, a first-person view is used, while overland travel happens on a large map of the area. Combat with monsters is turn-based and takes place on a special tactical screen.****A party consists of four characters, which cannot be created but must be selected from a list of 21 different predetermined characters.&lt;/story&gt; &lt;/game&gt;</text:p>
          </table:table-cell>
        </table:table-row>
        <table:table-row table:style-name="ro1">
          <table:table-cell office:value-type="string">
            <text:p>Ordyne (USA)</text:p>
          </table:table-cell>
          <table:table-cell office:value-type="float" office:value="1990">
            <text:p>1990</text:p>
          </table:table-cell>
          <table:table-cell office:value-type="string">
            <text:p>ESRB - E (Everyone)</text:p>
          </table:table-cell>
          <table:table-cell office:value-type="string">
            <text:p>Ordyne </text:p>
          </table:table-cell>
          <table:table-cell office:value-type="string">
            <text:p>NEC Technologies, Inc.</text:p>
          </table:table-cell>
          <table:table-cell office:value-type="string">
            <text:p>Namco</text:p>
          </table:table-cell>
          <table:table-cell office:value-type="string">
            <text:p>Shoot-'Em-Up</text:p>
          </table:table-cell>
          <table:table-cell table:style-name="ce2" office:value-type="string">
            <text:p>2.8</text:p>
          </table:table-cell>
          <table:table-cell office:value-type="string">
            <text:p>1-2 Players</text:p>
          </table:table-cell>
          <table:table-cell office:value-type="string">
            <text:p>Ordyne is a horizontal side-scrolling shoot 'em up (also considered a "cute 'em up" due to its lighter tone) that puts players in the role of Yûichirô Tomari, a genius scientist, and Sunday Chin, his faithful assistant. <text:s/>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Ordyne (USA)&quot;&gt; &lt;year&gt;1990&lt;/year&gt; &lt;rating&gt;ESRB - E (Everyone)&lt;/rating&gt; &lt;title&gt;Ordyne &lt;/title&gt; &lt;pub&gt;NEC Technologies, Inc.&lt;/pub&gt; &lt;dev&gt;Namco&lt;/dev&gt; &lt;genre&gt;Shoot-'Em-Up&lt;/genre&gt; &lt;score&gt;2.8&lt;/score&gt; &lt;player&gt;1-2 Players&lt;/player&gt; &lt;story&gt;Ordyne is a horizontal side-scrolling shoot 'em up (also considered a &quot;cute 'em up&quot; due to its lighter tone) that puts players in the role of Yûichirô Tomari, a genius scientist, and Sunday Chin, his faithful assistant.  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lt;/story&gt; &lt;/game&gt;">
            <text:p>&lt;game name="Ordyne (USA)"&gt; &lt;year&gt;1990&lt;/year&gt; &lt;rating&gt;ESRB - E (Everyone)&lt;/rating&gt; &lt;title&gt;Ordyne &lt;/title&gt; &lt;pub&gt;NEC Technologies, Inc.&lt;/pub&gt; &lt;dev&gt;Namco&lt;/dev&gt; &lt;genre&gt;Shoot-'Em-Up&lt;/genre&gt; &lt;score&gt;2.8&lt;/score&gt; &lt;player&gt;1-2 Players&lt;/player&gt; &lt;story&gt;Ordyne is a horizontal side-scrolling shoot 'em up (also considered a "cute 'em up" due to its lighter tone) that puts players in the role of Yûichirô Tomari, a genius scientist, and Sunday Chin, his faithful assistant. <text:s/>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lt;/story&gt; &lt;/game&gt;</text:p>
          </table:table-cell>
        </table:table-row>
        <table:table-row table:style-name="ro1">
          <table:table-cell office:value-type="string">
            <text:p>Pac-Land (USA)</text:p>
          </table:table-cell>
          <table:table-cell office:value-type="float" office:value="1990">
            <text:p>1990</text:p>
          </table:table-cell>
          <table:table-cell office:value-type="string">
            <text:p>ESRB - E (Everyone)</text:p>
          </table:table-cell>
          <table:table-cell office:value-type="string">
            <text:p>Pac-Land </text:p>
          </table:table-cell>
          <table:table-cell office:value-type="string">
            <text:p>NEC Technologies, Inc.</text:p>
          </table:table-cell>
          <table:table-cell office:value-type="string">
            <text:p>Namco</text:p>
          </table:table-cell>
          <table:table-cell office:value-type="string">
            <text:p>Platform</text:p>
          </table:table-cell>
          <table:table-cell table:style-name="ce2" office:value-type="string">
            <text:p>3.1</text:p>
          </table:table-cell>
          <table:table-cell office:value-type="string">
            <text:p>1-2 Players</text:p>
          </table:table-cell>
          <table:table-cell office:value-type="string">
            <text:p>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Pac-Land (USA)&quot;&gt; &lt;year&gt;1990&lt;/year&gt; &lt;rating&gt;ESRB - E (Everyone)&lt;/rating&gt; &lt;title&gt;Pac-Land &lt;/title&gt; &lt;pub&gt;NEC Technologies, Inc.&lt;/pub&gt; &lt;dev&gt;Namco&lt;/dev&gt; &lt;genre&gt;Platform&lt;/genre&gt; &lt;score&gt;3.1&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
            <text:p>&lt;game name="Pac-Land (USA)"&gt; &lt;year&gt;1990&lt;/year&gt; &lt;rating&gt;ESRB - E (Everyone)&lt;/rating&gt; &lt;title&gt;Pac-Land &lt;/title&gt; &lt;pub&gt;NEC Technologies, Inc.&lt;/pub&gt; &lt;dev&gt;Namco&lt;/dev&gt; &lt;genre&gt;Platform&lt;/genre&gt; &lt;score&gt;3.1&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text:p>
          </table:table-cell>
        </table:table-row>
        <table:table-row table:style-name="ro1">
          <table:table-cell office:value-type="string">
            <text:p>Panza Kick Boxing (USA)</text:p>
          </table:table-cell>
          <table:table-cell office:value-type="float" office:value="1991">
            <text:p>1991</text:p>
          </table:table-cell>
          <table:table-cell office:value-type="string">
            <text:p>ESRB - E (Everyone)</text:p>
          </table:table-cell>
          <table:table-cell office:value-type="string">
            <text:p>Panza Kick Boxing </text:p>
          </table:table-cell>
          <table:table-cell office:value-type="string">
            <text:p>NEC Technologies, Inc.</text:p>
          </table:table-cell>
          <table:table-cell office:value-type="string">
            <text:p>Futura</text:p>
          </table:table-cell>
          <table:table-cell office:value-type="string">
            <text:p>Boxing/Sports</text:p>
          </table:table-cell>
          <table:table-cell table:style-name="ce2" office:value-type="string">
            <text:p>3.2</text:p>
          </table:table-cell>
          <table:table-cell office:value-type="string">
            <text:p>1-2 Players</text:p>
          </table:table-cell>
          <table:table-cell office:value-type="string">
            <text:p>Endorsed by André Panza, this game brings Thai kick boxing to the PC, and gives you nice graphics and smooth animations along with over 35 moves.****Use the training gym to build up your character's abilities until you feel ready to take on an opponent. You also have the ability to customize your attacks.****When you are ready, go to the ring to take on various opponents as you try to become the best kick boxer in the game. Punch, kick, block... can you survive the fight and emerge as the winner?</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Panza Kick Boxing (USA)&quot;&gt; &lt;year&gt;1991&lt;/year&gt; &lt;rating&gt;ESRB - E (Everyone)&lt;/rating&gt; &lt;title&gt;Panza Kick Boxing &lt;/title&gt; &lt;pub&gt;NEC Technologies, Inc.&lt;/pub&gt; &lt;dev&gt;Futura&lt;/dev&gt; &lt;genre&gt;Boxing/Sports&lt;/genre&gt; &lt;score&gt;3.2&lt;/score&gt; &lt;player&gt;1-2 Players&lt;/player&gt; &lt;story&gt;Endorsed by André Panza, this game brings Thai kick boxing to the PC, and gives you nice graphics and smooth animations along with over 35 moves.****Use the training gym to build up your character's abilities until you feel ready to take on an opponent. You also have the ability to customize your attacks.****When you are ready, go to the ring to take on various opponents as you try to become the best kick boxer in the game. Punch, kick, block... can you survive the fight and emerge as the winner?&lt;/story&gt; &lt;/game&gt;">
            <text:p>&lt;game name="Panza Kick Boxing (USA)"&gt; &lt;year&gt;1991&lt;/year&gt; &lt;rating&gt;ESRB - E (Everyone)&lt;/rating&gt; &lt;title&gt;Panza Kick Boxing &lt;/title&gt; &lt;pub&gt;NEC Technologies, Inc.&lt;/pub&gt; &lt;dev&gt;Futura&lt;/dev&gt; &lt;genre&gt;Boxing/Sports&lt;/genre&gt; &lt;score&gt;3.2&lt;/score&gt; &lt;player&gt;1-2 Players&lt;/player&gt; &lt;story&gt;Endorsed by André Panza, this game brings Thai kick boxing to the PC, and gives you nice graphics and smooth animations along with over 35 moves.****Use the training gym to build up your character's abilities until you feel ready to take on an opponent. You also have the ability to customize your attacks.****When you are ready, go to the ring to take on various opponents as you try to become the best kick boxer in the game. Punch, kick, block... can you survive the fight and emerge as the winner?&lt;/story&gt; &lt;/game&gt;</text:p>
          </table:table-cell>
        </table:table-row>
        <table:table-row table:style-name="ro1">
          <table:table-cell office:value-type="string">
            <text:p>Parasol Stars - The Story of Bubble Bobble III (USA)</text:p>
          </table:table-cell>
          <table:table-cell office:value-type="float" office:value="1991">
            <text:p>1991</text:p>
          </table:table-cell>
          <table:table-cell office:value-type="string">
            <text:p>ESRB - E (Everyone)</text:p>
          </table:table-cell>
          <table:table-cell office:value-type="string">
            <text:p>Parasol Stars - The Story of Bubble Bobble III </text:p>
          </table:table-cell>
          <table:table-cell office:value-type="string">
            <text:p>Working Designs</text:p>
          </table:table-cell>
          <table:table-cell office:value-type="string">
            <text:p>Taito</text:p>
          </table:table-cell>
          <table:table-cell office:value-type="string">
            <text:p>Platform</text:p>
          </table:table-cell>
          <table:table-cell table:style-name="ce2" office:value-type="string">
            <text:p>4.2</text:p>
          </table:table-cell>
          <table:table-cell office:value-type="string">
            <text:p>1-2 Players</text:p>
          </table:table-cell>
          <table:table-cell office:value-type="string">
            <text:p>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Parasol Stars - The Story of Bubble Bobble III (USA)&quot;&gt; &lt;year&gt;1991&lt;/year&gt; &lt;rating&gt;ESRB - E (Everyone)&lt;/rating&gt; &lt;title&gt;Parasol Stars - The Story of Bubble Bobble III &lt;/title&gt; &lt;pub&gt;Working Designs&lt;/pub&gt; &lt;dev&gt;Taito&lt;/dev&gt; &lt;genre&gt;Platform&lt;/genre&gt; &lt;score&gt;4.2&lt;/score&gt; &lt;player&gt;1-2 Players&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
            <text:p>&lt;game name="Parasol Stars - The Story of Bubble Bobble III (USA)"&gt; &lt;year&gt;1991&lt;/year&gt; &lt;rating&gt;ESRB - E (Everyone)&lt;/rating&gt; &lt;title&gt;Parasol Stars - The Story of Bubble Bobble III &lt;/title&gt; &lt;pub&gt;Working Designs&lt;/pub&gt; &lt;dev&gt;Taito&lt;/dev&gt; &lt;genre&gt;Platform&lt;/genre&gt; &lt;score&gt;4.2&lt;/score&gt; &lt;player&gt;1-2 Players&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text:p>
          </table:table-cell>
        </table:table-row>
        <table:table-row table:style-name="ro1">
          <table:table-cell office:value-type="string">
            <text:p>Power Golf (USA)</text:p>
          </table:table-cell>
          <table:table-cell office:value-type="float" office:value="1989">
            <text:p>1989</text:p>
          </table:table-cell>
          <table:table-cell office:value-type="string">
            <text:p>ESRB - E (Everyone)</text:p>
          </table:table-cell>
          <table:table-cell office:value-type="string">
            <text:p>Power Golf </text:p>
          </table:table-cell>
          <table:table-cell office:value-type="string">
            <text:p>NEC Technologies, Inc.</text:p>
          </table:table-cell>
          <table:table-cell office:value-type="string">
            <text:p>Hudson Soft</text:p>
          </table:table-cell>
          <table:table-cell office:value-type="string">
            <text:p>Golf/Sports</text:p>
          </table:table-cell>
          <table:table-cell table:style-name="ce2" office:value-type="string">
            <text:p>3.4</text:p>
          </table:table-cell>
          <table:table-cell office:value-type="string">
            <text:p>1-3 Players</text:p>
          </table:table-cell>
          <table:table-cell office:value-type="string">
            <text:p>Power Golf is played primarily with a top-down view of each hole, and a 3rd person perspective for hitting the ball. <text:s/>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ext:s/>This mode can be against the computer or another player. Players compete for each hole, or, in Club Match, for each other's clubs.****Competition -- This is the three-player mode. <text:s/>The game operates in the form of a contest, and is recommended for players of differing abilities. <text:s/>Driving and pin contests are also included in this mode.</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Power Golf (USA)&quot;&gt; &lt;year&gt;1989&lt;/year&gt; &lt;rating&gt;ESRB - E (Everyone)&lt;/rating&gt; &lt;title&gt;Power Golf &lt;/title&gt; &lt;pub&gt;NEC Technologies, Inc.&lt;/pub&gt; &lt;dev&gt;Hudson Soft&lt;/dev&gt; &lt;genre&gt;Golf/Sports&lt;/genre&gt; &lt;score&gt;3.4&lt;/score&gt; &lt;player&gt;1-3 Players&lt;/player&gt; &lt;story&gt;Power Golf is played primarily with a top-down view of each hole, and a 3rd person perspective for hitting the ball.  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his mode can be against the computer or another player. Players compete for each hole, or, in Club Match, for each other's clubs.****Competition -- This is the three-player mode.  The game operates in the form of a contest, and is recommended for players of differing abilities.  Driving and pin contests are also included in this mode.&lt;/story&gt; &lt;/game&gt;">
            <text:p>&lt;game name="Power Golf (USA)"&gt; &lt;year&gt;1989&lt;/year&gt; &lt;rating&gt;ESRB - E (Everyone)&lt;/rating&gt; &lt;title&gt;Power Golf &lt;/title&gt; &lt;pub&gt;NEC Technologies, Inc.&lt;/pub&gt; &lt;dev&gt;Hudson Soft&lt;/dev&gt; &lt;genre&gt;Golf/Sports&lt;/genre&gt; &lt;score&gt;3.4&lt;/score&gt; &lt;player&gt;1-3 Players&lt;/player&gt; &lt;story&gt;Power Golf is played primarily with a top-down view of each hole, and a 3rd person perspective for hitting the ball. <text:s/>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ext:s/>This mode can be against the computer or another player. Players compete for each hole, or, in Club Match, for each other's clubs.****Competition -- This is the three-player mode. <text:s/>The game operates in the form of a contest, and is recommended for players of differing abilities. <text:s/>Driving and pin contests are also included in this mode.&lt;/story&gt; &lt;/game&gt;</text:p>
          </table:table-cell>
        </table:table-row>
        <table:table-row table:style-name="ro1">
          <table:table-cell office:value-type="string">
            <text:p>Psychosis (USA)</text:p>
          </table:table-cell>
          <table:table-cell office:value-type="float" office:value="1990">
            <text:p>1990</text:p>
          </table:table-cell>
          <table:table-cell office:value-type="string">
            <text:p>ESRB - E (Everyone)</text:p>
          </table:table-cell>
          <table:table-cell office:value-type="string">
            <text:p>Psychosis </text:p>
          </table:table-cell>
          <table:table-cell office:value-type="string">
            <text:p>NEC Technologies, Inc.</text:p>
          </table:table-cell>
          <table:table-cell office:value-type="string">
            <text:p>Naxat Soft</text:p>
          </table:table-cell>
          <table:table-cell office:value-type="string">
            <text:p>Shoot-'Em-Up</text:p>
          </table:table-cell>
          <table:table-cell table:style-name="ce2" office:value-type="string">
            <text:p>3.3</text:p>
          </table:table-cell>
          <table:table-cell office:value-type="string">
            <text:p>1 Player</text:p>
          </table:table-cell>
          <table:table-cell office:value-type="string">
            <text:p>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Psychosis (USA)&quot;&gt; &lt;year&gt;1990&lt;/year&gt; &lt;rating&gt;ESRB - E (Everyone)&lt;/rating&gt; &lt;title&gt;Psychosis &lt;/title&gt; &lt;pub&gt;NEC Technologies, Inc.&lt;/pub&gt; &lt;dev&gt;Naxat Soft&lt;/dev&gt; &lt;genre&gt;Shoot-'Em-Up&lt;/genre&gt; &lt;score&gt;3.3&lt;/score&gt; &lt;player&gt;1 Player&lt;/player&gt; &lt;story&gt;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lt;/story&gt; &lt;/game&gt;">
            <text:p>&lt;game name="Psychosis (USA)"&gt; &lt;year&gt;1990&lt;/year&gt; &lt;rating&gt;ESRB - E (Everyone)&lt;/rating&gt; &lt;title&gt;Psychosis &lt;/title&gt; &lt;pub&gt;NEC Technologies, Inc.&lt;/pub&gt; &lt;dev&gt;Naxat Soft&lt;/dev&gt; &lt;genre&gt;Shoot-'Em-Up&lt;/genre&gt; &lt;score&gt;3.3&lt;/score&gt; &lt;player&gt;1 Player&lt;/player&gt; &lt;story&gt;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lt;/story&gt; &lt;/game&gt;</text:p>
          </table:table-cell>
        </table:table-row>
        <table:table-row table:style-name="ro1">
          <table:table-cell office:value-type="string">
            <text:p>R-Type (USA)</text:p>
          </table:table-cell>
          <table:table-cell office:value-type="float" office:value="1989">
            <text:p>1989</text:p>
          </table:table-cell>
          <table:table-cell office:value-type="string">
            <text:p>ESRB - E (Everyone)</text:p>
          </table:table-cell>
          <table:table-cell office:value-type="string">
            <text:p>R-Type </text:p>
          </table:table-cell>
          <table:table-cell office:value-type="string">
            <text:p>NEC Technologies, Inc.</text:p>
          </table:table-cell>
          <table:table-cell office:value-type="string">
            <text:p>Irem</text:p>
          </table:table-cell>
          <table:table-cell office:value-type="string">
            <text:p>Shoot-'Em-Up</text:p>
          </table:table-cell>
          <table:table-cell table:style-name="ce2" office:value-type="string">
            <text:p>4.4</text:p>
          </table:table-cell>
          <table:table-cell office:value-type="string">
            <text:p>1-2 Players</text:p>
          </table:table-cell>
          <table:table-cell office:value-type="string">
            <text:p>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R-Type (USA)&quot;&gt; &lt;year&gt;1989&lt;/year&gt; &lt;rating&gt;ESRB - E (Everyone)&lt;/rating&gt; &lt;title&gt;R-Type &lt;/title&gt; &lt;pub&gt;NEC Technologies, Inc.&lt;/pub&gt; &lt;dev&gt;Irem&lt;/dev&gt; &lt;genre&gt;Shoot-'Em-Up&lt;/genre&gt; &lt;score&gt;4.4&lt;/score&gt; &lt;player&gt;1-2 Players&lt;/player&gt; &lt;story&gt;R-Type is a side scrolling shoot 'em up best known for its extremely tough and strategic gameplay.  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quot;The Force&quot;,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
            <text:p>&lt;game name="R-Type (USA)"&gt; &lt;year&gt;1989&lt;/year&gt; &lt;rating&gt;ESRB - E (Everyone)&lt;/rating&gt; &lt;title&gt;R-Type &lt;/title&gt; &lt;pub&gt;NEC Technologies, Inc.&lt;/pub&gt; &lt;dev&gt;Irem&lt;/dev&gt; &lt;genre&gt;Shoot-'Em-Up&lt;/genre&gt; &lt;score&gt;4.4&lt;/score&gt; &lt;player&gt;1-2 Players&lt;/player&gt; &lt;story&gt;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text:p>
          </table:table-cell>
        </table:table-row>
        <table:table-row table:style-name="ro1">
          <table:table-cell office:value-type="string">
            <text:p>Raiden (USA)</text:p>
          </table:table-cell>
          <table:table-cell office:value-type="float" office:value="1991">
            <text:p>1991</text:p>
          </table:table-cell>
          <table:table-cell office:value-type="string">
            <text:p>ESRB - E (Everyone)</text:p>
          </table:table-cell>
          <table:table-cell office:value-type="string">
            <text:p>Raiden </text:p>
          </table:table-cell>
          <table:table-cell office:value-type="string">
            <text:p>NEC Technologies, Inc.</text:p>
          </table:table-cell>
          <table:table-cell office:value-type="string">
            <text:p>A.I</text:p>
          </table:table-cell>
          <table:table-cell office:value-type="string">
            <text:p>Shoot-'Em-Up</text:p>
          </table:table-cell>
          <table:table-cell table:style-name="ce2" office:value-type="string">
            <text:p>3.8</text:p>
          </table:table-cell>
          <table:table-cell office:value-type="string">
            <text:p>1-2 Players</text:p>
          </table:table-cell>
          <table:table-cell office:value-type="string">
            <text:p>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Raiden (USA)&quot;&gt; &lt;year&gt;1991&lt;/year&gt; &lt;rating&gt;ESRB - E (Everyone)&lt;/rating&gt; &lt;title&gt;Raiden &lt;/title&gt; &lt;pub&gt;NEC Technologies, Inc.&lt;/pub&gt; &lt;dev&gt;A.I&lt;/dev&gt; &lt;genre&gt;Shoot-'Em-Up&lt;/genre&gt; &lt;score&gt;3.8&lt;/score&gt; &lt;player&gt;1-2 Players&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
            <text:p>&lt;game name="Raiden (USA)"&gt; &lt;year&gt;1991&lt;/year&gt; &lt;rating&gt;ESRB - E (Everyone)&lt;/rating&gt; &lt;title&gt;Raiden &lt;/title&gt; &lt;pub&gt;NEC Technologies, Inc.&lt;/pub&gt; &lt;dev&gt;A.I&lt;/dev&gt; &lt;genre&gt;Shoot-'Em-Up&lt;/genre&gt; &lt;score&gt;3.8&lt;/score&gt; &lt;player&gt;1-2 Players&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text:p>
          </table:table-cell>
        </table:table-row>
        <table:table-row table:style-name="ro1">
          <table:table-cell office:value-type="string">
            <text:p>Samurai-Ghost (USA)</text:p>
          </table:table-cell>
          <table:table-cell office:value-type="float" office:value="1992">
            <text:p>1992</text:p>
          </table:table-cell>
          <table:table-cell office:value-type="string">
            <text:p>ESRB - E (Everyone)</text:p>
          </table:table-cell>
          <table:table-cell office:value-type="string">
            <text:p>Samurai-Ghost </text:p>
          </table:table-cell>
          <table:table-cell office:value-type="string">
            <text:p>Turbo Technologies, Inc.</text:p>
          </table:table-cell>
          <table:table-cell office:value-type="string">
            <text:p>Now Production</text:p>
          </table:table-cell>
          <table:table-cell office:value-type="string">
            <text:p>Action</text:p>
          </table:table-cell>
          <table:table-cell table:style-name="ce2" office:value-type="string">
            <text:p>3.7</text:p>
          </table:table-cell>
          <table:table-cell office:value-type="string">
            <text:p>1 Player</text:p>
          </table:table-cell>
          <table:table-cell office:value-type="string">
            <text:p>Samurai Ghost is the sequel to the Japan-only Genpei Toma Den. You start the game as the undead ronin Kagekiyo, who sets out on a quest for revenge to defeat the demons and mystical monsters that haunt the Japanese countryside.****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Samurai-Ghost (USA)&quot;&gt; &lt;year&gt;1992&lt;/year&gt; &lt;rating&gt;ESRB - E (Everyone)&lt;/rating&gt; &lt;title&gt;Samurai-Ghost &lt;/title&gt; &lt;pub&gt;Turbo Technologies, Inc.&lt;/pub&gt; &lt;dev&gt;Now Production&lt;/dev&gt; &lt;genre&gt;Action&lt;/genre&gt; &lt;score&gt;3.7&lt;/score&gt; &lt;player&gt;1 Player&lt;/player&gt; &lt;story&gt;Samurai Ghost is the sequel to the Japan-only Genpei Toma Den. You start the game as the undead ronin Kagekiyo, who sets out on a quest for revenge to defeat the demons and mystical monsters that haunt the Japanese countryside.****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lt;/story&gt; &lt;/game&gt;">
            <text:p>&lt;game name="Samurai-Ghost (USA)"&gt; &lt;year&gt;1992&lt;/year&gt; &lt;rating&gt;ESRB - E (Everyone)&lt;/rating&gt; &lt;title&gt;Samurai-Ghost &lt;/title&gt; &lt;pub&gt;Turbo Technologies, Inc.&lt;/pub&gt; &lt;dev&gt;Now Production&lt;/dev&gt; &lt;genre&gt;Action&lt;/genre&gt; &lt;score&gt;3.7&lt;/score&gt; &lt;player&gt;1 Player&lt;/player&gt; &lt;story&gt;Samurai Ghost is the sequel to the Japan-only Genpei Toma Den. You start the game as the undead ronin Kagekiyo, who sets out on a quest for revenge to defeat the demons and mystical monsters that haunt the Japanese countryside.****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lt;/story&gt; &lt;/game&gt;</text:p>
          </table:table-cell>
        </table:table-row>
        <table:table-row table:style-name="ro1">
          <table:table-cell office:value-type="string">
            <text:p>Shockman (USA)</text:p>
          </table:table-cell>
          <table:table-cell office:value-type="float" office:value="1991">
            <text:p>1991</text:p>
          </table:table-cell>
          <table:table-cell office:value-type="string">
            <text:p>ESRB - E (Everyone)</text:p>
          </table:table-cell>
          <table:table-cell office:value-type="string">
            <text:p>Shockman </text:p>
          </table:table-cell>
          <table:table-cell office:value-type="string">
            <text:p>Turbo Technologies, Inc.</text:p>
          </table:table-cell>
          <table:table-cell office:value-type="string">
            <text:p>Masaya</text:p>
          </table:table-cell>
          <table:table-cell office:value-type="string">
            <text:p>Action</text:p>
          </table:table-cell>
          <table:table-cell table:style-name="ce2" office:value-type="string">
            <text:p>3.8</text:p>
          </table:table-cell>
          <table:table-cell office:value-type="string">
            <text:p>1-2 Players</text:p>
          </table:table-cell>
          <table:table-cell office:value-type="string">
            <text:p>In the sequel to Kaizou Choujin Shubibinman once again the player takes the role of either cyborg Tasuke or Kyapiko (renamed Arnold and Sonya for their US debut) to face an alien threat to the world.****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Doc" the inventor of both cyborgs and provider of upgrades has been abducted by the aliens), although new shooter stages have been included to spice things up.</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Shockman (USA)&quot;&gt; &lt;year&gt;1991&lt;/year&gt; &lt;rating&gt;ESRB - E (Everyone)&lt;/rating&gt; &lt;title&gt;Shockman &lt;/title&gt; &lt;pub&gt;Turbo Technologies, Inc.&lt;/pub&gt; &lt;dev&gt;Masaya&lt;/dev&gt; &lt;genre&gt;Action&lt;/genre&gt; &lt;score&gt;3.8&lt;/score&gt; &lt;player&gt;1-2 Players&lt;/player&gt; &lt;story&gt;In the sequel to Kaizou Choujin Shubibinman once again the player takes the role of either cyborg Tasuke or Kyapiko (renamed Arnold and Sonya for their US debut) to face an alien threat to the world.****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quot;Doc&quot; the inventor of both cyborgs and provider of upgrades has been abducted by the aliens), although new shooter stages have been included to spice things up.&lt;/story&gt; &lt;/game&gt;">
            <text:p>&lt;game name="Shockman (USA)"&gt; &lt;year&gt;1991&lt;/year&gt; &lt;rating&gt;ESRB - E (Everyone)&lt;/rating&gt; &lt;title&gt;Shockman &lt;/title&gt; &lt;pub&gt;Turbo Technologies, Inc.&lt;/pub&gt; &lt;dev&gt;Masaya&lt;/dev&gt; &lt;genre&gt;Action&lt;/genre&gt; &lt;score&gt;3.8&lt;/score&gt; &lt;player&gt;1-2 Players&lt;/player&gt; &lt;story&gt;In the sequel to Kaizou Choujin Shubibinman once again the player takes the role of either cyborg Tasuke or Kyapiko (renamed Arnold and Sonya for their US debut) to face an alien threat to the world.****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Doc" the inventor of both cyborgs and provider of upgrades has been abducted by the aliens), although new shooter stages have been included to spice things up.&lt;/story&gt; &lt;/game&gt;</text:p>
          </table:table-cell>
        </table:table-row>
        <table:table-row table:style-name="ro1">
          <table:table-cell office:value-type="string">
            <text:p>SideArms - Hyper Dyne (USA)</text:p>
          </table:table-cell>
          <table:table-cell office:value-type="float" office:value="1989">
            <text:p>1989</text:p>
          </table:table-cell>
          <table:table-cell office:value-type="string">
            <text:p>ESRB - E (Everyone)</text:p>
          </table:table-cell>
          <table:table-cell office:value-type="string">
            <text:p>SideArms - Hyper Dyne </text:p>
          </table:table-cell>
          <table:table-cell table:number-columns-repeated="2" office:value-type="string">
            <text:p>Radiance Software</text:p>
          </table:table-cell>
          <table:table-cell office:value-type="string">
            <text:p>Shoot-'Em-Up</text:p>
          </table:table-cell>
          <table:table-cell table:style-name="ce2" office:value-type="string">
            <text:p>3.8</text:p>
          </table:table-cell>
          <table:table-cell office:value-type="string">
            <text:p>1 Player</text:p>
          </table:table-cell>
          <table:table-cell office:value-type="string">
            <text:p>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SideArms - Hyper Dyne (USA)&quot;&gt; &lt;year&gt;1989&lt;/year&gt; &lt;rating&gt;ESRB - E (Everyone)&lt;/rating&gt; &lt;title&gt;SideArms - Hyper Dyne &lt;/title&gt; &lt;pub&gt;Radiance Software&lt;/pub&gt; &lt;dev&gt;Radiance Software&lt;/dev&gt; &lt;genre&gt;Shoot-'Em-Up&lt;/genre&gt; &lt;score&gt;3.8&lt;/score&gt; &lt;player&gt;1 Player&lt;/player&gt; &lt;story&gt;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lt;/story&gt; &lt;/game&gt;">
            <text:p>&lt;game name="SideArms - Hyper Dyne (USA)"&gt; &lt;year&gt;1989&lt;/year&gt; &lt;rating&gt;ESRB - E (Everyone)&lt;/rating&gt; &lt;title&gt;SideArms - Hyper Dyne &lt;/title&gt; &lt;pub&gt;Radiance Software&lt;/pub&gt; &lt;dev&gt;Radiance Software&lt;/dev&gt; &lt;genre&gt;Shoot-'Em-Up&lt;/genre&gt; &lt;score&gt;3.8&lt;/score&gt; &lt;player&gt;1 Player&lt;/player&gt; &lt;story&gt;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lt;/story&gt; &lt;/game&gt;</text:p>
          </table:table-cell>
        </table:table-row>
        <table:table-row table:style-name="ro1">
          <table:table-cell office:value-type="string">
            <text:p>Silent Debuggers (USA)</text:p>
          </table:table-cell>
          <table:table-cell office:value-type="float" office:value="1991">
            <text:p>1991</text:p>
          </table:table-cell>
          <table:table-cell office:value-type="string">
            <text:p>ESRB - E (Everyone)</text:p>
          </table:table-cell>
          <table:table-cell office:value-type="string">
            <text:p>Silent Debuggers </text:p>
          </table:table-cell>
          <table:table-cell office:value-type="string">
            <text:p>NEC Technologies, Inc.</text:p>
          </table:table-cell>
          <table:table-cell office:value-type="string">
            <text:p>Data East</text:p>
          </table:table-cell>
          <table:table-cell office:value-type="string">
            <text:p>Shooter</text:p>
          </table:table-cell>
          <table:table-cell table:style-name="ce2" office:value-type="string">
            <text:p>3.5</text:p>
          </table:table-cell>
          <table:table-cell office:value-type="string">
            <text:p>1 Player</text:p>
          </table:table-cell>
          <table:table-cell office:value-type="string">
            <text:p>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ext:s/>Tools provided by Leon give the player special abilities.</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Silent Debuggers (USA)&quot;&gt; &lt;year&gt;1991&lt;/year&gt; &lt;rating&gt;ESRB - E (Everyone)&lt;/rating&gt; &lt;title&gt;Silent Debuggers &lt;/title&gt; &lt;pub&gt;NEC Technologies, Inc.&lt;/pub&gt; &lt;dev&gt;Data East&lt;/dev&gt; &lt;genre&gt;Shooter&lt;/genre&gt; &lt;score&gt;3.5&lt;/score&gt; &lt;player&gt;1 Player&lt;/player&gt; &lt;story&gt;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ools provided by Leon give the player special abilities.&lt;/story&gt; &lt;/game&gt;">
            <text:p>&lt;game name="Silent Debuggers (USA)"&gt; &lt;year&gt;1991&lt;/year&gt; &lt;rating&gt;ESRB - E (Everyone)&lt;/rating&gt; &lt;title&gt;Silent Debuggers &lt;/title&gt; &lt;pub&gt;NEC Technologies, Inc.&lt;/pub&gt; &lt;dev&gt;Data East&lt;/dev&gt; &lt;genre&gt;Shooter&lt;/genre&gt; &lt;score&gt;3.5&lt;/score&gt; &lt;player&gt;1 Player&lt;/player&gt; &lt;story&gt;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ext:s/>Tools provided by Leon give the player special abilities.&lt;/story&gt; &lt;/game&gt;</text:p>
          </table:table-cell>
        </table:table-row>
        <table:table-row table:style-name="ro1">
          <table:table-cell office:value-type="string">
            <text:p>Sinistron (USA)</text:p>
          </table:table-cell>
          <table:table-cell office:value-type="float" office:value="1991">
            <text:p>1991</text:p>
          </table:table-cell>
          <table:table-cell office:value-type="string">
            <text:p>ESRB - E (Everyone)</text:p>
          </table:table-cell>
          <table:table-cell office:value-type="string">
            <text:p>Sinistron </text:p>
          </table:table-cell>
          <table:table-cell table:number-columns-repeated="2" office:value-type="string">
            <text:p>IGS</text:p>
          </table:table-cell>
          <table:table-cell office:value-type="string">
            <text:p>Shoot-'Em-Up</text:p>
          </table:table-cell>
          <table:table-cell table:style-name="ce2" office:value-type="string">
            <text:p>3.4</text:p>
          </table:table-cell>
          <table:table-cell office:value-type="string">
            <text:p>1 Player</text:p>
          </table:table-cell>
          <table:table-cell office:value-type="string">
            <text:p>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The plot in the game is not real clear according to the instruction booklet. Apparently something called a "Sinistron" has invaded your quadrant of the galaxy and you have to blow it up, just because.****This game has large enemy sprites and large boss characters. The levels take place mostly in outer space and alien environments. Some of the sprites are Macross-like mechs.****The Japanese version, "Violent Soldier", had slightly different graphics.</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Sinistron (USA)&quot;&gt; &lt;year&gt;1991&lt;/year&gt; &lt;rating&gt;ESRB - E (Everyone)&lt;/rating&gt; &lt;title&gt;Sinistron &lt;/title&gt; &lt;pub&gt;IGS&lt;/pub&gt; &lt;dev&gt;IGS&lt;/dev&gt; &lt;genre&gt;Shoot-'Em-Up&lt;/genre&gt; &lt;score&gt;3.4&lt;/score&gt; &lt;player&gt;1 Player&lt;/player&gt; &lt;story&gt;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The plot in the game is not real clear according to the instruction booklet. Apparently something called a &quot;Sinistron&quot; has invaded your quadrant of the galaxy and you have to blow it up, just because.****This game has large enemy sprites and large boss characters. The levels take place mostly in outer space and alien environments. Some of the sprites are Macross-like mechs.****The Japanese version, &quot;Violent Soldier&quot;, had slightly different graphics.&lt;/story&gt; &lt;/game&gt;">
            <text:p>&lt;game name="Sinistron (USA)"&gt; &lt;year&gt;1991&lt;/year&gt; &lt;rating&gt;ESRB - E (Everyone)&lt;/rating&gt; &lt;title&gt;Sinistron &lt;/title&gt; &lt;pub&gt;IGS&lt;/pub&gt; &lt;dev&gt;IGS&lt;/dev&gt; &lt;genre&gt;Shoot-'Em-Up&lt;/genre&gt; &lt;score&gt;3.4&lt;/score&gt; &lt;player&gt;1 Player&lt;/player&gt; &lt;story&gt;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The plot in the game is not real clear according to the instruction booklet. Apparently something called a "Sinistron" has invaded your quadrant of the galaxy and you have to blow it up, just because.****This game has large enemy sprites and large boss characters. The levels take place mostly in outer space and alien environments. Some of the sprites are Macross-like mechs.****The Japanese version, "Violent Soldier", had slightly different graphics.&lt;/story&gt; &lt;/game&gt;</text:p>
          </table:table-cell>
        </table:table-row>
        <table:table-row table:style-name="ro1">
          <table:table-cell office:value-type="string">
            <text:p>Soldier Blade (USA)</text:p>
          </table:table-cell>
          <table:table-cell office:value-type="float" office:value="1992">
            <text:p>1992</text:p>
          </table:table-cell>
          <table:table-cell office:value-type="string">
            <text:p>ESRB - E (Everyone)</text:p>
          </table:table-cell>
          <table:table-cell office:value-type="string">
            <text:p>Soldier Blade </text:p>
          </table:table-cell>
          <table:table-cell office:value-type="string">
            <text:p>NEC Technologies, Inc.</text:p>
          </table:table-cell>
          <table:table-cell office:value-type="string">
            <text:p>Hudson Soft</text:p>
          </table:table-cell>
          <table:table-cell office:value-type="string">
            <text:p>Shoot-'Em-Up</text:p>
          </table:table-cell>
          <table:table-cell table:style-name="ce2" office:value-type="string">
            <text:p>3.9</text:p>
          </table:table-cell>
          <table:table-cell office:value-type="string">
            <text:p>1 Player</text:p>
          </table:table-cell>
          <table:table-cell office:value-type="string">
            <text:p>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option" satellites, bombs and other super moves depending on the pod/weapon combination you have equipped.</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Soldier Blade (USA)&quot;&gt; &lt;year&gt;1992&lt;/year&gt; &lt;rating&gt;ESRB - E (Everyone)&lt;/rating&gt; &lt;title&gt;Soldier Blade &lt;/title&gt; &lt;pub&gt;NEC Technologies, Inc.&lt;/pub&gt; &lt;dev&gt;Hudson Soft&lt;/dev&gt; &lt;genre&gt;Shoot-'Em-Up&lt;/genre&gt; &lt;score&gt;3.9&lt;/score&gt; &lt;player&gt;1 Player&lt;/player&gt; &lt;story&gt;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quot;option&quot; satellites, bombs and other super moves depending on the pod/weapon combination you have equipped.&lt;/story&gt; &lt;/game&gt;">
            <text:p>&lt;game name="Soldier Blade (USA)"&gt; &lt;year&gt;1992&lt;/year&gt; &lt;rating&gt;ESRB - E (Everyone)&lt;/rating&gt; &lt;title&gt;Soldier Blade &lt;/title&gt; &lt;pub&gt;NEC Technologies, Inc.&lt;/pub&gt; &lt;dev&gt;Hudson Soft&lt;/dev&gt; &lt;genre&gt;Shoot-'Em-Up&lt;/genre&gt; &lt;score&gt;3.9&lt;/score&gt; &lt;player&gt;1 Player&lt;/player&gt; &lt;story&gt;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option" satellites, bombs and other super moves depending on the pod/weapon combination you have equipped.&lt;/story&gt; &lt;/game&gt;</text:p>
          </table:table-cell>
        </table:table-row>
        <table:table-row table:style-name="ro1">
          <table:table-cell office:value-type="string">
            <text:p>Somer Assault (USA)</text:p>
          </table:table-cell>
          <table:table-cell office:value-type="float" office:value="1992">
            <text:p>1992</text:p>
          </table:table-cell>
          <table:table-cell office:value-type="string">
            <text:p>ESRB - E (Everyone)</text:p>
          </table:table-cell>
          <table:table-cell office:value-type="string">
            <text:p>Somer Assault </text:p>
          </table:table-cell>
          <table:table-cell office:value-type="string">
            <text:p>Turbo Technologies, Inc.</text:p>
          </table:table-cell>
          <table:table-cell office:value-type="string">
            <text:p>Atlus Co.</text:p>
          </table:table-cell>
          <table:table-cell office:value-type="string">
            <text:p>Action</text:p>
          </table:table-cell>
          <table:table-cell table:style-name="ce2" office:value-type="string">
            <text:p>3.2</text:p>
          </table:table-cell>
          <table:table-cell office:value-type="string">
            <text:p>1 Player</text:p>
          </table:table-cell>
          <table:table-cell office:value-type="string">
            <text:p>Somer Assault is a difficult to describe game. <text:s/>In it you control a pink slinky character with guns attached to it. <text:s/>You move around mazes, climbing on walls, on the ceiling, through shortcuts, and attempt to find you way to the end. <text:s/>Along the way, you have to shoot out many, many enemies. <text:s/>And at the end, you will find a nasty boss surprise.****The story is bizarre, which fits the concept of the game. <text:s/>A sorceress has plans to rule the world. <text:s/>To do so, she has summoned 12 beasts, each based on a sign of the zodiac. <text:s/>It up to you, pink slinky, to defeat the 12 astrological signs.</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Somer Assault (USA)&quot;&gt; &lt;year&gt;1992&lt;/year&gt; &lt;rating&gt;ESRB - E (Everyone)&lt;/rating&gt; &lt;title&gt;Somer Assault &lt;/title&gt; &lt;pub&gt;Turbo Technologies, Inc.&lt;/pub&gt; &lt;dev&gt;Atlus Co.&lt;/dev&gt; &lt;genre&gt;Action&lt;/genre&gt; &lt;score&gt;3.2&lt;/score&gt; &lt;player&gt;1 Player&lt;/player&gt; &lt;story&gt;Somer Assault is a difficult to describe game.  In it you control a pink slinky character with guns attached to it.  You move around mazes, climbing on walls, on the ceiling, through shortcuts, and attempt to find you way to the end.  Along the way, you have to shoot out many, many enemies.  And at the end, you will find a nasty boss surprise.****The story is bizarre, which fits the concept of the game.  A sorceress has plans to rule the world.  To do so, she has summoned 12 beasts, each based on a sign of the zodiac.  It up to you, pink slinky, to defeat the 12 astrological signs.&lt;/story&gt; &lt;/game&gt;">
            <text:p>&lt;game name="Somer Assault (USA)"&gt; &lt;year&gt;1992&lt;/year&gt; &lt;rating&gt;ESRB - E (Everyone)&lt;/rating&gt; &lt;title&gt;Somer Assault &lt;/title&gt; &lt;pub&gt;Turbo Technologies, Inc.&lt;/pub&gt; &lt;dev&gt;Atlus Co.&lt;/dev&gt; &lt;genre&gt;Action&lt;/genre&gt; &lt;score&gt;3.2&lt;/score&gt; &lt;player&gt;1 Player&lt;/player&gt; &lt;story&gt;Somer Assault is a difficult to describe game. <text:s/>In it you control a pink slinky character with guns attached to it. <text:s/>You move around mazes, climbing on walls, on the ceiling, through shortcuts, and attempt to find you way to the end. <text:s/>Along the way, you have to shoot out many, many enemies. <text:s/>And at the end, you will find a nasty boss surprise.****The story is bizarre, which fits the concept of the game. <text:s/>A sorceress has plans to rule the world. <text:s/>To do so, she has summoned 12 beasts, each based on a sign of the zodiac. <text:s/>It up to you, pink slinky, to defeat the 12 astrological signs.&lt;/story&gt; &lt;/game&gt;</text:p>
          </table:table-cell>
        </table:table-row>
        <table:table-row table:style-name="ro1">
          <table:table-cell office:value-type="string">
            <text:p>Sonic Spike - World Championship Beach Volleyball (USA)</text:p>
          </table:table-cell>
          <table:table-cell office:value-type="float" office:value="1990">
            <text:p>1990</text:p>
          </table:table-cell>
          <table:table-cell office:value-type="string">
            <text:p>ESRB - E (Everyone)</text:p>
          </table:table-cell>
          <table:table-cell office:value-type="string">
            <text:p>Sonic Spike - World Championship Beach Volleyball </text:p>
          </table:table-cell>
          <table:table-cell office:value-type="string">
            <text:p>NEC Technologies, Inc.</text:p>
          </table:table-cell>
          <table:table-cell office:value-type="string">
            <text:p>IGS</text:p>
          </table:table-cell>
          <table:table-cell office:value-type="string">
            <text:p>Sports/Volleyball</text:p>
          </table:table-cell>
          <table:table-cell table:style-name="ce2" office:value-type="string">
            <text:p>4.1</text:p>
          </table:table-cell>
          <table:table-cell office:value-type="string">
            <text:p>1-2 Players</text:p>
          </table:table-cell>
          <table:table-cell office:value-type="string">
            <text:p>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text:s/>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Sonic Spike - World Championship Beach Volleyball (USA)&quot;&gt; &lt;year&gt;1990&lt;/year&gt; &lt;rating&gt;ESRB - E (Everyone)&lt;/rating&gt; &lt;title&gt;Sonic Spike - World Championship Beach Volleyball &lt;/title&gt; &lt;pub&gt;NEC Technologies, Inc.&lt;/pub&gt; &lt;dev&gt;IGS&lt;/dev&gt; &lt;genre&gt;Sports/Volleyball&lt;/genre&gt; &lt;score&gt;4.1&lt;/score&gt; &lt;player&gt;1-2 Players&lt;/player&gt; &lt;story&gt;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lt;/story&gt; &lt;/game&gt;">
            <text:p>&lt;game name="Sonic Spike - World Championship Beach Volleyball (USA)"&gt; &lt;year&gt;1990&lt;/year&gt; &lt;rating&gt;ESRB - E (Everyone)&lt;/rating&gt; &lt;title&gt;Sonic Spike - World Championship Beach Volleyball &lt;/title&gt; &lt;pub&gt;NEC Technologies, Inc.&lt;/pub&gt; &lt;dev&gt;IGS&lt;/dev&gt; &lt;genre&gt;Sports/Volleyball&lt;/genre&gt; &lt;score&gt;4.1&lt;/score&gt; &lt;player&gt;1-2 Players&lt;/player&gt; &lt;story&gt;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text:s/>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lt;/story&gt; &lt;/game&gt;</text:p>
          </table:table-cell>
        </table:table-row>
        <table:table-row table:style-name="ro1">
          <table:table-cell office:value-type="string">
            <text:p>Space Harrier (USA)</text:p>
          </table:table-cell>
          <table:table-cell office:value-type="float" office:value="1988">
            <text:p>1988</text:p>
          </table:table-cell>
          <table:table-cell office:value-type="string">
            <text:p>ESRB - E (Everyone)</text:p>
          </table:table-cell>
          <table:table-cell office:value-type="string">
            <text:p>Space Harrier </text:p>
          </table:table-cell>
          <table:table-cell office:value-type="string">
            <text:p>NEC Technologies, Inc.</text:p>
          </table:table-cell>
          <table:table-cell office:value-type="string">
            <text:p>Sega</text:p>
          </table:table-cell>
          <table:table-cell office:value-type="string">
            <text:p>Shoot-'Em-Up</text:p>
          </table:table-cell>
          <table:table-cell table:style-name="ce2" office:value-type="string">
            <text:p>4.1</text:p>
          </table:table-cell>
          <table:table-cell office:value-type="string">
            <text:p>1 Player</text:p>
          </table:table-cell>
          <table:table-cell office:value-type="string">
            <text:p>Run… fly… dodge those obstacles, but return fire on wave after wave of attacking aliens. Armed with a really big gun, you have to defend yourself against the alien hordes using your wits to navigate around the screen. But watch out for those end of level bosses!</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Space Harrier (USA)&quot;&gt; &lt;year&gt;1988&lt;/year&gt; &lt;rating&gt;ESRB - E (Everyone)&lt;/rating&gt; &lt;title&gt;Space Harrier &lt;/title&gt; &lt;pub&gt;NEC Technologies, Inc.&lt;/pub&gt; &lt;dev&gt;Sega&lt;/dev&gt; &lt;genre&gt;Shoot-'Em-Up&lt;/genre&gt; &lt;score&gt;4.1&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
            <text:p>&lt;game name="Space Harrier (USA)"&gt; &lt;year&gt;1988&lt;/year&gt; &lt;rating&gt;ESRB - E (Everyone)&lt;/rating&gt; &lt;title&gt;Space Harrier &lt;/title&gt; &lt;pub&gt;NEC Technologies, Inc.&lt;/pub&gt; &lt;dev&gt;Sega&lt;/dev&gt; &lt;genre&gt;Shoot-'Em-Up&lt;/genre&gt; &lt;score&gt;4.1&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text:p>
          </table:table-cell>
        </table:table-row>
        <table:table-row table:style-name="ro1">
          <table:table-cell office:value-type="string">
            <text:p>Splatterhouse (USA)</text:p>
          </table:table-cell>
          <table:table-cell office:value-type="float" office:value="1990">
            <text:p>1990</text:p>
          </table:table-cell>
          <table:table-cell office:value-type="string">
            <text:p>ESRB - K-A (Kids to Adults)</text:p>
          </table:table-cell>
          <table:table-cell office:value-type="string">
            <text:p>Splatterhouse </text:p>
          </table:table-cell>
          <table:table-cell office:value-type="string">
            <text:p>NEC Technologies, Inc.</text:p>
          </table:table-cell>
          <table:table-cell office:value-type="string">
            <text:p>Namco</text:p>
          </table:table-cell>
          <table:table-cell office:value-type="string">
            <text:p>Beat-'Em-Up</text:p>
          </table:table-cell>
          <table:table-cell table:style-name="ce2" office:value-type="string">
            <text:p>4.1</text:p>
          </table:table-cell>
          <table:table-cell office:value-type="string">
            <text:p>1 Player</text:p>
          </table:table-cell>
          <table:table-cell office:value-type="string">
            <text:p>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text:s/>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Splatterhouse (USA)&quot;&gt; &lt;year&gt;1990&lt;/year&gt; &lt;rating&gt;ESRB - K-A (Kids to Adults)&lt;/rating&gt; &lt;title&gt;Splatterhouse &lt;/title&gt; &lt;pub&gt;NEC Technologies, Inc.&lt;/pub&gt; &lt;dev&gt;Namco&lt;/dev&gt; &lt;genre&gt;Beat-'Em-Up&lt;/genre&gt; &lt;score&gt;4.1&lt;/score&gt; &lt;player&gt;1 Player&lt;/player&gt; &lt;story&gt;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lt;/story&gt; &lt;/game&gt;">
            <text:p>&lt;game name="Splatterhouse (USA)"&gt; &lt;year&gt;1990&lt;/year&gt; &lt;rating&gt;ESRB - K-A (Kids to Adults)&lt;/rating&gt; &lt;title&gt;Splatterhouse &lt;/title&gt; &lt;pub&gt;NEC Technologies, Inc.&lt;/pub&gt; &lt;dev&gt;Namco&lt;/dev&gt; &lt;genre&gt;Beat-'Em-Up&lt;/genre&gt; &lt;score&gt;4.1&lt;/score&gt; &lt;player&gt;1 Player&lt;/player&gt; &lt;story&gt;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text:s/>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lt;/story&gt; &lt;/game&gt;</text:p>
          </table:table-cell>
        </table:table-row>
        <table:table-row table:style-name="ro1">
          <table:table-cell office:value-type="string">
            <text:p>Super Star Soldier (USA)</text:p>
          </table:table-cell>
          <table:table-cell office:value-type="float" office:value="1991">
            <text:p>1991</text:p>
          </table:table-cell>
          <table:table-cell office:value-type="string">
            <text:p>ESRB - E (Everyone)</text:p>
          </table:table-cell>
          <table:table-cell office:value-type="string">
            <text:p>Super Star Soldier </text:p>
          </table:table-cell>
          <table:table-cell office:value-type="string">
            <text:p>NEC Technologies, Inc.</text:p>
          </table:table-cell>
          <table:table-cell office:value-type="string">
            <text:p>KANEKO</text:p>
          </table:table-cell>
          <table:table-cell office:value-type="string">
            <text:p>Shoot-'Em-Up</text:p>
          </table:table-cell>
          <table:table-cell table:style-name="ce2" office:value-type="string">
            <text:p>4.0</text:p>
          </table:table-cell>
          <table:table-cell office:value-type="string">
            <text:p>1 Player</text:p>
          </table:table-cell>
          <table:table-cell office:value-type="string">
            <text:p>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Super Star Soldier (USA)&quot;&gt; &lt;year&gt;1991&lt;/year&gt; &lt;rating&gt;ESRB - E (Everyone)&lt;/rating&gt; &lt;title&gt;Super Star Soldier &lt;/title&gt; &lt;pub&gt;NEC Technologies, Inc.&lt;/pub&gt; &lt;dev&gt;KANEKO&lt;/dev&gt; &lt;genre&gt;Shoot-'Em-Up&lt;/genre&gt; &lt;score&gt;4.0&lt;/score&gt; &lt;player&gt;1 Player&lt;/player&gt; &lt;story&gt;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lt;/story&gt; &lt;/game&gt;">
            <text:p>&lt;game name="Super Star Soldier (USA)"&gt; &lt;year&gt;1991&lt;/year&gt; &lt;rating&gt;ESRB - E (Everyone)&lt;/rating&gt; &lt;title&gt;Super Star Soldier &lt;/title&gt; &lt;pub&gt;NEC Technologies, Inc.&lt;/pub&gt; &lt;dev&gt;KANEKO&lt;/dev&gt; &lt;genre&gt;Shoot-'Em-Up&lt;/genre&gt; &lt;score&gt;4.0&lt;/score&gt; &lt;player&gt;1 Player&lt;/player&gt; &lt;story&gt;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lt;/story&gt; &lt;/game&gt;</text:p>
          </table:table-cell>
        </table:table-row>
        <table:table-row table:style-name="ro1">
          <table:table-cell office:value-type="string">
            <text:p>Super Volleyball (USA)</text:p>
          </table:table-cell>
          <table:table-cell office:value-type="float" office:value="1990">
            <text:p>1990</text:p>
          </table:table-cell>
          <table:table-cell office:value-type="string">
            <text:p>ESRB - E (Everyone)</text:p>
          </table:table-cell>
          <table:table-cell office:value-type="string">
            <text:p>Super Volleyball </text:p>
          </table:table-cell>
          <table:table-cell table:number-columns-repeated="2" office:value-type="string">
            <text:p>NEC Technologies, Inc.</text:p>
          </table:table-cell>
          <table:table-cell office:value-type="string">
            <text:p>Sports/Volleyball</text:p>
          </table:table-cell>
          <table:table-cell table:style-name="ce2" office:value-type="string">
            <text:p>4.5</text:p>
          </table:table-cell>
          <table:table-cell office:value-type="string">
            <text:p>1-2 Players</text:p>
          </table:table-cell>
          <table:table-cell office:value-type="string">
            <text:p>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Super Volleyball (USA)&quot;&gt; &lt;year&gt;1990&lt;/year&gt; &lt;rating&gt;ESRB - E (Everyone)&lt;/rating&gt; &lt;title&gt;Super Volleyball &lt;/title&gt; &lt;pub&gt;NEC Technologies, Inc.&lt;/pub&gt; &lt;dev&gt;NEC Technologies, Inc.&lt;/dev&gt; &lt;genre&gt;Sports/Volleyball&lt;/genre&gt; &lt;score&gt;4.5&lt;/score&gt; &lt;player&gt;1-2 Players&lt;/player&gt; &lt;story&gt;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lt;/story&gt; &lt;/game&gt;">
            <text:p>&lt;game name="Super Volleyball (USA)"&gt; &lt;year&gt;1990&lt;/year&gt; &lt;rating&gt;ESRB - E (Everyone)&lt;/rating&gt; &lt;title&gt;Super Volleyball &lt;/title&gt; &lt;pub&gt;NEC Technologies, Inc.&lt;/pub&gt; &lt;dev&gt;NEC Technologies, Inc.&lt;/dev&gt; &lt;genre&gt;Sports/Volleyball&lt;/genre&gt; &lt;score&gt;4.5&lt;/score&gt; &lt;player&gt;1-2 Players&lt;/player&gt; &lt;story&gt;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lt;/story&gt; &lt;/game&gt;</text:p>
          </table:table-cell>
        </table:table-row>
        <table:table-row table:style-name="ro1">
          <table:table-cell office:value-type="string">
            <text:p>Taito Chase H.Q. (USA)</text:p>
          </table:table-cell>
          <table:table-cell office:value-type="float" office:value="1992">
            <text:p>1992</text:p>
          </table:table-cell>
          <table:table-cell office:value-type="string">
            <text:p>ESRB - E (Everyone)</text:p>
          </table:table-cell>
          <table:table-cell office:value-type="string">
            <text:p>Taito Chase H.Q. </text:p>
          </table:table-cell>
          <table:table-cell office:value-type="string">
            <text:p>NEC Technologies, Inc.</text:p>
          </table:table-cell>
          <table:table-cell office:value-type="string">
            <text:p>Daiei Seisakusho</text:p>
          </table:table-cell>
          <table:table-cell office:value-type="string">
            <text:p>Driving</text:p>
          </table:table-cell>
          <table:table-cell table:style-name="ce2" office:value-type="string">
            <text:p>3.9</text:p>
          </table:table-cell>
          <table:table-cell office:value-type="string">
            <text:p>1 Player</text:p>
          </table:table-cell>
          <table:table-cell office:value-type="string">
            <text:p>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Taito Chase H.Q. (USA)&quot;&gt; &lt;year&gt;1992&lt;/year&gt; &lt;rating&gt;ESRB - E (Everyone)&lt;/rating&gt; &lt;title&gt;Taito Chase H.Q. &lt;/title&gt; &lt;pub&gt;NEC Technologies, Inc.&lt;/pub&gt; &lt;dev&gt;Daiei Seisakusho&lt;/dev&gt; &lt;genre&gt;Driving&lt;/genre&gt; &lt;score&gt;3.9&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quot;suspicion&quot;.&lt;/story&gt; &lt;/game&gt;">
            <text:p>&lt;game name="Taito Chase H.Q. (USA)"&gt; &lt;year&gt;1992&lt;/year&gt; &lt;rating&gt;ESRB - E (Everyone)&lt;/rating&gt; &lt;title&gt;Taito Chase H.Q. &lt;/title&gt; &lt;pub&gt;NEC Technologies, Inc.&lt;/pub&gt; &lt;dev&gt;Daiei Seisakusho&lt;/dev&gt; &lt;genre&gt;Driving&lt;/genre&gt; &lt;score&gt;3.9&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lt;/story&gt; &lt;/game&gt;</text:p>
          </table:table-cell>
        </table:table-row>
        <table:table-row table:style-name="ro1">
          <table:table-cell office:value-type="string">
            <text:p>Takin' It to the Hoop (USA)</text:p>
          </table:table-cell>
          <table:table-cell office:value-type="float" office:value="1990">
            <text:p>1990</text:p>
          </table:table-cell>
          <table:table-cell office:value-type="string">
            <text:p>ESRB - E (Everyone)</text:p>
          </table:table-cell>
          <table:table-cell office:value-type="string">
            <text:p>Takin' It to the Hoop </text:p>
          </table:table-cell>
          <table:table-cell office:value-type="string">
            <text:p>NEC Technologies, Inc.</text:p>
          </table:table-cell>
          <table:table-cell office:value-type="string">
            <text:p>Aicom</text:p>
          </table:table-cell>
          <table:table-cell office:value-type="string">
            <text:p>Basketball/Sports</text:p>
          </table:table-cell>
          <table:table-cell table:style-name="ce2" office:value-type="string">
            <text:p>3.7</text:p>
          </table:table-cell>
          <table:table-cell office:value-type="string">
            <text:p>1-2 Players</text:p>
          </table:table-cell>
          <table:table-cell office:value-type="string">
            <text:p>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text:s/>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Takin' It to the Hoop (USA)&quot;&gt; &lt;year&gt;1990&lt;/year&gt; &lt;rating&gt;ESRB - E (Everyone)&lt;/rating&gt; &lt;title&gt;Takin' It to the Hoop &lt;/title&gt; &lt;pub&gt;NEC Technologies, Inc.&lt;/pub&gt; &lt;dev&gt;Aicom&lt;/dev&gt; &lt;genre&gt;Basketball/Sports&lt;/genre&gt; &lt;score&gt;3.7&lt;/score&gt; &lt;player&gt;1-2 Players&lt;/player&gt; &lt;story&gt;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lt;/story&gt; &lt;/game&gt;">
            <text:p>&lt;game name="Takin' It to the Hoop (USA)"&gt; &lt;year&gt;1990&lt;/year&gt; &lt;rating&gt;ESRB - E (Everyone)&lt;/rating&gt; &lt;title&gt;Takin' It to the Hoop &lt;/title&gt; &lt;pub&gt;NEC Technologies, Inc.&lt;/pub&gt; &lt;dev&gt;Aicom&lt;/dev&gt; &lt;genre&gt;Basketball/Sports&lt;/genre&gt; &lt;score&gt;3.7&lt;/score&gt; &lt;player&gt;1-2 Players&lt;/player&gt; &lt;story&gt;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text:s/>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lt;/story&gt; &lt;/game&gt;</text:p>
          </table:table-cell>
        </table:table-row>
        <table:table-row table:style-name="ro1">
          <table:table-cell office:value-type="string">
            <text:p>TaleSpin (USA)</text:p>
          </table:table-cell>
          <table:table-cell office:value-type="float" office:value="1991">
            <text:p>1991</text:p>
          </table:table-cell>
          <table:table-cell office:value-type="string">
            <text:p>ESRB - E (Everyone)</text:p>
          </table:table-cell>
          <table:table-cell office:value-type="string">
            <text:p>TaleSpin </text:p>
          </table:table-cell>
          <table:table-cell office:value-type="string">
            <text:p>NEC Technologies, Inc.</text:p>
          </table:table-cell>
          <table:table-cell office:value-type="string">
            <text:p>Radiance Software</text:p>
          </table:table-cell>
          <table:table-cell office:value-type="string">
            <text:p>Action</text:p>
          </table:table-cell>
          <table:table-cell table:style-name="ce2" office:value-type="string">
            <text:p>3.6</text:p>
          </table:table-cell>
          <table:table-cell office:value-type="string">
            <text:p>1 Player</text:p>
          </table:table-cell>
          <table:table-cell office:value-type="string">
            <text:p>Tagame, based on the early-90's animated series of the same name, allows you to play as Baloo, star of Disney's Jungle Book movie and ace cargo plane pilot.****At the start of the game, Baloo's old friend Louie tells him of a stone artifact that points the way to a treasure in the clouds. <text:s/>Unfortunately the artifact has been broken into 4 pieces spread out over the island. Baloo must make his way through 4 levels to recover them. <text:s/>Along the way Baloo will be challenged by familiar enemies from the TV show.****Most of this game is side-scrolling action. Between levels, you get to play a sky-surfing bonus game played from a top-down perspective. <text:s/>There is also a short side-scrolling shooter level near the end of the game.</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TaleSpin (USA)&quot;&gt; &lt;year&gt;1991&lt;/year&gt; &lt;rating&gt;ESRB - E (Everyone)&lt;/rating&gt; &lt;title&gt;TaleSpin &lt;/title&gt; &lt;pub&gt;NEC Technologies, Inc.&lt;/pub&gt; &lt;dev&gt;Radiance Software&lt;/dev&gt; &lt;genre&gt;Action&lt;/genre&gt; &lt;score&gt;3.6&lt;/score&gt; &lt;player&gt;1 Player&lt;/player&gt; &lt;story&gt;Tagame, based on the early-90's animated series of the same name, allows you to play as Baloo, star of Disney's Jungle Book movie and ace cargo plane pilot.****At the start of the game, Baloo's old friend Louie tells him of a stone artifact that points the way to a treasure in the clouds.  Unfortunately the artifact has been broken into 4 pieces spread out over the island. Baloo must make his way through 4 levels to recover them.  Along the way Baloo will be challenged by familiar enemies from the TV show.****Most of this game is side-scrolling action. Between levels, you get to play a sky-surfing bonus game played from a top-down perspective.  There is also a short side-scrolling shooter level near the end of the game.&lt;/story&gt; &lt;/game&gt;">
            <text:p>&lt;game name="TaleSpin (USA)"&gt; &lt;year&gt;1991&lt;/year&gt; &lt;rating&gt;ESRB - E (Everyone)&lt;/rating&gt; &lt;title&gt;TaleSpin &lt;/title&gt; &lt;pub&gt;NEC Technologies, Inc.&lt;/pub&gt; &lt;dev&gt;Radiance Software&lt;/dev&gt; &lt;genre&gt;Action&lt;/genre&gt; &lt;score&gt;3.6&lt;/score&gt; &lt;player&gt;1 Player&lt;/player&gt; &lt;story&gt;Tagame, based on the early-90's animated series of the same name, allows you to play as Baloo, star of Disney's Jungle Book movie and ace cargo plane pilot.****At the start of the game, Baloo's old friend Louie tells him of a stone artifact that points the way to a treasure in the clouds. <text:s/>Unfortunately the artifact has been broken into 4 pieces spread out over the island. Baloo must make his way through 4 levels to recover them. <text:s/>Along the way Baloo will be challenged by familiar enemies from the TV show.****Most of this game is side-scrolling action. Between levels, you get to play a sky-surfing bonus game played from a top-down perspective. <text:s/>There is also a short side-scrolling shooter level near the end of the game.&lt;/story&gt; &lt;/game&gt;</text:p>
          </table:table-cell>
        </table:table-row>
        <table:table-row table:style-name="ro1">
          <table:table-cell office:value-type="string">
            <text:p>Tiger Road (USA)</text:p>
          </table:table-cell>
          <table:table-cell office:value-type="float" office:value="1990">
            <text:p>1990</text:p>
          </table:table-cell>
          <table:table-cell office:value-type="string">
            <text:p>ESRB - E (Everyone)</text:p>
          </table:table-cell>
          <table:table-cell office:value-type="string">
            <text:p>Tiger Road </text:p>
          </table:table-cell>
          <table:table-cell office:value-type="string">
            <text:p>NEC Technologies, Inc.</text:p>
          </table:table-cell>
          <table:table-cell office:value-type="string">
            <text:p>Advance Communication</text:p>
          </table:table-cell>
          <table:table-cell office:value-type="string">
            <text:p>Platform</text:p>
          </table:table-cell>
          <table:table-cell table:style-name="ce2" office:value-type="string">
            <text:p>4.5</text:p>
          </table:table-cell>
          <table:table-cell office:value-type="string">
            <text:p>1 Player</text:p>
          </table:table-cell>
          <table:table-cell office:value-type="string">
            <text:p>This arcade conversion is a <text:s/>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Tiger Road (USA)&quot;&gt; &lt;year&gt;1990&lt;/year&gt; &lt;rating&gt;ESRB - E (Everyone)&lt;/rating&gt; &lt;title&gt;Tiger Road &lt;/title&gt; &lt;pub&gt;NEC Technologies, Inc.&lt;/pub&gt; &lt;dev&gt;Advance Communication&lt;/dev&gt; &lt;genre&gt;Platform&lt;/genre&gt; &lt;score&gt;4.5&lt;/score&gt; &lt;player&gt;1 Player&lt;/player&gt; &lt;story&gt;This arcade conversion is a  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lt;/story&gt; &lt;/game&gt;">
            <text:p>&lt;game name="Tiger Road (USA)"&gt; &lt;year&gt;1990&lt;/year&gt; &lt;rating&gt;ESRB - E (Everyone)&lt;/rating&gt; &lt;title&gt;Tiger Road &lt;/title&gt; &lt;pub&gt;NEC Technologies, Inc.&lt;/pub&gt; &lt;dev&gt;Advance Communication&lt;/dev&gt; &lt;genre&gt;Platform&lt;/genre&gt; &lt;score&gt;4.5&lt;/score&gt; &lt;player&gt;1 Player&lt;/player&gt; &lt;story&gt;This arcade conversion is a <text:s/>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lt;/story&gt; &lt;/game&gt;</text:p>
          </table:table-cell>
        </table:table-row>
        <table:table-row table:style-name="ro1">
          <table:table-cell office:value-type="string">
            <text:p>Time Cruise (USA)</text:p>
          </table:table-cell>
          <table:table-cell office:value-type="float" office:value="1992">
            <text:p>1992</text:p>
          </table:table-cell>
          <table:table-cell office:value-type="string">
            <text:p>ESRB - E (Everyone)</text:p>
          </table:table-cell>
          <table:table-cell office:value-type="string">
            <text:p>Time Cruise </text:p>
          </table:table-cell>
          <table:table-cell office:value-type="string">
            <text:p>NEC Technologies, Inc.</text:p>
          </table:table-cell>
          <table:table-cell office:value-type="string">
            <text:p>Face</text:p>
          </table:table-cell>
          <table:table-cell office:value-type="string">
            <text:p>Board Games</text:p>
          </table:table-cell>
          <table:table-cell table:style-name="ce2" office:value-type="string">
            <text:p>3.6</text:p>
          </table:table-cell>
          <table:table-cell office:value-type="string">
            <text:p>1 Player</text:p>
          </table:table-cell>
          <table:table-cell office:value-type="string">
            <text:p>Time Cruise is a pinball game with a story. <text:s/>The story has a scientist by the name of Eric who one day hears a voice claiming to be an extraterrestrial and through this voice learns the secret to time travel. <text:s/>After several years of building his creation, he is finally finished and crawls in to his round metal time machine and is off on a quest to travel through time and meet his extraterrestrial friend.****The goal of the game, much like many others in the genre, is to reach and certain amount of points in one of several different pinball tables that range in different time periods including prehistoric times and up to the future.</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Time Cruise (USA)&quot;&gt; &lt;year&gt;1992&lt;/year&gt; &lt;rating&gt;ESRB - E (Everyone)&lt;/rating&gt; &lt;title&gt;Time Cruise &lt;/title&gt; &lt;pub&gt;NEC Technologies, Inc.&lt;/pub&gt; &lt;dev&gt;Face&lt;/dev&gt; &lt;genre&gt;Board Games&lt;/genre&gt; &lt;score&gt;3.6&lt;/score&gt; &lt;player&gt;1 Player&lt;/player&gt; &lt;story&gt;Time Cruise is a pinball game with a story.  The story has a scientist by the name of Eric who one day hears a voice claiming to be an extraterrestrial and through this voice learns the secret to time travel.  After several years of building his creation, he is finally finished and crawls in to his round metal time machine and is off on a quest to travel through time and meet his extraterrestrial friend.****The goal of the game, much like many others in the genre, is to reach and certain amount of points in one of several different pinball tables that range in different time periods including prehistoric times and up to the future.&lt;/story&gt; &lt;/game&gt;">
            <text:p>&lt;game name="Time Cruise (USA)"&gt; &lt;year&gt;1992&lt;/year&gt; &lt;rating&gt;ESRB - E (Everyone)&lt;/rating&gt; &lt;title&gt;Time Cruise &lt;/title&gt; &lt;pub&gt;NEC Technologies, Inc.&lt;/pub&gt; &lt;dev&gt;Face&lt;/dev&gt; &lt;genre&gt;Board Games&lt;/genre&gt; &lt;score&gt;3.6&lt;/score&gt; &lt;player&gt;1 Player&lt;/player&gt; &lt;story&gt;Time Cruise is a pinball game with a story. <text:s/>The story has a scientist by the name of Eric who one day hears a voice claiming to be an extraterrestrial and through this voice learns the secret to time travel. <text:s/>After several years of building his creation, he is finally finished and crawls in to his round metal time machine and is off on a quest to travel through time and meet his extraterrestrial friend.****The goal of the game, much like many others in the genre, is to reach and certain amount of points in one of several different pinball tables that range in different time periods including prehistoric times and up to the future.&lt;/story&gt; &lt;/game&gt;</text:p>
          </table:table-cell>
        </table:table-row>
        <table:table-row table:style-name="ro1">
          <table:table-cell office:value-type="string">
            <text:p>Timeball (USA)</text:p>
          </table:table-cell>
          <table:table-cell office:value-type="float" office:value="1990">
            <text:p>1990</text:p>
          </table:table-cell>
          <table:table-cell office:value-type="string">
            <text:p>ESRB - E (Everyone)</text:p>
          </table:table-cell>
          <table:table-cell office:value-type="string">
            <text:p>Timeball </text:p>
          </table:table-cell>
          <table:table-cell office:value-type="string">
            <text:p>NEC Technologies, Inc.</text:p>
          </table:table-cell>
          <table:table-cell office:value-type="string">
            <text:p>Hudson Soft</text:p>
          </table:table-cell>
          <table:table-cell office:value-type="string">
            <text:p>Puzzle</text:p>
          </table:table-cell>
          <table:table-cell table:style-name="ce2" office:value-type="string">
            <text:p>3.0</text:p>
          </table:table-cell>
          <table:table-cell office:value-type="string">
            <text:p>1 Player</text:p>
          </table:table-cell>
          <table:table-cell office:value-type="string">
            <text:p>Timeball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Timeball (USA)&quot;&gt; &lt;year&gt;1990&lt;/year&gt; &lt;rating&gt;ESRB - E (Everyone)&lt;/rating&gt; &lt;title&gt;Timeball &lt;/title&gt; &lt;pub&gt;NEC Technologies, Inc.&lt;/pub&gt; &lt;dev&gt;Hudson Soft&lt;/dev&gt; &lt;genre&gt;Puzzle&lt;/genre&gt; &lt;score&gt;3.0&lt;/score&gt; &lt;player&gt;1 Player&lt;/player&gt; &lt;story&gt;Timeball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lt;/story&gt; &lt;/game&gt;">
            <text:p>&lt;game name="Timeball (USA)"&gt; &lt;year&gt;1990&lt;/year&gt; &lt;rating&gt;ESRB - E (Everyone)&lt;/rating&gt; &lt;title&gt;Timeball &lt;/title&gt; &lt;pub&gt;NEC Technologies, Inc.&lt;/pub&gt; &lt;dev&gt;Hudson Soft&lt;/dev&gt; &lt;genre&gt;Puzzle&lt;/genre&gt; &lt;score&gt;3.0&lt;/score&gt; &lt;player&gt;1 Player&lt;/player&gt; &lt;story&gt;Timeball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lt;/story&gt; &lt;/game&gt;</text:p>
          </table:table-cell>
        </table:table-row>
        <table:table-row table:style-name="ro1">
          <table:table-cell office:value-type="string">
            <text:p>Tricky Kick (USA)</text:p>
          </table:table-cell>
          <table:table-cell office:value-type="float" office:value="1990">
            <text:p>1990</text:p>
          </table:table-cell>
          <table:table-cell office:value-type="string">
            <text:p>ESRB - E (Everyone)</text:p>
          </table:table-cell>
          <table:table-cell office:value-type="string">
            <text:p>Tricky Kick </text:p>
          </table:table-cell>
          <table:table-cell table:number-columns-repeated="2" office:value-type="string">
            <text:p>IGS</text:p>
          </table:table-cell>
          <table:table-cell office:value-type="string">
            <text:p>Puzzle</text:p>
          </table:table-cell>
          <table:table-cell table:style-name="ce2" office:value-type="string">
            <text:p>2.3</text:p>
          </table:table-cell>
          <table:table-cell office:value-type="string">
            <text:p>1 Player</text:p>
          </table:table-cell>
          <table:table-cell office:value-type="string">
            <text:p>Tricky Kick is a sliding block puzzle game for the TurboGrafix-16.****You have to kick two of the same item together, and they disappear, until you clear the board of pieces. You can **bump one item with another unless the way is blocked.****There are also enemies that you have to kick into bumpers to destroy them.****The game has a regular mode and a special mode with 60 puzzles each. <text:s/>Many of the puzzles are quite difficult even in regular mode.</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Tricky Kick (USA)&quot;&gt; &lt;year&gt;1990&lt;/year&gt; &lt;rating&gt;ESRB - E (Everyone)&lt;/rating&gt; &lt;title&gt;Tricky Kick &lt;/title&gt; &lt;pub&gt;IGS&lt;/pub&gt; &lt;dev&gt;IGS&lt;/dev&gt; &lt;genre&gt;Puzzle&lt;/genre&gt; &lt;score&gt;2.3&lt;/score&gt; &lt;player&gt;1 Player&lt;/player&gt; &lt;story&gt;Tricky Kick is a sliding block puzzle game for the TurboGrafix-16.****You have to kick two of the same item together, and they disappear, until you clear the board of pieces. You can **bump one item with another unless the way is blocked.****There are also enemies that you have to kick into bumpers to destroy them.****The game has a regular mode and a special mode with 60 puzzles each.  Many of the puzzles are quite difficult even in regular mode.&lt;/story&gt; &lt;/game&gt;">
            <text:p>&lt;game name="Tricky Kick (USA)"&gt; &lt;year&gt;1990&lt;/year&gt; &lt;rating&gt;ESRB - E (Everyone)&lt;/rating&gt; &lt;title&gt;Tricky Kick &lt;/title&gt; &lt;pub&gt;IGS&lt;/pub&gt; &lt;dev&gt;IGS&lt;/dev&gt; &lt;genre&gt;Puzzle&lt;/genre&gt; &lt;score&gt;2.3&lt;/score&gt; &lt;player&gt;1 Player&lt;/player&gt; &lt;story&gt;Tricky Kick is a sliding block puzzle game for the TurboGrafix-16.****You have to kick two of the same item together, and they disappear, until you clear the board of pieces. You can **bump one item with another unless the way is blocked.****There are also enemies that you have to kick into bumpers to destroy them.****The game has a regular mode and a special mode with 60 puzzles each. <text:s/>Many of the puzzles are quite difficult even in regular mode.&lt;/story&gt; &lt;/game&gt;</text:p>
          </table:table-cell>
        </table:table-row>
        <table:table-row table:style-name="ro1">
          <table:table-cell office:value-type="string">
            <text:p>Turrican (USA)</text:p>
          </table:table-cell>
          <table:table-cell office:value-type="float" office:value="1991">
            <text:p>1991</text:p>
          </table:table-cell>
          <table:table-cell office:value-type="string">
            <text:p>ESRB - E (Everyone)</text:p>
          </table:table-cell>
          <table:table-cell office:value-type="string">
            <text:p>Turrican </text:p>
          </table:table-cell>
          <table:table-cell office:value-type="string">
            <text:p>Ballistic</text:p>
          </table:table-cell>
          <table:table-cell office:value-type="string">
            <text:p>Accolade</text:p>
          </table:table-cell>
          <table:table-cell office:value-type="string">
            <text:p>Platform</text:p>
          </table:table-cell>
          <table:table-cell table:style-name="ce2" office:value-type="string">
            <text:p>3.6</text:p>
          </table:table-cell>
          <table:table-cell office:value-type="string">
            <text:p>1 Player</text:p>
          </table:table-cell>
          <table:table-cell office:value-type="string">
            <text:p>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Turrican (USA)&quot;&gt; &lt;year&gt;1991&lt;/year&gt; &lt;rating&gt;ESRB - E (Everyone)&lt;/rating&gt; &lt;title&gt;Turrican &lt;/title&gt; &lt;pub&gt;Ballistic&lt;/pub&gt; &lt;dev&gt;Accolade&lt;/dev&gt; &lt;genre&gt;Platform&lt;/genre&gt; &lt;score&gt;3.6&lt;/score&gt; &lt;player&gt;1 Player&lt;/player&gt; &lt;story&gt;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lt;/story&gt; &lt;/game&gt;">
            <text:p>&lt;game name="Turrican (USA)"&gt; &lt;year&gt;1991&lt;/year&gt; &lt;rating&gt;ESRB - E (Everyone)&lt;/rating&gt; &lt;title&gt;Turrican &lt;/title&gt; &lt;pub&gt;Ballistic&lt;/pub&gt; &lt;dev&gt;Accolade&lt;/dev&gt; &lt;genre&gt;Platform&lt;/genre&gt; &lt;score&gt;3.6&lt;/score&gt; &lt;player&gt;1 Player&lt;/player&gt; &lt;story&gt;Three-headed demon Morgul has been influencing people's dreams to create nightmares, but more recently these nightmares have become real. Only Turrican can save them in this fast paced side scrolling shoot-em up. It features 5 worlds and 13 levels of challenging gameplay.****Gameplay is conceptually simple: just jump, shoot and explore. However, this game puts a lot of emphasis on finding and using the 10 different weapons Turrican can collect.&lt;/story&gt; &lt;/game&gt;</text:p>
          </table:table-cell>
        </table:table-row>
        <table:table-row table:style-name="ro1">
          <table:table-cell office:value-type="string">
            <text:p>TV Sports Basketball (USA)</text:p>
          </table:table-cell>
          <table:table-cell office:value-type="float" office:value="1991">
            <text:p>1991</text:p>
          </table:table-cell>
          <table:table-cell office:value-type="string">
            <text:p>ESRB - E (Everyone)</text:p>
          </table:table-cell>
          <table:table-cell office:value-type="string">
            <text:p>TV Sports Basketball </text:p>
          </table:table-cell>
          <table:table-cell office:value-type="string">
            <text:p>NEC Technologies, Inc.</text:p>
          </table:table-cell>
          <table:table-cell office:value-type="string">
            <text:p>Cinemaware</text:p>
          </table:table-cell>
          <table:table-cell office:value-type="string">
            <text:p>Basketball/Sports</text:p>
          </table:table-cell>
          <table:table-cell table:style-name="ce2" office:value-type="string">
            <text:p>3.5</text:p>
          </table:table-cell>
          <table:table-cell office:value-type="string">
            <text:p>1-5 Players</text:p>
          </table:table-cell>
          <table:table-cell office:value-type="string">
            <text:p>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TV Sports Basketball (USA)&quot;&gt; &lt;year&gt;1991&lt;/year&gt; &lt;rating&gt;ESRB - E (Everyone)&lt;/rating&gt; &lt;title&gt;TV Sports Basketball &lt;/title&gt; &lt;pub&gt;NEC Technologies, Inc.&lt;/pub&gt; &lt;dev&gt;Cinemaware&lt;/dev&gt; &lt;genre&gt;Basketball/Sports&lt;/genre&gt; &lt;score&gt;3.5&lt;/score&gt; &lt;player&gt;1-5 Players&lt;/player&gt; &lt;story&gt;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lt;/story&gt; &lt;/game&gt;">
            <text:p>&lt;game name="TV Sports Basketball (USA)"&gt; &lt;year&gt;1991&lt;/year&gt; &lt;rating&gt;ESRB - E (Everyone)&lt;/rating&gt; &lt;title&gt;TV Sports Basketball &lt;/title&gt; &lt;pub&gt;NEC Technologies, Inc.&lt;/pub&gt; &lt;dev&gt;Cinemaware&lt;/dev&gt; &lt;genre&gt;Basketball/Sports&lt;/genre&gt; &lt;score&gt;3.5&lt;/score&gt; &lt;player&gt;1-5 Players&lt;/player&gt; &lt;story&gt;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lt;/story&gt; &lt;/game&gt;</text:p>
          </table:table-cell>
        </table:table-row>
        <table:table-row table:style-name="ro1">
          <table:table-cell office:value-type="string">
            <text:p>TV Sports Football (USA)</text:p>
          </table:table-cell>
          <table:table-cell office:value-type="float" office:value="1990">
            <text:p>1990</text:p>
          </table:table-cell>
          <table:table-cell office:value-type="string">
            <text:p>ESRB - E (Everyone)</text:p>
          </table:table-cell>
          <table:table-cell office:value-type="string">
            <text:p>TV Sports Football </text:p>
          </table:table-cell>
          <table:table-cell office:value-type="string">
            <text:p>NEC Technologies, Inc.</text:p>
          </table:table-cell>
          <table:table-cell office:value-type="string">
            <text:p>Cinemaware</text:p>
          </table:table-cell>
          <table:table-cell office:value-type="string">
            <text:p>Football/Sports</text:p>
          </table:table-cell>
          <table:table-cell table:style-name="ce2" office:value-type="string">
            <text:p>3.5</text:p>
          </table:table-cell>
          <table:table-cell office:value-type="string">
            <text:p>1-5 Players</text:p>
          </table:table-cell>
          <table:table-cell office:value-type="string">
            <text:p>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TV Sports Football (USA)&quot;&gt; &lt;year&gt;1990&lt;/year&gt; &lt;rating&gt;ESRB - E (Everyone)&lt;/rating&gt; &lt;title&gt;TV Sports Football &lt;/title&gt; &lt;pub&gt;NEC Technologies, Inc.&lt;/pub&gt; &lt;dev&gt;Cinemaware&lt;/dev&gt; &lt;genre&gt;Football/Sports&lt;/genre&gt; &lt;score&gt;3.5&lt;/score&gt; &lt;player&gt;1-5 Players&lt;/player&gt; &lt;story&gt;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lt;/story&gt; &lt;/game&gt;">
            <text:p>&lt;game name="TV Sports Football (USA)"&gt; &lt;year&gt;1990&lt;/year&gt; &lt;rating&gt;ESRB - E (Everyone)&lt;/rating&gt; &lt;title&gt;TV Sports Football &lt;/title&gt; &lt;pub&gt;NEC Technologies, Inc.&lt;/pub&gt; &lt;dev&gt;Cinemaware&lt;/dev&gt; &lt;genre&gt;Football/Sports&lt;/genre&gt; &lt;score&gt;3.5&lt;/score&gt; &lt;player&gt;1-5 Players&lt;/player&gt; &lt;story&gt;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lt;/story&gt; &lt;/game&gt;</text:p>
          </table:table-cell>
        </table:table-row>
        <table:table-row table:style-name="ro1">
          <table:table-cell office:value-type="string">
            <text:p>TV Sports Hockey (USA)</text:p>
          </table:table-cell>
          <table:table-cell office:value-type="float" office:value="1991">
            <text:p>1991</text:p>
          </table:table-cell>
          <table:table-cell office:value-type="string">
            <text:p>ESRB - E (Everyone)</text:p>
          </table:table-cell>
          <table:table-cell office:value-type="string">
            <text:p>TV Sports Hockey </text:p>
          </table:table-cell>
          <table:table-cell office:value-type="string">
            <text:p>NEC Technologies, Inc.</text:p>
          </table:table-cell>
          <table:table-cell office:value-type="string">
            <text:p>Cinemaware</text:p>
          </table:table-cell>
          <table:table-cell office:value-type="string">
            <text:p>Ice Hockey/Sports</text:p>
          </table:table-cell>
          <table:table-cell table:style-name="ce2" office:value-type="string">
            <text:p>4.0</text:p>
          </table:table-cell>
          <table:table-cell office:value-type="string">
            <text:p>1-5 Players</text:p>
          </table:table-cell>
          <table:table-cell office:value-type="string">
            <text:p>Cinemaware's TV Sports series got an exclusive entry on the TurboGrafx-16 with this hockey game. <text:s/>The game offers exhibition matches and a tournament mode, eight international teams (each with unique player statistics), and support for up two five players via the TurboTap. <text:s/>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text:s/>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TV Sports Hockey (USA)&quot;&gt; &lt;year&gt;1991&lt;/year&gt; &lt;rating&gt;ESRB - E (Everyone)&lt;/rating&gt; &lt;title&gt;TV Sports Hockey &lt;/title&gt; &lt;pub&gt;NEC Technologies, Inc.&lt;/pub&gt; &lt;dev&gt;Cinemaware&lt;/dev&gt; &lt;genre&gt;Ice Hockey/Sports&lt;/genre&gt; &lt;score&gt;4.0&lt;/score&gt; &lt;player&gt;1-5 Players&lt;/player&gt; &lt;story&gt;Cinemaware's TV Sports series got an exclusive entry on the TurboGrafx-16 with this hockey game.  The game offers exhibition matches and a tournament mode, eight international teams (each with unique player statistics), and support for up two five players via the TurboTap.  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lt;/story&gt; &lt;/game&gt;">
            <text:p>&lt;game name="TV Sports Hockey (USA)"&gt; &lt;year&gt;1991&lt;/year&gt; &lt;rating&gt;ESRB - E (Everyone)&lt;/rating&gt; &lt;title&gt;TV Sports Hockey &lt;/title&gt; &lt;pub&gt;NEC Technologies, Inc.&lt;/pub&gt; &lt;dev&gt;Cinemaware&lt;/dev&gt; &lt;genre&gt;Ice Hockey/Sports&lt;/genre&gt; &lt;score&gt;4.0&lt;/score&gt; &lt;player&gt;1-5 Players&lt;/player&gt; &lt;story&gt;Cinemaware's TV Sports series got an exclusive entry on the TurboGrafx-16 with this hockey game. <text:s/>The game offers exhibition matches and a tournament mode, eight international teams (each with unique player statistics), and support for up two five players via the TurboTap. <text:s/>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text:s/>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lt;/story&gt; &lt;/game&gt;</text:p>
          </table:table-cell>
        </table:table-row>
        <table:table-row table:style-name="ro1">
          <table:table-cell office:value-type="string">
            <text:p>Veigues - Tactical Gladiator (USA)</text:p>
          </table:table-cell>
          <table:table-cell office:value-type="float" office:value="1990">
            <text:p>1990</text:p>
          </table:table-cell>
          <table:table-cell office:value-type="string">
            <text:p>ESRB - E (Everyone)</text:p>
          </table:table-cell>
          <table:table-cell office:value-type="string">
            <text:p>Veigues - Tactical Gladiator </text:p>
          </table:table-cell>
          <table:table-cell office:value-type="string">
            <text:p>NEC Technologies, Inc.</text:p>
          </table:table-cell>
          <table:table-cell office:value-type="string">
            <text:p>Victor Interactive</text:p>
          </table:table-cell>
          <table:table-cell office:value-type="string">
            <text:p>Action</text:p>
          </table:table-cell>
          <table:table-cell table:style-name="ce2" office:value-type="string">
            <text:p>3.3</text:p>
          </table:table-cell>
          <table:table-cell office:value-type="string">
            <text:p>1 Player</text:p>
          </table:table-cell>
          <table:table-cell office:value-type="string">
            <text:p>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run and gun"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Veigues - Tactical Gladiator (USA)&quot;&gt; &lt;year&gt;1990&lt;/year&gt; &lt;rating&gt;ESRB - E (Everyone)&lt;/rating&gt; &lt;title&gt;Veigues - Tactical Gladiator &lt;/title&gt; &lt;pub&gt;NEC Technologies, Inc.&lt;/pub&gt; &lt;dev&gt;Victor Interactive&lt;/dev&gt; &lt;genre&gt;Action&lt;/genre&gt; &lt;score&gt;3.3&lt;/score&gt; &lt;player&gt;1 Player&lt;/player&gt; &lt;story&gt;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quot;run and gun&quot;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lt;/story&gt; &lt;/game&gt;">
            <text:p>&lt;game name="Veigues - Tactical Gladiator (USA)"&gt; &lt;year&gt;1990&lt;/year&gt; &lt;rating&gt;ESRB - E (Everyone)&lt;/rating&gt; &lt;title&gt;Veigues - Tactical Gladiator &lt;/title&gt; &lt;pub&gt;NEC Technologies, Inc.&lt;/pub&gt; &lt;dev&gt;Victor Interactive&lt;/dev&gt; &lt;genre&gt;Action&lt;/genre&gt; &lt;score&gt;3.3&lt;/score&gt; &lt;player&gt;1 Player&lt;/player&gt; &lt;story&gt;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run and gun"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lt;/story&gt; &lt;/game&gt;</text:p>
          </table:table-cell>
        </table:table-row>
        <table:table-row table:style-name="ro1">
          <table:table-cell office:value-type="string">
            <text:p>Victory Run (USA)</text:p>
          </table:table-cell>
          <table:table-cell office:value-type="float" office:value="1991">
            <text:p>1991</text:p>
          </table:table-cell>
          <table:table-cell office:value-type="string">
            <text:p>ESRB - E (Everyone)</text:p>
          </table:table-cell>
          <table:table-cell office:value-type="string">
            <text:p>Victory Run </text:p>
          </table:table-cell>
          <table:table-cell office:value-type="string">
            <text:p>Hudson</text:p>
          </table:table-cell>
          <table:table-cell office:value-type="string">
            <text:p>Hudson Soft</text:p>
          </table:table-cell>
          <table:table-cell office:value-type="string">
            <text:p>Driving</text:p>
          </table:table-cell>
          <table:table-cell table:style-name="ce2" office:value-type="string">
            <text:p>3.0</text:p>
          </table:table-cell>
          <table:table-cell office:value-type="string">
            <text:p>1 Player</text:p>
          </table:table-cell>
          <table:table-cell office:value-type="string">
            <text:p>Victory Run is an arcade racer based on the Paris-Dakar rally. The gameplay is similar to OutRun, with your car appearing near the bottom of the screen, and a course made of scaling sprites laid out ahead. <text:s/>****At the start of the race, you choose how many spare engines, tires, brakes, and so on to take with you on the rally. As you finish each segment, you have to decide to use those parts so that you can repair your car so you can complete the race.</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Victory Run (USA)&quot;&gt; &lt;year&gt;1991&lt;/year&gt; &lt;rating&gt;ESRB - E (Everyone)&lt;/rating&gt; &lt;title&gt;Victory Run &lt;/title&gt; &lt;pub&gt;Hudson&lt;/pub&gt; &lt;dev&gt;Hudson Soft&lt;/dev&gt; &lt;genre&gt;Driving&lt;/genre&gt; &lt;score&gt;3.0&lt;/score&gt; &lt;player&gt;1 Player&lt;/player&gt; &lt;story&gt;Victory Run is an arcade racer based on the Paris-Dakar rally. The gameplay is similar to OutRun, with your car appearing near the bottom of the screen, and a course made of scaling sprites laid out ahead.  ****At the start of the race, you choose how many spare engines, tires, brakes, and so on to take with you on the rally. As you finish each segment, you have to decide to use those parts so that you can repair your car so you can complete the race.&lt;/story&gt; &lt;/game&gt;">
            <text:p>&lt;game name="Victory Run (USA)"&gt; &lt;year&gt;1991&lt;/year&gt; &lt;rating&gt;ESRB - E (Everyone)&lt;/rating&gt; &lt;title&gt;Victory Run &lt;/title&gt; &lt;pub&gt;Hudson&lt;/pub&gt; &lt;dev&gt;Hudson Soft&lt;/dev&gt; &lt;genre&gt;Driving&lt;/genre&gt; &lt;score&gt;3.0&lt;/score&gt; &lt;player&gt;1 Player&lt;/player&gt; &lt;story&gt;Victory Run is an arcade racer based on the Paris-Dakar rally. The gameplay is similar to OutRun, with your car appearing near the bottom of the screen, and a course made of scaling sprites laid out ahead. <text:s/>****At the start of the race, you choose how many spare engines, tires, brakes, and so on to take with you on the rally. As you finish each segment, you have to decide to use those parts so that you can repair your car so you can complete the race.&lt;/story&gt; &lt;/game&gt;</text:p>
          </table:table-cell>
        </table:table-row>
        <table:table-row table:style-name="ro1">
          <table:table-cell office:value-type="string">
            <text:p>Vigilante (USA)</text:p>
          </table:table-cell>
          <table:table-cell office:value-type="float" office:value="1989">
            <text:p>1989</text:p>
          </table:table-cell>
          <table:table-cell office:value-type="string">
            <text:p>ESRB - K-A (Kids to Adults)</text:p>
          </table:table-cell>
          <table:table-cell office:value-type="string">
            <text:p>Vigilante </text:p>
          </table:table-cell>
          <table:table-cell office:value-type="string">
            <text:p>NEC Technologies, Inc.</text:p>
          </table:table-cell>
          <table:table-cell office:value-type="string">
            <text:p>Irem</text:p>
          </table:table-cell>
          <table:table-cell office:value-type="string">
            <text:p>Beat-'Em-Up</text:p>
          </table:table-cell>
          <table:table-cell table:style-name="ce2" office:value-type="string">
            <text:p>3.6</text:p>
          </table:table-cell>
          <table:table-cell office:value-type="string">
            <text:p>1 Player</text:p>
          </table:table-cell>
          <table:table-cell office:value-type="string">
            <text:p>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Vigilante (USA)&quot;&gt; &lt;year&gt;1989&lt;/year&gt; &lt;rating&gt;ESRB - K-A (Kids to Adults)&lt;/rating&gt; &lt;title&gt;Vigilante &lt;/title&gt; &lt;pub&gt;NEC Technologies, Inc.&lt;/pub&gt; &lt;dev&gt;Irem&lt;/dev&gt; &lt;genre&gt;Beat-'Em-Up&lt;/genre&gt; &lt;score&gt;3.6&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
            <text:p>&lt;game name="Vigilante (USA)"&gt; &lt;year&gt;1989&lt;/year&gt; &lt;rating&gt;ESRB - K-A (Kids to Adults)&lt;/rating&gt; &lt;title&gt;Vigilante &lt;/title&gt; &lt;pub&gt;NEC Technologies, Inc.&lt;/pub&gt; &lt;dev&gt;Irem&lt;/dev&gt; &lt;genre&gt;Beat-'Em-Up&lt;/genre&gt; &lt;score&gt;3.6&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text:p>
          </table:table-cell>
        </table:table-row>
        <table:table-row table:style-name="ro1">
          <table:table-cell office:value-type="string">
            <text:p>World Class Baseball (USA)</text:p>
          </table:table-cell>
          <table:table-cell office:value-type="float" office:value="1989">
            <text:p>1989</text:p>
          </table:table-cell>
          <table:table-cell office:value-type="string">
            <text:p>ESRB - E (Everyone)</text:p>
          </table:table-cell>
          <table:table-cell office:value-type="string">
            <text:p>World Class Baseball </text:p>
          </table:table-cell>
          <table:table-cell office:value-type="string">
            <text:p>NEC Technologies, Inc.</text:p>
          </table:table-cell>
          <table:table-cell office:value-type="string">
            <text:p>Hudson Soft</text:p>
          </table:table-cell>
          <table:table-cell office:value-type="string">
            <text:p>Baseball/Sports</text:p>
          </table:table-cell>
          <table:table-cell table:style-name="ce2" office:value-type="string">
            <text:p>4.0</text:p>
          </table:table-cell>
          <table:table-cell office:value-type="string">
            <text:p>1-2 Players</text:p>
          </table:table-cell>
          <table:table-cell office:value-type="string">
            <text:p>World Class Baseball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ext:s/>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ext:s/>The teams are bracketed in two groups: South Division (consisting of teams from Bangkok, Beijing, Moscow, Paris, Rome, Sidney); North Division (counting teams based in Chicago, Los Angeles, London, New York, Tokyo, Toronto). No official licensed baseball teams are there. </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World Class Baseball (USA)&quot;&gt; &lt;year&gt;1989&lt;/year&gt; &lt;rating&gt;ESRB - E (Everyone)&lt;/rating&gt; &lt;title&gt;World Class Baseball &lt;/title&gt; &lt;pub&gt;NEC Technologies, Inc.&lt;/pub&gt; &lt;dev&gt;Hudson Soft&lt;/dev&gt; &lt;genre&gt;Baseball/Sports&lt;/genre&gt; &lt;score&gt;4.0&lt;/score&gt; &lt;player&gt;1-2 Players&lt;/player&gt; &lt;story&gt;World Class Baseball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he teams are bracketed in two groups: South Division (consisting of teams from Bangkok, Beijing, Moscow, Paris, Rome, Sidney); North Division (counting teams based in Chicago, Los Angeles, London, New York, Tokyo, Toronto). No official licensed baseball teams are there. &lt;/story&gt; &lt;/game&gt;">
            <text:p>&lt;game name="World Class Baseball (USA)"&gt; &lt;year&gt;1989&lt;/year&gt; &lt;rating&gt;ESRB - E (Everyone)&lt;/rating&gt; &lt;title&gt;World Class Baseball &lt;/title&gt; &lt;pub&gt;NEC Technologies, Inc.&lt;/pub&gt; &lt;dev&gt;Hudson Soft&lt;/dev&gt; &lt;genre&gt;Baseball/Sports&lt;/genre&gt; &lt;score&gt;4.0&lt;/score&gt; &lt;player&gt;1-2 Players&lt;/player&gt; &lt;story&gt;World Class Baseball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ext:s/>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ext:s/>The teams are bracketed in two groups: South Division (consisting of teams from Bangkok, Beijing, Moscow, Paris, Rome, Sidney); North Division (counting teams based in Chicago, Los Angeles, London, New York, Tokyo, Toronto). No official licensed baseball teams are there. &lt;/story&gt; &lt;/game&gt;</text:p>
          </table:table-cell>
        </table:table-row>
        <table:table-row table:style-name="ro1">
          <table:table-cell office:value-type="string">
            <text:p>World Court Tennis (USA)</text:p>
          </table:table-cell>
          <table:table-cell office:value-type="float" office:value="1989">
            <text:p>1989</text:p>
          </table:table-cell>
          <table:table-cell office:value-type="string">
            <text:p>ESRB - E (Everyone)</text:p>
          </table:table-cell>
          <table:table-cell office:value-type="string">
            <text:p>World Court Tennis </text:p>
          </table:table-cell>
          <table:table-cell office:value-type="string">
            <text:p>NEC Technologies, Inc.</text:p>
          </table:table-cell>
          <table:table-cell office:value-type="string">
            <text:p>Namco</text:p>
          </table:table-cell>
          <table:table-cell office:value-type="string">
            <text:p>Sports/Tennis</text:p>
          </table:table-cell>
          <table:table-cell table:style-name="ce2" office:value-type="string">
            <text:p>4.4</text:p>
          </table:table-cell>
          <table:table-cell office:value-type="string">
            <text:p>1-4 Players</text:p>
          </table:table-cell>
          <table:table-cell office:value-type="string">
            <text:p>World Court Tennis is a tennis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text:s/>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ext:s/>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World Court Tennis (USA)&quot;&gt; &lt;year&gt;1989&lt;/year&gt; &lt;rating&gt;ESRB - E (Everyone)&lt;/rating&gt; &lt;title&gt;World Court Tennis &lt;/title&gt; &lt;pub&gt;NEC Technologies, Inc.&lt;/pub&gt; &lt;dev&gt;Namco&lt;/dev&gt; &lt;genre&gt;Sports/Tennis&lt;/genre&gt; &lt;score&gt;4.4&lt;/score&gt; &lt;player&gt;1-4 Players&lt;/player&gt; &lt;story&gt;World Court Tennis is a tennis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lt;/story&gt; &lt;/game&gt;">
            <text:p>&lt;game name="World Court Tennis (USA)"&gt; &lt;year&gt;1989&lt;/year&gt; &lt;rating&gt;ESRB - E (Everyone)&lt;/rating&gt; &lt;title&gt;World Court Tennis &lt;/title&gt; &lt;pub&gt;NEC Technologies, Inc.&lt;/pub&gt; &lt;dev&gt;Namco&lt;/dev&gt; &lt;genre&gt;Sports/Tennis&lt;/genre&gt; &lt;score&gt;4.4&lt;/score&gt; &lt;player&gt;1-4 Players&lt;/player&gt; &lt;story&gt;World Court Tennis is a tennis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text:s/>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ext:s/>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lt;/story&gt; &lt;/game&gt;</text:p>
          </table:table-cell>
        </table:table-row>
        <table:table-row table:style-name="ro1">
          <table:table-cell office:value-type="string">
            <text:p>World Sports Competition (USA)</text:p>
          </table:table-cell>
          <table:table-cell office:value-type="float" office:value="1993">
            <text:p>1993</text:p>
          </table:table-cell>
          <table:table-cell office:value-type="string">
            <text:p>ESRB - E (Everyone)</text:p>
          </table:table-cell>
          <table:table-cell office:value-type="string">
            <text:p>World Sports Competition </text:p>
          </table:table-cell>
          <table:table-cell office:value-type="string">
            <text:p>Turbo Technologies, Inc.</text:p>
          </table:table-cell>
          <table:table-cell office:value-type="string">
            <text:p>Hudson Soft</text:p>
          </table:table-cell>
          <table:table-cell office:value-type="string">
            <text:p>Olympic/Sports</text:p>
          </table:table-cell>
          <table:table-cell table:style-name="ce2" office:value-type="string">
            <text:p>3.5</text:p>
          </table:table-cell>
          <table:table-cell table:style-name="ce3" office:value-type="string">
            <text:p>1-5 Players</text:p>
          </table:table-cell>
          <table:table-cell office:value-type="string">
            <text:p>World Sports Competition is a Summer Olympics title, originally released on the PC Engine (TurboGrafx-16). <text:s/>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World Sports Competition (USA)&quot;&gt; &lt;year&gt;1993&lt;/year&gt; &lt;rating&gt;ESRB - E (Everyone)&lt;/rating&gt; &lt;title&gt;World Sports Competition &lt;/title&gt; &lt;pub&gt;Turbo Technologies, Inc.&lt;/pub&gt; &lt;dev&gt;Hudson Soft&lt;/dev&gt; &lt;genre&gt;Olympic/Sports&lt;/genre&gt; &lt;score&gt;3.5&lt;/score&gt; &lt;player&gt;1-5 Players&lt;/player&gt; &lt;story&gt;World Sports Competition is a Summer Olympics title, originally released on the PC Engine (TurboGrafx-16).  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lt;/story&gt; &lt;/game&gt;">
            <text:p>&lt;game name="World Sports Competition (USA)"&gt; &lt;year&gt;1993&lt;/year&gt; &lt;rating&gt;ESRB - E (Everyone)&lt;/rating&gt; &lt;title&gt;World Sports Competition &lt;/title&gt; &lt;pub&gt;Turbo Technologies, Inc.&lt;/pub&gt; &lt;dev&gt;Hudson Soft&lt;/dev&gt; &lt;genre&gt;Olympic/Sports&lt;/genre&gt; &lt;score&gt;3.5&lt;/score&gt; &lt;player&gt;1-5 Players&lt;/player&gt; &lt;story&gt;World Sports Competition is a Summer Olympics title, originally released on the PC Engine (TurboGrafx-16). <text:s/>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lt;/story&gt; &lt;/game&gt;</text:p>
          </table:table-cell>
        </table:table-row>
        <table:table-row table:style-name="ro1">
          <table:table-cell office:value-type="string">
            <text:p>Yo, Bro (USA)</text:p>
          </table:table-cell>
          <table:table-cell office:value-type="float" office:value="1991">
            <text:p>1991</text:p>
          </table:table-cell>
          <table:table-cell office:value-type="string">
            <text:p>ESRB - E (Everyone)</text:p>
          </table:table-cell>
          <table:table-cell office:value-type="string">
            <text:p>Yo, Bro </text:p>
          </table:table-cell>
          <table:table-cell office:value-type="string">
            <text:p>NEC Technologies, Inc.</text:p>
          </table:table-cell>
          <table:table-cell office:value-type="string">
            <text:p>ICOM Simulations</text:p>
          </table:table-cell>
          <table:table-cell office:value-type="string">
            <text:p>Action</text:p>
          </table:table-cell>
          <table:table-cell table:style-name="ce2" office:value-type="string">
            <text:p>2.4</text:p>
          </table:table-cell>
          <table:table-cell office:value-type="string">
            <text:p>1-2 Players</text:p>
          </table:table-cell>
          <table:table-cell office:value-type="string">
            <text:p>Yo, Bro is a skateboarding action game that takes place in California. Professor Liverhosen has unleashed a plethora of nasty surprises on the poor kids in 6 California cities. It is up to you, Little Bro, to stop the evil crimes against nature. You will have your trusty slingshot at your disposal, as well as whatever freeze rays and rocket-propelled grenades you may find laying in the street.****Between levels you are given the chance to rack up serious points in shooter style bonus rounds.****The tunes in this game are synthesized arrangements of 4 popular songs by the Beach Boys.</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Yo, Bro (USA)&quot;&gt; &lt;year&gt;1991&lt;/year&gt; &lt;rating&gt;ESRB - E (Everyone)&lt;/rating&gt; &lt;title&gt;Yo, Bro &lt;/title&gt; &lt;pub&gt;NEC Technologies, Inc.&lt;/pub&gt; &lt;dev&gt;ICOM Simulations&lt;/dev&gt; &lt;genre&gt;Action&lt;/genre&gt; &lt;score&gt;2.4&lt;/score&gt; &lt;player&gt;1-2 Players&lt;/player&gt; &lt;story&gt;Yo, Bro is a skateboarding action game that takes place in California. Professor Liverhosen has unleashed a plethora of nasty surprises on the poor kids in 6 California cities. It is up to you, Little Bro, to stop the evil crimes against nature. You will have your trusty slingshot at your disposal, as well as whatever freeze rays and rocket-propelled grenades you may find laying in the street.****Between levels you are given the chance to rack up serious points in shooter style bonus rounds.****The tunes in this game are synthesized arrangements of 4 popular songs by the Beach Boys.&lt;/story&gt; &lt;/game&gt;">
            <text:p>&lt;game name="Yo, Bro (USA)"&gt; &lt;year&gt;1991&lt;/year&gt; &lt;rating&gt;ESRB - E (Everyone)&lt;/rating&gt; &lt;title&gt;Yo, Bro &lt;/title&gt; &lt;pub&gt;NEC Technologies, Inc.&lt;/pub&gt; &lt;dev&gt;ICOM Simulations&lt;/dev&gt; &lt;genre&gt;Action&lt;/genre&gt; &lt;score&gt;2.4&lt;/score&gt; &lt;player&gt;1-2 Players&lt;/player&gt; &lt;story&gt;Yo, Bro is a skateboarding action game that takes place in California. Professor Liverhosen has unleashed a plethora of nasty surprises on the poor kids in 6 California cities. It is up to you, Little Bro, to stop the evil crimes against nature. You will have your trusty slingshot at your disposal, as well as whatever freeze rays and rocket-propelled grenades you may find laying in the street.****Between levels you are given the chance to rack up serious points in shooter style bonus rounds.****The tunes in this game are synthesized arrangements of 4 popular songs by the Beach Boys.&lt;/story&gt; &lt;/game&gt;</text:p>
          </table:table-cell>
        </table:table-row>
        <table:table-row table:style-name="ro1" table:number-rows-repeated="1048481">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0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2T22:00:53.69</dc:date>
    <meta:editing-duration>PT1H43M24S</meta:editing-duration>
    <meta:editing-cycles>8</meta:editing-cycles>
    <meta:document-statistic meta:table-count="1" meta:cell-count="1034" meta:object-count="0"/>
  </office:meta>
</office:document-meta>
</file>